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4.78cm"/>
    </style:style>
    <style:style style:name="co6" style:family="table-column">
      <style:table-column-properties fo:break-before="auto" style:column-width="5.415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3.842cm"/>
    </style:style>
    <style:style style:name="co9" style:family="table-column">
      <style:table-column-properties fo:break-before="auto" style:column-width="4.053cm"/>
    </style:style>
    <style:style style:name="co10" style:family="table-column">
      <style:table-column-properties fo:break-before="auto" style:column-width="3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od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R patter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ctivat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next instructi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activate code</text:p>
          </table:table-cell>
          <table:table-cell office:value-type="string" calcext:value-type="string">
            <text:p>clock code</text:p>
          </table:table-cell>
          <table:table-cell office:value-type="string" calcext:value-type="string">
            <text:p>next inst</text:p>
          </table:table-cell>
          <table:table-cell office:value-type="string" calcext:value-type="string">
            <text:p>microcode</text:p>
          </table:table-cell>
        </table:table-row>
        <table:table-row table:style-name="ro1">
          <table:table-cell table:formula="of:=&quot;00000000&quot;" office:value-type="string" office:string-value="00000000" calcext:value-type="string">
            <text:p>00000000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OP</text:p>
          </table:table-cell>
          <table:table-cell/>
          <table:table-cell table:formula="of:=VLOOKUP([.D2];[$'Activate lookup'.$A$1:$'Activate lookup'.$B$17];2;0)" office:value-type="float" office:value="0" calcext:value-type="float">
            <text:p>0</text:p>
          </table:table-cell>
          <table:table-cell table:formula="of:=VLOOKUP([.E2];[$'Clock lookup'.$A$2:$'Clock lookup'.$B$17];2;0)" office:value-type="float" office:value="0" calcext:value-type="float">
            <text:p>0</text:p>
          </table:table-cell>
          <table:table-cell table:formula="of:=VLOOKUP([.F2]; [.$B$2:.$C$131]; 2; 0)" office:value-type="float" office:value="0" calcext:value-type="float">
            <text:p>0</text:p>
          </table:table-cell>
          <table:table-cell table:formula="of:=IFNA([.J2]+[.I2]*256+[.H2]*4096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/>
          <table:table-cell table:formula="of:=VLOOKUP([.D3];[$'Activate lookup'.$A$1:$'Activate lookup'.$B$17];2;0)" office:value-type="float" office:value="3" calcext:value-type="float">
            <text:p>3</text:p>
          </table:table-cell>
          <table:table-cell table:formula="of:=VLOOKUP([.E3];[$'Clock lookup'.$A$2:$'Clock lookup'.$B$17];2;0)" office:value-type="float" office:value="10" calcext:value-type="float">
            <text:p>10</text:p>
          </table:table-cell>
          <table:table-cell table:formula="of:=VLOOKUP([.F3]; [.$B$2:.$C$131]; 2; 0)" office:value-type="float" office:value="2" calcext:value-type="float">
            <text:p>2</text:p>
          </table:table-cell>
          <table:table-cell table:formula="of:=IFNA([.J3]+[.I3]*256+[.H3]*4096; 0)" office:value-type="float" office:value="14850" calcext:value-type="float">
            <text:p>14850</text:p>
          </table:table-cell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next instruction depends on IR</text:p>
          </table:table-cell>
          <table:table-cell table:formula="of:=VLOOKUP([.D4];[$'Activate lookup'.$A$1:$'Activate lookup'.$B$17];2;0)" office:value-type="float" office:value="6" calcext:value-type="float">
            <text:p>6</text:p>
          </table:table-cell>
          <table:table-cell table:formula="of:=VLOOKUP([.E4];[$'Clock lookup'.$A$2:$'Clock lookup'.$B$17];2;0)" office:value-type="float" office:value="1" calcext:value-type="float">
            <text:p>1</text:p>
          </table:table-cell>
          <table:table-cell table:formula="of:=VLOOKUP([.F4]; [.$B$2:.$C$131]; 2; 0)" office:value-type="float" office:value="0" calcext:value-type="float">
            <text:p>0</text:p>
          </table:table-cell>
          <table:table-cell table:formula="of:=IFNA([.J4]+[.I4]*256+[.H4]*4096; 0)" office:value-type="float" office:value="24832" calcext:value-type="float">
            <text:p>24832</text:p>
          </table:table-cell>
        </table:table-row>
        <table:table-row table:style-name="ro1">
          <table:table-cell/>
          <table:table-cell office:value-type="string" calcext:value-type="string">
            <text:p>ROMIN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/>
          <table:table-cell table:formula="of:=VLOOKUP([.D5];[$'Activate lookup'.$A$1:$'Activate lookup'.$B$17];2;0)" office:value-type="float" office:value="6" calcext:value-type="float">
            <text:p>6</text:p>
          </table:table-cell>
          <table:table-cell table:formula="of:=VLOOKUP([.E5];[$'Clock lookup'.$A$2:$'Clock lookup'.$B$17];2;0)" office:value-type="float" office:value="10" calcext:value-type="float">
            <text:p>10</text:p>
          </table:table-cell>
          <table:table-cell table:formula="of:=VLOOKUP([.F5]; [.$B$2:.$C$131]; 2; 0)" office:value-type="float" office:value="2" calcext:value-type="float">
            <text:p>2</text:p>
          </table:table-cell>
          <table:table-cell table:formula="of:=IFNA([.J5]+[.I5]*256+[.H5]*4096; 0)" office:value-type="float" office:value="27138" calcext:value-type="float">
            <text:p>27138</text:p>
          </table:table-cell>
        </table:table-row>
        <table:table-row table:style-name="ro1">
          <table:table-cell table:formula="of:=&quot;00010000&quot;" office:value-type="string" office:string-value="00010000" calcext:value-type="string">
            <text:p>00010000</text:p>
          </table:table-cell>
          <table:table-cell office:value-type="string" calcext:value-type="string">
            <text:p>00010000-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INST</text:p>
          </table:table-cell>
          <table:table-cell/>
          <table:table-cell table:formula="of:=VLOOKUP([.D6];[$'Activate lookup'.$A$1:$'Activate lookup'.$B$17];2;0)" office:value-type="float" office:value="4" calcext:value-type="float">
            <text:p>4</text:p>
          </table:table-cell>
          <table:table-cell table:formula="of:=VLOOKUP([.E6];[$'Clock lookup'.$A$2:$'Clock lookup'.$B$17];2;0)" office:value-type="float" office:value="11" calcext:value-type="float">
            <text:p>11</text:p>
          </table:table-cell>
          <table:table-cell table:formula="of:=VLOOKUP([.F6]; [.$B$2:.$C$131]; 2; 0)" office:value-type="float" office:value="3" calcext:value-type="float">
            <text:p>3</text:p>
          </table:table-cell>
          <table:table-cell table:formula="of:=IFNA([.J6]+[.I6]*256+[.H6]*4096; 0)" office:value-type="float" office:value="19203" calcext:value-type="float">
            <text:p>19203</text:p>
          </table:table-cell>
        </table:table-row>
        <table:table-row table:style-name="ro1">
          <table:table-cell table:formula="of:=&quot;00xx0000&quot;" office:value-type="string" office:string-value="00xx0000" calcext:value-type="string">
            <text:p>00xx0000</text:p>
          </table:table-cell>
          <table:table-cell office:value-type="string" calcext:value-type="string">
            <text:p>00xx0000-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00xx0000-1</text:p>
          </table:table-cell>
          <table:table-cell/>
          <table:table-cell table:formula="of:=VLOOKUP([.D7];[$'Activate lookup'.$A$1:$'Activate lookup'.$B$17];2;0)" office:value-type="float" office:value="4" calcext:value-type="float">
            <text:p>4</text:p>
          </table:table-cell>
          <table:table-cell table:formula="of:=VLOOKUP([.E7];[$'Clock lookup'.$A$2:$'Clock lookup'.$B$17];2;0)" office:value-type="float" office:value="11" calcext:value-type="float">
            <text:p>11</text:p>
          </table:table-cell>
          <table:table-cell table:formula="of:=VLOOKUP([.F7]; [.$B$2:.$C$131]; 2; 0)" office:value-type="float" office:value="6" calcext:value-type="float">
            <text:p>6</text:p>
          </table:table-cell>
          <table:table-cell table:formula="of:=IFNA([.J7]+[.I7]*256+[.H7]*4096; 0)" office:value-type="float" office:value="19206" calcext:value-type="float">
            <text:p>19206</text:p>
          </table:table-cell>
        </table:table-row>
        <table:table-row table:style-name="ro1">
          <table:table-cell/>
          <table:table-cell office:value-type="string" calcext:value-type="string">
            <text:p>00xx000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ETCH</text:p>
          </table:table-cell>
          <table:table-cell/>
          <table:table-cell table:formula="of:=VLOOKUP([.D8];[$'Activate lookup'.$A$1:$'Activate lookup'.$B$17];2;0)" office:value-type="float" office:value="6" calcext:value-type="float">
            <text:p>6</text:p>
          </table:table-cell>
          <table:table-cell table:formula="of:=VLOOKUP([.E8];[$'Clock lookup'.$A$2:$'Clock lookup'.$B$17];2;0)" office:value-type="float" office:value="2" calcext:value-type="float">
            <text:p>2</text:p>
          </table:table-cell>
          <table:table-cell table:formula="of:=VLOOKUP([.F8]; [.$B$2:.$C$131]; 2; 0)" office:value-type="float" office:value="1" calcext:value-type="float">
            <text:p>1</text:p>
          </table:table-cell>
          <table:table-cell table:formula="of:=IFNA([.J8]+[.I8]*256+[.H8]*4096; 0)" office:value-type="float" office:value="25089" calcext:value-type="float">
            <text:p>25089</text:p>
          </table:table-cell>
        </table:table-row>
        <table:table-row table:style-name="ro1">
          <table:table-cell table:formula="of:=&quot;00001000&quot;" office:value-type="string" office:string-value="00001000" calcext:value-type="string">
            <text:p>00001000</text:p>
          </table:table-cell>
          <table:table-cell office:value-type="string" calcext:value-type="string">
            <text:p>00001000-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1000-0</text:p>
          </table:table-cell>
          <table:table-cell/>
          <table:table-cell table:formula="of:=VLOOKUP([.D9];[$'Activate lookup'.$A$1:$'Activate lookup'.$B$17];2;0)" office:value-type="float" office:value="3" calcext:value-type="float">
            <text:p>3</text:p>
          </table:table-cell>
          <table:table-cell table:formula="of:=VLOOKUP([.E9];[$'Clock lookup'.$A$2:$'Clock lookup'.$B$17];2;0)" office:value-type="float" office:value="10" calcext:value-type="float">
            <text:p>10</text:p>
          </table:table-cell>
          <table:table-cell table:formula="of:=VLOOKUP([.F9]; [.$B$2:.$C$131]; 2; 0)" office:value-type="float" office:value="8" calcext:value-type="float">
            <text:p>8</text:p>
          </table:table-cell>
          <table:table-cell table:formula="of:=IFNA([.J9]+[.I9]*256+[.H9]*4096; 0)" office:value-type="float" office:value="14856" calcext:value-type="float">
            <text:p>14856</text:p>
          </table:table-cell>
        </table:table-row>
        <table:table-row table:style-name="ro1">
          <table:table-cell table:formula="of:=&quot;00xx1000&quot;" office:value-type="string" office:string-value="00xx1000" calcext:value-type="string">
            <text:p>00xx1000</text:p>
          </table:table-cell>
          <table:table-cell office:value-type="string" calcext:value-type="string">
            <text:p>00xx1000-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00xx1000-1</text:p>
          </table:table-cell>
          <table:table-cell/>
          <table:table-cell table:formula="of:=VLOOKUP([.D10];[$'Activate lookup'.$A$1:$'Activate lookup'.$B$17];2;0)" office:value-type="float" office:value="1" calcext:value-type="float">
            <text:p>1</text:p>
          </table:table-cell>
          <table:table-cell table:formula="of:=VLOOKUP([.E10];[$'Clock lookup'.$A$2:$'Clock lookup'.$B$17];2;0)" office:value-type="float" office:value="7" calcext:value-type="float">
            <text:p>7</text:p>
          </table:table-cell>
          <table:table-cell table:formula="of:=VLOOKUP([.F10]; [.$B$2:.$C$131]; 2; 0)" office:value-type="float" office:value="9" calcext:value-type="float">
            <text:p>9</text:p>
          </table:table-cell>
          <table:table-cell table:formula="of:=IFNA([.J10]+[.I10]*256+[.H10]*4096; 0)" office:value-type="float" office:value="5897" calcext:value-type="float">
            <text:p>5897</text:p>
          </table:table-cell>
        </table:table-row>
        <table:table-row table:style-name="ro1">
          <table:table-cell/>
          <table:table-cell office:value-type="string" calcext:value-type="string">
            <text:p>00xx100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RAM</text:p>
          </table:table-cell>
          <table:table-cell/>
          <table:table-cell table:formula="of:=VLOOKUP([.D11];[$'Activate lookup'.$A$1:$'Activate lookup'.$B$17];2;0)" office:value-type="float" office:value="4" calcext:value-type="float">
            <text:p>4</text:p>
          </table:table-cell>
          <table:table-cell table:formula="of:=VLOOKUP([.E11];[$'Clock lookup'.$A$2:$'Clock lookup'.$B$17];2;0)" office:value-type="float" office:value="11" calcext:value-type="float">
            <text:p>11</text:p>
          </table:table-cell>
          <table:table-cell table:formula="of:=VLOOKUP([.F11]; [.$B$2:.$C$131]; 2; 0)" office:value-type="float" office:value="10" calcext:value-type="float">
            <text:p>10</text:p>
          </table:table-cell>
          <table:table-cell table:formula="of:=IFNA([.J11]+[.I11]*256+[.H11]*4096; 0)" office:value-type="float" office:value="19210" calcext:value-type="float">
            <text:p>19210</text:p>
          </table:table-cell>
        </table:table-row>
        <table:table-row table:style-name="ro1">
          <table:table-cell/>
          <table:table-cell office:value-type="string" calcext:value-type="string">
            <text:p>ROMR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 write</text:p>
          </table:table-cell>
          <table:table-cell office:value-type="string" calcext:value-type="string">
            <text:p>FETCH</text:p>
          </table:table-cell>
          <table:table-cell/>
          <table:table-cell table:formula="of:=VLOOKUP([.D12];[$'Activate lookup'.$A$1:$'Activate lookup'.$B$17];2;0)" office:value-type="float" office:value="6" calcext:value-type="float">
            <text:p>6</text:p>
          </table:table-cell>
          <table:table-cell table:formula="of:=VLOOKUP([.E12];[$'Clock lookup'.$A$2:$'Clock lookup'.$B$17];2;0)" office:value-type="float" office:value="8" calcext:value-type="float">
            <text:p>8</text:p>
          </table:table-cell>
          <table:table-cell table:formula="of:=VLOOKUP([.F12]; [.$B$2:.$C$131]; 2; 0)" office:value-type="float" office:value="1" calcext:value-type="float">
            <text:p>1</text:p>
          </table:table-cell>
          <table:table-cell table:formula="of:=IFNA([.J12]+[.I12]*256+[.H12]*4096; 0)" office:value-type="float" office:value="26625" calcext:value-type="float">
            <text:p>26625</text:p>
          </table:table-cell>
        </table:table-row>
        <table:table-row table:style-name="ro1">
          <table:table-cell table:formula="of:=&quot;00000010&quot;" office:value-type="string" office:string-value="00000010" calcext:value-type="string">
            <text:p>00000010</text:p>
          </table:table-cell>
          <table:table-cell office:value-type="string" calcext:value-type="string">
            <text:p>00000010-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0010-0</text:p>
          </table:table-cell>
          <table:table-cell/>
          <table:table-cell table:formula="of:=VLOOKUP([.D13];[$'Activate lookup'.$A$1:$'Activate lookup'.$B$17];2;0)" office:value-type="float" office:value="3" calcext:value-type="float">
            <text:p>3</text:p>
          </table:table-cell>
          <table:table-cell table:formula="of:=VLOOKUP([.E13];[$'Clock lookup'.$A$2:$'Clock lookup'.$B$17];2;0)" office:value-type="float" office:value="10" calcext:value-type="float">
            <text:p>10</text:p>
          </table:table-cell>
          <table:table-cell table:formula="of:=VLOOKUP([.F13]; [.$B$2:.$C$131]; 2; 0)" office:value-type="float" office:value="13" calcext:value-type="float">
            <text:p>13</text:p>
          </table:table-cell>
          <table:table-cell table:formula="of:=IFNA([.J13]+[.I13]*256+[.H13]*4096; 0)" office:value-type="float" office:value="14861" calcext:value-type="float">
            <text:p>14861</text:p>
          </table:table-cell>
        </table:table-row>
        <table:table-row table:style-name="ro1">
          <table:table-cell table:formula="of:=&quot;00000xx0&quot;" office:value-type="string" office:string-value="00000xx0" calcext:value-type="string">
            <text:p>00000xx0</text:p>
          </table:table-cell>
          <table:table-cell office:value-type="string" calcext:value-type="string">
            <text:p>00000yy0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0yy0-0</text:p>
          </table:table-cell>
          <table:table-cell/>
          <table:table-cell table:formula="of:=VLOOKUP([.D14];[$'Activate lookup'.$A$1:$'Activate lookup'.$B$17];2;0)" office:value-type="float" office:value="3" calcext:value-type="float">
            <text:p>3</text:p>
          </table:table-cell>
          <table:table-cell table:formula="of:=VLOOKUP([.E14];[$'Clock lookup'.$A$2:$'Clock lookup'.$B$17];2;0)" office:value-type="float" office:value="10" calcext:value-type="float">
            <text:p>10</text:p>
          </table:table-cell>
          <table:table-cell table:formula="of:=VLOOKUP([.F14]; [.$B$2:.$C$131]; 2; 0)" office:value-type="float" office:value="14" calcext:value-type="float">
            <text:p>14</text:p>
          </table:table-cell>
          <table:table-cell table:formula="of:=IFNA([.J14]+[.I14]*256+[.H14]*4096; 0)" office:value-type="float" office:value="14862" calcext:value-type="float">
            <text:p>14862</text:p>
          </table:table-cell>
        </table:table-row>
        <table:table-row table:style-name="ro1">
          <table:table-cell table:formula="of:=&quot;00xx0010&quot;" office:value-type="string" office:string-value="00xx0010" calcext:value-type="string">
            <text:p>00xx0010</text:p>
          </table:table-cell>
          <table:table-cell office:value-type="string" calcext:value-type="string">
            <text:p>00xx0010-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/>
          <table:table-cell table:formula="of:=VLOOKUP([.D15];[$'Activate lookup'.$A$1:$'Activate lookup'.$B$17];2;0)" office:value-type="float" office:value="1" calcext:value-type="float">
            <text:p>1</text:p>
          </table:table-cell>
          <table:table-cell table:formula="of:=VLOOKUP([.E15];[$'Clock lookup'.$A$2:$'Clock lookup'.$B$17];2;0)" office:value-type="float" office:value="10" calcext:value-type="float">
            <text:p>10</text:p>
          </table:table-cell>
          <table:table-cell table:formula="of:=VLOOKUP([.F15]; [.$B$2:.$C$131]; 2; 0)" office:value-type="float" office:value="2" calcext:value-type="float">
            <text:p>2</text:p>
          </table:table-cell>
          <table:table-cell table:formula="of:=IFNA([.J15]+[.I15]*256+[.H15]*4096; 0)" office:value-type="float" office:value="6658" calcext:value-type="float">
            <text:p>6658</text:p>
          </table:table-cell>
        </table:table-row>
        <table:table-row table:style-name="ro1">
          <table:table-cell table:formula="of:=&quot;00xx0xx0&quot;" office:value-type="string" office:string-value="00xx0xx0" calcext:value-type="string">
            <text:p>00xx0xx0</text:p>
          </table:table-cell>
          <table:table-cell office:value-type="string" calcext:value-type="string">
            <text:p>00xx0yy0-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GENERAL NOTE BELOW</text:p>
          </table:table-cell>
          <table:table-cell table:formula="of:=VLOOKUP([.D16];[$'Activate lookup'.$A$1:$'Activate lookup'.$B$17];2;0)" office:value-type="float" office:value="1" calcext:value-type="float">
            <text:p>1</text:p>
          </table:table-cell>
          <table:table-cell table:formula="of:=VLOOKUP([.E16];[$'Clock lookup'.$A$2:$'Clock lookup'.$B$17];2;0)" office:value-type="float" office:value="3" calcext:value-type="float">
            <text:p>3</text:p>
          </table:table-cell>
          <table:table-cell table:formula="of:=VLOOKUP([.F16]; [.$B$2:.$C$131]; 2; 0)" office:value-type="float" office:value="1" calcext:value-type="float">
            <text:p>1</text:p>
          </table:table-cell>
          <table:table-cell table:formula="of:=IFNA([.J16]+[.I16]*256+[.H16]*4096; 0)" office:value-type="float" office:value="4865" calcext:value-type="float">
            <text:p>4865</text:p>
          </table:table-cell>
        </table:table-row>
        <table:table-row table:style-name="ro1">
          <table:table-cell table:formula="of:=&quot;00001010&quot;" office:value-type="string" office:string-value="00001010" calcext:value-type="string">
            <text:p>00001010</text:p>
          </table:table-cell>
          <table:table-cell office:value-type="string" calcext:value-type="string">
            <text:p>00001010-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1010-0</text:p>
          </table:table-cell>
          <table:table-cell office:value-type="string" calcext:value-type="string">
            <text:p>The order of rows in this sheet</text:p>
          </table:table-cell>
          <table:table-cell table:formula="of:=VLOOKUP([.D17];[$'Activate lookup'.$A$1:$'Activate lookup'.$B$17];2;0)" office:value-type="float" office:value="3" calcext:value-type="float">
            <text:p>3</text:p>
          </table:table-cell>
          <table:table-cell table:formula="of:=VLOOKUP([.E17];[$'Clock lookup'.$A$2:$'Clock lookup'.$B$17];2;0)" office:value-type="float" office:value="10" calcext:value-type="float">
            <text:p>10</text:p>
          </table:table-cell>
          <table:table-cell table:formula="of:=VLOOKUP([.F17]; [.$B$2:.$C$131]; 2; 0)" office:value-type="float" office:value="19" calcext:value-type="float">
            <text:p>19</text:p>
          </table:table-cell>
          <table:table-cell table:formula="of:=IFNA([.J17]+[.I17]*256+[.H17]*4096; 0)" office:value-type="float" office:value="14867" calcext:value-type="float">
            <text:p>14867</text:p>
          </table:table-cell>
        </table:table-row>
        <table:table-row table:style-name="ro1">
          <table:table-cell/>
          <table:table-cell office:value-type="string" calcext:value-type="string">
            <text:p>RAMI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must be such that the IR pattern</text:p>
          </table:table-cell>
          <table:table-cell table:formula="of:=VLOOKUP([.D18];[$'Activate lookup'.$A$1:$'Activate lookup'.$B$17];2;0)" office:value-type="float" office:value="7" calcext:value-type="float">
            <text:p>7</text:p>
          </table:table-cell>
          <table:table-cell table:formula="of:=VLOOKUP([.E18];[$'Clock lookup'.$A$2:$'Clock lookup'.$B$17];2;0)" office:value-type="float" office:value="10" calcext:value-type="float">
            <text:p>10</text:p>
          </table:table-cell>
          <table:table-cell table:formula="of:=VLOOKUP([.F18]; [.$B$2:.$C$131]; 2; 0)" office:value-type="float" office:value="2" calcext:value-type="float">
            <text:p>2</text:p>
          </table:table-cell>
          <table:table-cell table:formula="of:=IFNA([.J18]+[.I18]*256+[.H18]*4096; 0)" office:value-type="float" office:value="31234" calcext:value-type="float">
            <text:p>31234</text:p>
          </table:table-cell>
        </table:table-row>
        <table:table-row table:style-name="ro1">
          <table:table-cell table:formula="of:=&quot;00001xx0&quot;" office:value-type="string" office:string-value="00001xx0" calcext:value-type="string">
            <text:p>00001xx0</text:p>
          </table:table-cell>
          <table:table-cell office:value-type="string" calcext:value-type="string">
            <text:p>00001yy0-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1yy0-0</text:p>
          </table:table-cell>
          <table:table-cell office:value-type="string" calcext:value-type="string">
            <text:p>matches instructions top to</text:p>
          </table:table-cell>
          <table:table-cell table:formula="of:=VLOOKUP([.D19];[$'Activate lookup'.$A$1:$'Activate lookup'.$B$17];2;0)" office:value-type="float" office:value="3" calcext:value-type="float">
            <text:p>3</text:p>
          </table:table-cell>
          <table:table-cell table:formula="of:=VLOOKUP([.E19];[$'Clock lookup'.$A$2:$'Clock lookup'.$B$17];2;0)" office:value-type="float" office:value="10" calcext:value-type="float">
            <text:p>10</text:p>
          </table:table-cell>
          <table:table-cell table:formula="of:=VLOOKUP([.F19]; [.$B$2:.$C$131]; 2; 0)" office:value-type="float" office:value="20" calcext:value-type="float">
            <text:p>20</text:p>
          </table:table-cell>
          <table:table-cell table:formula="of:=IFNA([.J19]+[.I19]*256+[.H19]*4096; 0)" office:value-type="float" office:value="14868" calcext:value-type="float">
            <text:p>14868</text:p>
          </table:table-cell>
        </table:table-row>
        <table:table-row table:style-name="ro1">
          <table:table-cell/>
          <table:table-cell office:value-type="string" calcext:value-type="string">
            <text:p>RAMy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bottom. Otherwise the decoder</text:p>
          </table:table-cell>
          <table:table-cell table:formula="of:=VLOOKUP([.D20];[$'Activate lookup'.$A$1:$'Activate lookup'.$B$17];2;0)" office:value-type="float" office:value="7" calcext:value-type="float">
            <text:p>7</text:p>
          </table:table-cell>
          <table:table-cell table:formula="of:=VLOOKUP([.E20];[$'Clock lookup'.$A$2:$'Clock lookup'.$B$17];2;0)" office:value-type="float" office:value="3" calcext:value-type="float">
            <text:p>3</text:p>
          </table:table-cell>
          <table:table-cell table:formula="of:=VLOOKUP([.F20]; [.$B$2:.$C$131]; 2; 0)" office:value-type="float" office:value="1" calcext:value-type="float">
            <text:p>1</text:p>
          </table:table-cell>
          <table:table-cell table:formula="of:=IFNA([.J20]+[.I20]*256+[.H20]*4096; 0)" office:value-type="float" office:value="29441" calcext:value-type="float">
            <text:p>29441</text:p>
          </table:table-cell>
        </table:table-row>
        <table:table-row table:style-name="ro1">
          <table:table-cell table:formula="of:=&quot;00xx1010&quot;" office:value-type="string" office:string-value="00xx1010" calcext:value-type="string">
            <text:p>00xx1010</text:p>
          </table:table-cell>
          <table:table-cell office:value-type="string" calcext:value-type="string">
            <text:p>00xx1010-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RAMINST</text:p>
          </table:table-cell>
          <table:table-cell office:value-type="string" calcext:value-type="string">
            <text:p>sheet breaks.</text:p>
          </table:table-cell>
          <table:table-cell table:formula="of:=VLOOKUP([.D21];[$'Activate lookup'.$A$1:$'Activate lookup'.$B$17];2;0)" office:value-type="float" office:value="1" calcext:value-type="float">
            <text:p>1</text:p>
          </table:table-cell>
          <table:table-cell table:formula="of:=VLOOKUP([.E21];[$'Clock lookup'.$A$2:$'Clock lookup'.$B$17];2;0)" office:value-type="float" office:value="7" calcext:value-type="float">
            <text:p>7</text:p>
          </table:table-cell>
          <table:table-cell table:formula="of:=VLOOKUP([.F21]; [.$B$2:.$C$131]; 2; 0)" office:value-type="float" office:value="16" calcext:value-type="float">
            <text:p>16</text:p>
          </table:table-cell>
          <table:table-cell table:formula="of:=IFNA([.J21]+[.I21]*256+[.H21]*4096; 0)" office:value-type="float" office:value="5904" calcext:value-type="float">
            <text:p>5904</text:p>
          </table:table-cell>
        </table:table-row>
        <table:table-row table:style-name="ro1">
          <table:table-cell table:formula="of:=&quot;00xx1xx0&quot;" office:value-type="string" office:string-value="00xx1xx0" calcext:value-type="string">
            <text:p>00xx1xx0</text:p>
          </table:table-cell>
          <table:table-cell office:value-type="string" calcext:value-type="string">
            <text:p>00xx1yy0-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RAMyy</text:p>
          </table:table-cell>
          <table:table-cell/>
          <table:table-cell table:formula="of:=VLOOKUP([.D22];[$'Activate lookup'.$A$1:$'Activate lookup'.$B$17];2;0)" office:value-type="float" office:value="1" calcext:value-type="float">
            <text:p>1</text:p>
          </table:table-cell>
          <table:table-cell table:formula="of:=VLOOKUP([.E22];[$'Clock lookup'.$A$2:$'Clock lookup'.$B$17];2;0)" office:value-type="float" office:value="7" calcext:value-type="float">
            <text:p>7</text:p>
          </table:table-cell>
          <table:table-cell table:formula="of:=VLOOKUP([.F22]; [.$B$2:.$C$131]; 2; 0)" office:value-type="float" office:value="18" calcext:value-type="float">
            <text:p>18</text:p>
          </table:table-cell>
          <table:table-cell table:formula="of:=IFNA([.J22]+[.I22]*256+[.H22]*4096; 0)" office:value-type="float" office:value="5906" calcext:value-type="float">
            <text:p>5906</text:p>
          </table:table-cell>
        </table:table-row>
        <table:table-row table:style-name="ro1">
          <table:table-cell table:formula="of:=&quot;00000011&quot;" office:value-type="string" office:string-value="00000011" calcext:value-type="string">
            <text:p>00000011</text:p>
          </table:table-cell>
          <table:table-cell office:value-type="string" calcext:value-type="string">
            <text:p>00000011-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00000011-1</text:p>
          </table:table-cell>
          <table:table-cell/>
          <table:table-cell table:formula="of:=VLOOKUP([.D23];[$'Activate lookup'.$A$1:$'Activate lookup'.$B$17];2;0)" office:value-type="float" office:value="2" calcext:value-type="float">
            <text:p>2</text:p>
          </table:table-cell>
          <table:table-cell table:formula="of:=VLOOKUP([.E23];[$'Clock lookup'.$A$2:$'Clock lookup'.$B$17];2;0)" office:value-type="float" office:value="7" calcext:value-type="float">
            <text:p>7</text:p>
          </table:table-cell>
          <table:table-cell table:formula="of:=VLOOKUP([.F23]; [.$B$2:.$C$131]; 2; 0)" office:value-type="float" office:value="22" calcext:value-type="float">
            <text:p>22</text:p>
          </table:table-cell>
          <table:table-cell table:formula="of:=IFNA([.J23]+[.I23]*256+[.H23]*4096; 0)" office:value-type="float" office:value="10006" calcext:value-type="float">
            <text:p>10006</text:p>
          </table:table-cell>
        </table:table-row>
        <table:table-row table:style-name="ro1">
          <table:table-cell/>
          <table:table-cell office:value-type="string" calcext:value-type="string">
            <text:p>00000011-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ROMRAM</text:p>
          </table:table-cell>
          <table:table-cell/>
          <table:table-cell table:formula="of:=VLOOKUP([.D24];[$'Activate lookup'.$A$1:$'Activate lookup'.$B$17];2;0)" office:value-type="float" office:value="3" calcext:value-type="float">
            <text:p>3</text:p>
          </table:table-cell>
          <table:table-cell table:formula="of:=VLOOKUP([.E24];[$'Clock lookup'.$A$2:$'Clock lookup'.$B$17];2;0)" office:value-type="float" office:value="10" calcext:value-type="float">
            <text:p>10</text:p>
          </table:table-cell>
          <table:table-cell table:formula="of:=VLOOKUP([.F24]; [.$B$2:.$C$131]; 2; 0)" office:value-type="float" office:value="10" calcext:value-type="float">
            <text:p>10</text:p>
          </table:table-cell>
          <table:table-cell table:formula="of:=IFNA([.J24]+[.I24]*256+[.H24]*4096; 0)" office:value-type="float" office:value="14858" calcext:value-type="float">
            <text:p>14858</text:p>
          </table:table-cell>
        </table:table-row>
        <table:table-row table:style-name="ro1">
          <table:table-cell table:formula="of:=&quot;00000xx1&quot;" office:value-type="string" office:string-value="00000xx1" calcext:value-type="string">
            <text:p>00000xx1</text:p>
          </table:table-cell>
          <table:table-cell office:value-type="string" calcext:value-type="string">
            <text:p>00000yy1-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000yy1-1</text:p>
          </table:table-cell>
          <table:table-cell/>
          <table:table-cell table:formula="of:=VLOOKUP([.D25];[$'Activate lookup'.$A$1:$'Activate lookup'.$B$17];2;0)" office:value-type="float" office:value="3" calcext:value-type="float">
            <text:p>3</text:p>
          </table:table-cell>
          <table:table-cell table:formula="of:=VLOOKUP([.E25];[$'Clock lookup'.$A$2:$'Clock lookup'.$B$17];2;0)" office:value-type="float" office:value="10" calcext:value-type="float">
            <text:p>10</text:p>
          </table:table-cell>
          <table:table-cell table:formula="of:=VLOOKUP([.F25]; [.$B$2:.$C$131]; 2; 0)" office:value-type="float" office:value="24" calcext:value-type="float">
            <text:p>24</text:p>
          </table:table-cell>
          <table:table-cell table:formula="of:=IFNA([.J25]+[.I25]*256+[.H25]*4096; 0)" office:value-type="float" office:value="14872" calcext:value-type="float">
            <text:p>14872</text:p>
          </table:table-cell>
        </table:table-row>
        <table:table-row table:style-name="ro1">
          <table:table-cell/>
          <table:table-cell office:value-type="string" calcext:value-type="string">
            <text:p>00000yy1-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ROMRAM</text:p>
          </table:table-cell>
          <table:table-cell/>
          <table:table-cell table:formula="of:=VLOOKUP([.D26];[$'Activate lookup'.$A$1:$'Activate lookup'.$B$17];2;0)" office:value-type="float" office:value="2" calcext:value-type="float">
            <text:p>2</text:p>
          </table:table-cell>
          <table:table-cell table:formula="of:=VLOOKUP([.E26];[$'Clock lookup'.$A$2:$'Clock lookup'.$B$17];2;0)" office:value-type="float" office:value="7" calcext:value-type="float">
            <text:p>7</text:p>
          </table:table-cell>
          <table:table-cell table:formula="of:=VLOOKUP([.F26]; [.$B$2:.$C$131]; 2; 0)" office:value-type="float" office:value="10" calcext:value-type="float">
            <text:p>10</text:p>
          </table:table-cell>
          <table:table-cell table:formula="of:=IFNA([.J26]+[.I26]*256+[.H26]*4096; 0)" office:value-type="float" office:value="9994" calcext:value-type="float">
            <text:p>9994</text:p>
          </table:table-cell>
        </table:table-row>
        <table:table-row table:style-name="ro1">
          <table:table-cell table:formula="of:=&quot;00010001&quot;" office:value-type="string" office:string-value="00010001" calcext:value-type="string">
            <text:p>00010001</text:p>
          </table:table-cell>
          <table:table-cell office:value-type="string" calcext:value-type="string">
            <text:p>00010001-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00010001-1</text:p>
          </table:table-cell>
          <table:table-cell/>
          <table:table-cell table:formula="of:=VLOOKUP([.D27];[$'Activate lookup'.$A$1:$'Activate lookup'.$B$17];2;0)" office:value-type="float" office:value="3" calcext:value-type="float">
            <text:p>3</text:p>
          </table:table-cell>
          <table:table-cell table:formula="of:=VLOOKUP([.E27];[$'Clock lookup'.$A$2:$'Clock lookup'.$B$17];2;0)" office:value-type="float" office:value="11" calcext:value-type="float">
            <text:p>11</text:p>
          </table:table-cell>
          <table:table-cell table:formula="of:=VLOOKUP([.F27]; [.$B$2:.$C$131]; 2; 0)" office:value-type="float" office:value="26" calcext:value-type="float">
            <text:p>26</text:p>
          </table:table-cell>
          <table:table-cell table:formula="of:=IFNA([.J27]+[.I27]*256+[.H27]*4096; 0)" office:value-type="float" office:value="15130" calcext:value-type="float">
            <text:p>15130</text:p>
          </table:table-cell>
        </table:table-row>
        <table:table-row table:style-name="ro1">
          <table:table-cell/>
          <table:table-cell office:value-type="string" calcext:value-type="string">
            <text:p>00010001-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00010001-2</text:p>
          </table:table-cell>
          <table:table-cell/>
          <table:table-cell table:formula="of:=VLOOKUP([.D28];[$'Activate lookup'.$A$1:$'Activate lookup'.$B$17];2;0)" office:value-type="float" office:value="6" calcext:value-type="float">
            <text:p>6</text:p>
          </table:table-cell>
          <table:table-cell table:formula="of:=VLOOKUP([.E28];[$'Clock lookup'.$A$2:$'Clock lookup'.$B$17];2;0)" office:value-type="float" office:value="7" calcext:value-type="float">
            <text:p>7</text:p>
          </table:table-cell>
          <table:table-cell table:formula="of:=VLOOKUP([.F28]; [.$B$2:.$C$131]; 2; 0)" office:value-type="float" office:value="27" calcext:value-type="float">
            <text:p>27</text:p>
          </table:table-cell>
          <table:table-cell table:formula="of:=IFNA([.J28]+[.I28]*256+[.H28]*4096; 0)" office:value-type="float" office:value="26395" calcext:value-type="float">
            <text:p>26395</text:p>
          </table:table-cell>
        </table:table-row>
        <table:table-row table:style-name="ro1">
          <table:table-cell/>
          <table:table-cell office:value-type="string" calcext:value-type="string">
            <text:p>00010001-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AM write</text:p>
          </table:table-cell>
          <table:table-cell office:value-type="string" calcext:value-type="string">
            <text:p>00010001-3</text:p>
          </table:table-cell>
          <table:table-cell/>
          <table:table-cell table:formula="of:=VLOOKUP([.D29];[$'Activate lookup'.$A$1:$'Activate lookup'.$B$17];2;0)" office:value-type="float" office:value="1" calcext:value-type="float">
            <text:p>1</text:p>
          </table:table-cell>
          <table:table-cell table:formula="of:=VLOOKUP([.E29];[$'Clock lookup'.$A$2:$'Clock lookup'.$B$17];2;0)" office:value-type="float" office:value="8" calcext:value-type="float">
            <text:p>8</text:p>
          </table:table-cell>
          <table:table-cell table:formula="of:=VLOOKUP([.F29]; [.$B$2:.$C$131]; 2; 0)" office:value-type="float" office:value="28" calcext:value-type="float">
            <text:p>28</text:p>
          </table:table-cell>
          <table:table-cell table:formula="of:=IFNA([.J29]+[.I29]*256+[.H29]*4096; 0)" office:value-type="float" office:value="6172" calcext:value-type="float">
            <text:p>6172</text:p>
          </table:table-cell>
        </table:table-row>
        <table:table-row table:style-name="ro1">
          <table:table-cell/>
          <table:table-cell office:value-type="string" calcext:value-type="string">
            <text:p>00010001-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FETCH</text:p>
          </table:table-cell>
          <table:table-cell/>
          <table:table-cell table:formula="of:=VLOOKUP([.D30];[$'Activate lookup'.$A$1:$'Activate lookup'.$B$17];2;0)" office:value-type="float" office:value="3" calcext:value-type="float">
            <text:p>3</text:p>
          </table:table-cell>
          <table:table-cell table:formula="of:=VLOOKUP([.E30];[$'Clock lookup'.$A$2:$'Clock lookup'.$B$17];2;0)" office:value-type="float" office:value="10" calcext:value-type="float">
            <text:p>10</text:p>
          </table:table-cell>
          <table:table-cell table:formula="of:=VLOOKUP([.F30]; [.$B$2:.$C$131]; 2; 0)" office:value-type="float" office:value="1" calcext:value-type="float">
            <text:p>1</text:p>
          </table:table-cell>
          <table:table-cell table:formula="of:=IFNA([.J30]+[.I30]*256+[.H30]*4096; 0)" office:value-type="float" office:value="14849" calcext:value-type="float">
            <text:p>14849</text:p>
          </table:table-cell>
        </table:table-row>
        <table:table-row table:style-name="ro1">
          <table:table-cell table:formula="of:=&quot;00xx0001&quot;" office:value-type="string" office:string-value="00xx0001" calcext:value-type="string">
            <text:p>00xx0001</text:p>
          </table:table-cell>
          <table:table-cell office:value-type="string" calcext:value-type="string">
            <text:p>00xx0001-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\+1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00xx0001-1</text:p>
          </table:table-cell>
          <table:table-cell/>
          <table:table-cell table:formula="of:=VLOOKUP([.D31];[$'Activate lookup'.$A$1:$'Activate lookup'.$B$17];2;0)" office:value-type="float" office:value="3" calcext:value-type="float">
            <text:p>3</text:p>
          </table:table-cell>
          <table:table-cell table:formula="of:=VLOOKUP([.E31];[$'Clock lookup'.$A$2:$'Clock lookup'.$B$17];2;0)" office:value-type="float" office:value="10" calcext:value-type="float">
            <text:p>10</text:p>
          </table:table-cell>
          <table:table-cell table:formula="of:=VLOOKUP([.F31]; [.$B$2:.$C$131]; 2; 0)" office:value-type="float" office:value="30" calcext:value-type="float">
            <text:p>30</text:p>
          </table:table-cell>
          <table:table-cell table:formula="of:=IFNA([.J31]+[.I31]*256+[.H31]*4096; 0)" office:value-type="float" office:value="14878" calcext:value-type="float">
            <text:p>14878</text:p>
          </table:table-cell>
        </table:table-row>
        <table:table-row table:style-name="ro1">
          <table:table-cell/>
          <table:table-cell office:value-type="string" calcext:value-type="string">
            <text:p>00xx0001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xxRAM</text:p>
          </table:table-cell>
          <table:table-cell/>
          <table:table-cell table:formula="of:=VLOOKUP([.D32];[$'Activate lookup'.$A$1:$'Activate lookup'.$B$17];2;0)" office:value-type="float" office:value="6" calcext:value-type="float">
            <text:p>6</text:p>
          </table:table-cell>
          <table:table-cell table:formula="of:=VLOOKUP([.E32];[$'Clock lookup'.$A$2:$'Clock lookup'.$B$17];2;0)" office:value-type="float" office:value="7" calcext:value-type="float">
            <text:p>7</text:p>
          </table:table-cell>
          <table:table-cell table:formula="of:=VLOOKUP([.F32]; [.$B$2:.$C$131]; 2; 0)" office:value-type="float" office:value="31" calcext:value-type="float">
            <text:p>31</text:p>
          </table:table-cell>
          <table:table-cell table:formula="of:=IFNA([.J32]+[.I32]*256+[.H32]*4096; 0)" office:value-type="float" office:value="26399" calcext:value-type="float">
            <text:p>26399</text:p>
          </table:table-cell>
        </table:table-row>
        <table:table-row table:style-name="ro1">
          <table:table-cell/>
          <table:table-cell office:value-type="string" calcext:value-type="string">
            <text:p>xxR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AM write</text:p>
          </table:table-cell>
          <table:table-cell office:value-type="string" calcext:value-type="string">
            <text:p>FETCH</text:p>
          </table:table-cell>
          <table:table-cell/>
          <table:table-cell table:formula="of:=VLOOKUP([.D33];[$'Activate lookup'.$A$1:$'Activate lookup'.$B$17];2;0)" office:value-type="float" office:value="1" calcext:value-type="float">
            <text:p>1</text:p>
          </table:table-cell>
          <table:table-cell table:formula="of:=VLOOKUP([.E33];[$'Clock lookup'.$A$2:$'Clock lookup'.$B$17];2;0)" office:value-type="float" office:value="8" calcext:value-type="float">
            <text:p>8</text:p>
          </table:table-cell>
          <table:table-cell table:formula="of:=VLOOKUP([.F33]; [.$B$2:.$C$131]; 2; 0)" office:value-type="float" office:value="1" calcext:value-type="float">
            <text:p>1</text:p>
          </table:table-cell>
          <table:table-cell table:formula="of:=IFNA([.J33]+[.I33]*256+[.H33]*4096; 0)" office:value-type="float" office:value="6145" calcext:value-type="float">
            <text:p>6145</text:p>
          </table:table-cell>
        </table:table-row>
        <table:table-row table:style-name="ro1">
          <table:table-cell table:formula="of:=&quot;00xx0xx1&quot;" office:value-type="string" office:string-value="00xx0xx1" calcext:value-type="string">
            <text:p>00xx0xx1</text:p>
          </table:table-cell>
          <table:table-cell office:value-type="string" calcext:value-type="string">
            <text:p>00xx0yy1-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xxRAM</text:p>
          </table:table-cell>
          <table:table-cell/>
          <table:table-cell table:formula="of:=VLOOKUP([.D34];[$'Activate lookup'.$A$1:$'Activate lookup'.$B$17];2;0)" office:value-type="float" office:value="2" calcext:value-type="float">
            <text:p>2</text:p>
          </table:table-cell>
          <table:table-cell table:formula="of:=VLOOKUP([.E34];[$'Clock lookup'.$A$2:$'Clock lookup'.$B$17];2;0)" office:value-type="float" office:value="7" calcext:value-type="float">
            <text:p>7</text:p>
          </table:table-cell>
          <table:table-cell table:formula="of:=VLOOKUP([.F34]; [.$B$2:.$C$131]; 2; 0)" office:value-type="float" office:value="31" calcext:value-type="float">
            <text:p>31</text:p>
          </table:table-cell>
          <table:table-cell table:formula="of:=IFNA([.J34]+[.I34]*256+[.H34]*4096; 0)" office:value-type="float" office:value="10015" calcext:value-type="float">
            <text:p>10015</text:p>
          </table:table-cell>
        </table:table-row>
        <table:table-row table:style-name="ro1">
          <table:table-cell table:formula="of:=&quot;01x1xxxx&quot;" office:value-type="string" office:string-value="01x1xxxx" calcext:value-type="string">
            <text:p>01x1xxxx</text:p>
          </table:table-cell>
          <table:table-cell office:value-type="string" calcext:value-type="string">
            <text:p>01x1zzzz-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U select, MODE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FETCH</text:p>
          </table:table-cell>
          <table:table-cell/>
          <table:table-cell table:formula="of:=VLOOKUP([.D35];[$'Activate lookup'.$A$1:$'Activate lookup'.$B$17];2;0)" office:value-type="float" office:value="8" calcext:value-type="float">
            <text:p>8</text:p>
          </table:table-cell>
          <table:table-cell table:formula="of:=VLOOKUP([.E35];[$'Clock lookup'.$A$2:$'Clock lookup'.$B$17];2;0)" office:value-type="float" office:value="9" calcext:value-type="float">
            <text:p>9</text:p>
          </table:table-cell>
          <table:table-cell table:formula="of:=VLOOKUP([.F35]; [.$B$2:.$C$131]; 2; 0)" office:value-type="float" office:value="1" calcext:value-type="float">
            <text:p>1</text:p>
          </table:table-cell>
          <table:table-cell table:formula="of:=IFNA([.J35]+[.I35]*256+[.H35]*4096; 0)" office:value-type="float" office:value="35073" calcext:value-type="float">
            <text:p>35073</text:p>
          </table:table-cell>
        </table:table-row>
        <table:table-row table:style-name="ro1">
          <table:table-cell table:formula="of:=&quot;01x0xxxx&quot;" office:value-type="string" office:string-value="01x0xxxx" calcext:value-type="string">
            <text:p>01x0xxxx</text:p>
          </table:table-cell>
          <table:table-cell office:value-type="string" calcext:value-type="string">
            <text:p>01x0zzzz-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U select, MODE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01x0zzzz-1</text:p>
          </table:table-cell>
          <table:table-cell/>
          <table:table-cell table:formula="of:=VLOOKUP([.D36];[$'Activate lookup'.$A$1:$'Activate lookup'.$B$17];2;0)" office:value-type="float" office:value="8" calcext:value-type="float">
            <text:p>8</text:p>
          </table:table-cell>
          <table:table-cell table:formula="of:=VLOOKUP([.E36];[$'Clock lookup'.$A$2:$'Clock lookup'.$B$17];2;0)" office:value-type="float" office:value="9" calcext:value-type="float">
            <text:p>9</text:p>
          </table:table-cell>
          <table:table-cell table:formula="of:=VLOOKUP([.F36]; [.$B$2:.$C$131]; 2; 0)" office:value-type="float" office:value="35" calcext:value-type="float">
            <text:p>35</text:p>
          </table:table-cell>
          <table:table-cell table:formula="of:=IFNA([.J36]+[.I36]*256+[.H36]*4096; 0)" office:value-type="float" office:value="35107" calcext:value-type="float">
            <text:p>35107</text:p>
          </table:table-cell>
        </table:table-row>
        <table:table-row table:style-name="ro1">
          <table:table-cell/>
          <table:table-cell office:value-type="string" calcext:value-type="string">
            <text:p>01x0zzzz-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U 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FETCH</text:p>
          </table:table-cell>
          <table:table-cell/>
          <table:table-cell table:formula="of:=VLOOKUP([.D37];[$'Activate lookup'.$A$1:$'Activate lookup'.$B$17];2;0)" office:value-type="float" office:value="9" calcext:value-type="float">
            <text:p>9</text:p>
          </table:table-cell>
          <table:table-cell table:formula="of:=VLOOKUP([.E37];[$'Clock lookup'.$A$2:$'Clock lookup'.$B$17];2;0)" office:value-type="float" office:value="4" calcext:value-type="float">
            <text:p>4</text:p>
          </table:table-cell>
          <table:table-cell table:formula="of:=VLOOKUP([.F37]; [.$B$2:.$C$131]; 2; 0)" office:value-type="float" office:value="1" calcext:value-type="float">
            <text:p>1</text:p>
          </table:table-cell>
          <table:table-cell table:formula="of:=IFNA([.J37]+[.I37]*256+[.H37]*4096; 0)" office:value-type="float" office:value="37889" calcext:value-type="float">
            <text:p>37889</text:p>
          </table:table-cell>
        </table:table-row>
        <table:table-row table:style-name="ro1">
          <table:table-cell table:formula="of:=&quot;1000xxxx&quot;" office:value-type="string" office:string-value="1000xxxx" calcext:value-type="string">
            <text:p>1000xxxx</text:p>
          </table:table-cell>
          <table:table-cell office:value-type="string" calcext:value-type="string">
            <text:p>1000yyyy-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PC\+1</text:span>, MODE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if branch then ROMINST</text:p>
          </table:table-cell>
          <table:table-cell table:formula="of:=VLOOKUP([.D38];[$'Activate lookup'.$A$1:$'Activate lookup'.$B$17];2;0)" office:value-type="float" office:value="10" calcext:value-type="float">
            <text:p>10</text:p>
          </table:table-cell>
          <table:table-cell table:formula="of:=VLOOKUP([.E38];[$'Clock lookup'.$A$2:$'Clock lookup'.$B$17];2;0)" office:value-type="float" office:value="10" calcext:value-type="float">
            <text:p>10</text:p>
          </table:table-cell>
          <table:table-cell table:formula="of:=VLOOKUP([.F38]; [.$B$2:.$C$131]; 2; 0)" office:value-type="float" office:value="1" calcext:value-type="float">
            <text:p>1</text:p>
          </table:table-cell>
          <table:table-cell table:formula="of:=IFNA([.J38]+[.I38]*256+[.H38]*4096; 0)" office:value-type="float" office:value="43521" calcext:value-type="float">
            <text:p>43521</text:p>
          </table:table-cell>
        </table:table-row>
        <table:table-row table:style-name="ro1">
          <table:table-cell table:formula="of:=&quot;1001xxxx&quot;" office:value-type="string" office:string-value="1001xxxx" calcext:value-type="string">
            <text:p>1001xxxx</text:p>
          </table:table-cell>
          <table:table-cell office:value-type="string" calcext:value-type="string">
            <text:p>1001yyyy-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ST, MODE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/>
          <table:table-cell table:formula="of:=VLOOKUP([.D39];[$'Activate lookup'.$A$1:$'Activate lookup'.$B$17];2;0)" office:value-type="float" office:value="5" calcext:value-type="float">
            <text:p>5</text:p>
          </table:table-cell>
          <table:table-cell table:formula="of:=VLOOKUP([.E39];[$'Clock lookup'.$A$2:$'Clock lookup'.$B$17];2;0)" office:value-type="float" office:value="10" calcext:value-type="float">
            <text:p>10</text:p>
          </table:table-cell>
          <table:table-cell table:formula="of:=VLOOKUP([.F39]; [.$B$2:.$C$131]; 2; 0)" office:value-type="float" office:value="2" calcext:value-type="float">
            <text:p>2</text:p>
          </table:table-cell>
          <table:table-cell table:formula="of:=IFNA([.J39]+[.I39]*256+[.H39]*4096; 0)" office:value-type="float" office:value="23042" calcext:value-type="float">
            <text:p>23042</text:p>
          </table:table-cell>
        </table:table-row>
        <table:table-row table:style-name="ro1">
          <table:table-cell table:formula="of:=&quot;11000000&quot;" office:value-type="string" office:string-value="11000000" calcext:value-type="string">
            <text:p>11000000</text:p>
          </table:table-cell>
          <table:table-cell office:value-type="string" calcext:value-type="string">
            <text:p>11000000-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RESET ENTER</text:p>
          </table:table-cell>
          <table:table-cell office:value-type="string" calcext:value-type="string">
            <text:p>FETCH</text:p>
          </table:table-cell>
          <table:table-cell/>
          <table:table-cell table:formula="of:=VLOOKUP([.D40];[$'Activate lookup'.$A$1:$'Activate lookup'.$B$17];2;0)" office:value-type="float" office:value="15" calcext:value-type="float">
            <text:p>15</text:p>
          </table:table-cell>
          <table:table-cell table:formula="of:=VLOOKUP([.E40];[$'Clock lookup'.$A$2:$'Clock lookup'.$B$17];2;0)" office:value-type="float" office:value="6" calcext:value-type="float">
            <text:p>6</text:p>
          </table:table-cell>
          <table:table-cell table:formula="of:=VLOOKUP([.F40]; [.$B$2:.$C$131]; 2; 0)" office:value-type="float" office:value="1" calcext:value-type="float">
            <text:p>1</text:p>
          </table:table-cell>
          <table:table-cell table:formula="of:=IFNA([.J40]+[.I40]*256+[.H40]*4096; 0)" office:value-type="float" office:value="62977" calcext:value-type="float">
            <text:p>62977</text:p>
          </table:table-cell>
        </table:table-row>
        <table:table-row table:style-name="ro1">
          <table:table-cell table:formula="of:=&quot;110001x0&quot;" office:value-type="string" office:string-value="110001x0" calcext:value-type="string">
            <text:p>110001x0</text:p>
          </table:table-cell>
          <table:table-cell office:value-type="string" calcext:value-type="string">
            <text:p>110001x0-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FETCH</text:p>
          </table:table-cell>
          <table:table-cell/>
          <table:table-cell table:formula="of:=VLOOKUP([.D41];[$'Activate lookup'.$A$1:$'Activate lookup'.$B$17];2;0)" office:value-type="float" office:value="11" calcext:value-type="float">
            <text:p>11</text:p>
          </table:table-cell>
          <table:table-cell table:formula="of:=VLOOKUP([.E41];[$'Clock lookup'.$A$2:$'Clock lookup'.$B$17];2;0)" office:value-type="float" office:value="3" calcext:value-type="float">
            <text:p>3</text:p>
          </table:table-cell>
          <table:table-cell table:formula="of:=VLOOKUP([.F41]; [.$B$2:.$C$131]; 2; 0)" office:value-type="float" office:value="1" calcext:value-type="float">
            <text:p>1</text:p>
          </table:table-cell>
          <table:table-cell table:formula="of:=IFNA([.J41]+[.I41]*256+[.H41]*4096; 0)" office:value-type="float" office:value="45825" calcext:value-type="float">
            <text:p>45825</text:p>
          </table:table-cell>
        </table:table-row>
        <table:table-row table:style-name="ro1">
          <table:table-cell table:formula="of:=&quot;11100000&quot;" office:value-type="string" office:string-value="11100000" calcext:value-type="string">
            <text:p>11100000</text:p>
          </table:table-cell>
          <table:table-cell office:value-type="string" calcext:value-type="string">
            <text:p>11100000-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ETCH</text:p>
          </table:table-cell>
          <table:table-cell/>
          <table:table-cell table:formula="of:=VLOOKUP([.D42];[$'Activate lookup'.$A$1:$'Activate lookup'.$B$17];2;0)" office:value-type="float" office:value="0" calcext:value-type="float">
            <text:p>0</text:p>
          </table:table-cell>
          <table:table-cell table:formula="of:=VLOOKUP([.E42];[$'Clock lookup'.$A$2:$'Clock lookup'.$B$17];2;0)" office:value-type="float" office:value="5" calcext:value-type="float">
            <text:p>5</text:p>
          </table:table-cell>
          <table:table-cell table:formula="of:=VLOOKUP([.F42]; [.$B$2:.$C$131]; 2; 0)" office:value-type="float" office:value="1" calcext:value-type="float">
            <text:p>1</text:p>
          </table:table-cell>
          <table:table-cell table:formula="of:=IFNA([.J42]+[.I42]*256+[.H42]*4096; 0)" office:value-type="float" office:value="1281" calcext:value-type="float">
            <text:p>1281</text:p>
          </table:table-cell>
        </table:table-row>
        <table:table-row table:style-name="ro1">
          <table:table-cell table:number-columns-repeated="7"/>
          <table:table-cell table:formula="of:=VLOOKUP([.D43];[$'Activate lookup'.$A$1:$'Activate lookup'.$B$17];2;0)" office:value-type="string" office:string-value="" calcext:value-type="error">
            <text:p>#N/A</text:p>
          </table:table-cell>
          <table:table-cell table:formula="of:=VLOOKUP([.E43];[$'Clock lookup'.$A$2:$'Clock lookup'.$B$17];2;0)" office:value-type="string" office:string-value="" calcext:value-type="error">
            <text:p>#N/A</text:p>
          </table:table-cell>
          <table:table-cell table:formula="of:=VLOOKUP([.F43]; [.$B$2:.$C$131]; 2; 0)" office:value-type="string" office:string-value="" calcext:value-type="error">
            <text:p>#N/A</text:p>
          </table:table-cell>
          <table:table-cell table:formula="of:=IFNA([.J43]+[.I43]*256+[.H4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4];[$'Activate lookup'.$A$1:$'Activate lookup'.$B$17];2;0)" office:value-type="string" office:string-value="" calcext:value-type="error">
            <text:p>#N/A</text:p>
          </table:table-cell>
          <table:table-cell table:formula="of:=VLOOKUP([.E44];[$'Clock lookup'.$A$2:$'Clock lookup'.$B$17];2;0)" office:value-type="string" office:string-value="" calcext:value-type="error">
            <text:p>#N/A</text:p>
          </table:table-cell>
          <table:table-cell table:formula="of:=VLOOKUP([.F44]; [.$B$2:.$C$131]; 2; 0)" office:value-type="string" office:string-value="" calcext:value-type="error">
            <text:p>#N/A</text:p>
          </table:table-cell>
          <table:table-cell table:formula="of:=IFNA([.J44]+[.I44]*256+[.H4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5];[$'Activate lookup'.$A$1:$'Activate lookup'.$B$17];2;0)" office:value-type="string" office:string-value="" calcext:value-type="error">
            <text:p>#N/A</text:p>
          </table:table-cell>
          <table:table-cell table:formula="of:=VLOOKUP([.E45];[$'Clock lookup'.$A$2:$'Clock lookup'.$B$17];2;0)" office:value-type="string" office:string-value="" calcext:value-type="error">
            <text:p>#N/A</text:p>
          </table:table-cell>
          <table:table-cell table:formula="of:=VLOOKUP([.F45]; [.$B$2:.$C$131]; 2; 0)" office:value-type="string" office:string-value="" calcext:value-type="error">
            <text:p>#N/A</text:p>
          </table:table-cell>
          <table:table-cell table:formula="of:=IFNA([.J45]+[.I45]*256+[.H4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6];[$'Activate lookup'.$A$1:$'Activate lookup'.$B$17];2;0)" office:value-type="string" office:string-value="" calcext:value-type="error">
            <text:p>#N/A</text:p>
          </table:table-cell>
          <table:table-cell table:formula="of:=VLOOKUP([.E46];[$'Clock lookup'.$A$2:$'Clock lookup'.$B$17];2;0)" office:value-type="string" office:string-value="" calcext:value-type="error">
            <text:p>#N/A</text:p>
          </table:table-cell>
          <table:table-cell table:formula="of:=VLOOKUP([.F46]; [.$B$2:.$C$131]; 2; 0)" office:value-type="string" office:string-value="" calcext:value-type="error">
            <text:p>#N/A</text:p>
          </table:table-cell>
          <table:table-cell table:formula="of:=IFNA([.J46]+[.I46]*256+[.H4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7];[$'Activate lookup'.$A$1:$'Activate lookup'.$B$17];2;0)" office:value-type="string" office:string-value="" calcext:value-type="error">
            <text:p>#N/A</text:p>
          </table:table-cell>
          <table:table-cell table:formula="of:=VLOOKUP([.E47];[$'Clock lookup'.$A$2:$'Clock lookup'.$B$17];2;0)" office:value-type="string" office:string-value="" calcext:value-type="error">
            <text:p>#N/A</text:p>
          </table:table-cell>
          <table:table-cell table:formula="of:=VLOOKUP([.F47]; [.$B$2:.$C$131]; 2; 0)" office:value-type="string" office:string-value="" calcext:value-type="error">
            <text:p>#N/A</text:p>
          </table:table-cell>
          <table:table-cell table:formula="of:=IFNA([.J47]+[.I47]*256+[.H4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8];[$'Activate lookup'.$A$1:$'Activate lookup'.$B$17];2;0)" office:value-type="string" office:string-value="" calcext:value-type="error">
            <text:p>#N/A</text:p>
          </table:table-cell>
          <table:table-cell table:formula="of:=VLOOKUP([.E48];[$'Clock lookup'.$A$2:$'Clock lookup'.$B$17];2;0)" office:value-type="string" office:string-value="" calcext:value-type="error">
            <text:p>#N/A</text:p>
          </table:table-cell>
          <table:table-cell table:formula="of:=VLOOKUP([.F48]; [.$B$2:.$C$131]; 2; 0)" office:value-type="string" office:string-value="" calcext:value-type="error">
            <text:p>#N/A</text:p>
          </table:table-cell>
          <table:table-cell table:formula="of:=IFNA([.J48]+[.I48]*256+[.H4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49];[$'Activate lookup'.$A$1:$'Activate lookup'.$B$17];2;0)" office:value-type="string" office:string-value="" calcext:value-type="error">
            <text:p>#N/A</text:p>
          </table:table-cell>
          <table:table-cell table:formula="of:=VLOOKUP([.E49];[$'Clock lookup'.$A$2:$'Clock lookup'.$B$17];2;0)" office:value-type="string" office:string-value="" calcext:value-type="error">
            <text:p>#N/A</text:p>
          </table:table-cell>
          <table:table-cell table:formula="of:=VLOOKUP([.F49]; [.$B$2:.$C$131]; 2; 0)" office:value-type="string" office:string-value="" calcext:value-type="error">
            <text:p>#N/A</text:p>
          </table:table-cell>
          <table:table-cell table:formula="of:=IFNA([.J49]+[.I49]*256+[.H4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0];[$'Activate lookup'.$A$1:$'Activate lookup'.$B$17];2;0)" office:value-type="string" office:string-value="" calcext:value-type="error">
            <text:p>#N/A</text:p>
          </table:table-cell>
          <table:table-cell table:formula="of:=VLOOKUP([.E50];[$'Clock lookup'.$A$2:$'Clock lookup'.$B$17];2;0)" office:value-type="string" office:string-value="" calcext:value-type="error">
            <text:p>#N/A</text:p>
          </table:table-cell>
          <table:table-cell table:formula="of:=VLOOKUP([.F50]; [.$B$2:.$C$131]; 2; 0)" office:value-type="string" office:string-value="" calcext:value-type="error">
            <text:p>#N/A</text:p>
          </table:table-cell>
          <table:table-cell table:formula="of:=IFNA([.J50]+[.I50]*256+[.H5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1];[$'Activate lookup'.$A$1:$'Activate lookup'.$B$17];2;0)" office:value-type="string" office:string-value="" calcext:value-type="error">
            <text:p>#N/A</text:p>
          </table:table-cell>
          <table:table-cell table:formula="of:=VLOOKUP([.E51];[$'Clock lookup'.$A$2:$'Clock lookup'.$B$17];2;0)" office:value-type="string" office:string-value="" calcext:value-type="error">
            <text:p>#N/A</text:p>
          </table:table-cell>
          <table:table-cell table:formula="of:=VLOOKUP([.F51]; [.$B$2:.$C$131]; 2; 0)" office:value-type="string" office:string-value="" calcext:value-type="error">
            <text:p>#N/A</text:p>
          </table:table-cell>
          <table:table-cell table:formula="of:=IFNA([.J51]+[.I51]*256+[.H5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2];[$'Activate lookup'.$A$1:$'Activate lookup'.$B$17];2;0)" office:value-type="string" office:string-value="" calcext:value-type="error">
            <text:p>#N/A</text:p>
          </table:table-cell>
          <table:table-cell table:formula="of:=VLOOKUP([.E52];[$'Clock lookup'.$A$2:$'Clock lookup'.$B$17];2;0)" office:value-type="string" office:string-value="" calcext:value-type="error">
            <text:p>#N/A</text:p>
          </table:table-cell>
          <table:table-cell table:formula="of:=VLOOKUP([.F52]; [.$B$2:.$C$131]; 2; 0)" office:value-type="string" office:string-value="" calcext:value-type="error">
            <text:p>#N/A</text:p>
          </table:table-cell>
          <table:table-cell table:formula="of:=IFNA([.J52]+[.I52]*256+[.H5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3];[$'Activate lookup'.$A$1:$'Activate lookup'.$B$17];2;0)" office:value-type="string" office:string-value="" calcext:value-type="error">
            <text:p>#N/A</text:p>
          </table:table-cell>
          <table:table-cell table:formula="of:=VLOOKUP([.E53];[$'Clock lookup'.$A$2:$'Clock lookup'.$B$17];2;0)" office:value-type="string" office:string-value="" calcext:value-type="error">
            <text:p>#N/A</text:p>
          </table:table-cell>
          <table:table-cell table:formula="of:=VLOOKUP([.F53]; [.$B$2:.$C$131]; 2; 0)" office:value-type="string" office:string-value="" calcext:value-type="error">
            <text:p>#N/A</text:p>
          </table:table-cell>
          <table:table-cell table:formula="of:=IFNA([.J53]+[.I53]*256+[.H5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4];[$'Activate lookup'.$A$1:$'Activate lookup'.$B$17];2;0)" office:value-type="string" office:string-value="" calcext:value-type="error">
            <text:p>#N/A</text:p>
          </table:table-cell>
          <table:table-cell table:formula="of:=VLOOKUP([.E54];[$'Clock lookup'.$A$2:$'Clock lookup'.$B$17];2;0)" office:value-type="string" office:string-value="" calcext:value-type="error">
            <text:p>#N/A</text:p>
          </table:table-cell>
          <table:table-cell table:formula="of:=VLOOKUP([.F54]; [.$B$2:.$C$131]; 2; 0)" office:value-type="string" office:string-value="" calcext:value-type="error">
            <text:p>#N/A</text:p>
          </table:table-cell>
          <table:table-cell table:formula="of:=IFNA([.J54]+[.I54]*256+[.H5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5];[$'Activate lookup'.$A$1:$'Activate lookup'.$B$17];2;0)" office:value-type="string" office:string-value="" calcext:value-type="error">
            <text:p>#N/A</text:p>
          </table:table-cell>
          <table:table-cell table:formula="of:=VLOOKUP([.E55];[$'Clock lookup'.$A$2:$'Clock lookup'.$B$17];2;0)" office:value-type="string" office:string-value="" calcext:value-type="error">
            <text:p>#N/A</text:p>
          </table:table-cell>
          <table:table-cell table:formula="of:=VLOOKUP([.F55]; [.$B$2:.$C$131]; 2; 0)" office:value-type="string" office:string-value="" calcext:value-type="error">
            <text:p>#N/A</text:p>
          </table:table-cell>
          <table:table-cell table:formula="of:=IFNA([.J55]+[.I55]*256+[.H5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6];[$'Activate lookup'.$A$1:$'Activate lookup'.$B$17];2;0)" office:value-type="string" office:string-value="" calcext:value-type="error">
            <text:p>#N/A</text:p>
          </table:table-cell>
          <table:table-cell table:formula="of:=VLOOKUP([.E56];[$'Clock lookup'.$A$2:$'Clock lookup'.$B$17];2;0)" office:value-type="string" office:string-value="" calcext:value-type="error">
            <text:p>#N/A</text:p>
          </table:table-cell>
          <table:table-cell table:formula="of:=VLOOKUP([.F56]; [.$B$2:.$C$131]; 2; 0)" office:value-type="string" office:string-value="" calcext:value-type="error">
            <text:p>#N/A</text:p>
          </table:table-cell>
          <table:table-cell table:formula="of:=IFNA([.J56]+[.I56]*256+[.H5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7];[$'Activate lookup'.$A$1:$'Activate lookup'.$B$17];2;0)" office:value-type="string" office:string-value="" calcext:value-type="error">
            <text:p>#N/A</text:p>
          </table:table-cell>
          <table:table-cell table:formula="of:=VLOOKUP([.E57];[$'Clock lookup'.$A$2:$'Clock lookup'.$B$17];2;0)" office:value-type="string" office:string-value="" calcext:value-type="error">
            <text:p>#N/A</text:p>
          </table:table-cell>
          <table:table-cell table:formula="of:=VLOOKUP([.F57]; [.$B$2:.$C$131]; 2; 0)" office:value-type="string" office:string-value="" calcext:value-type="error">
            <text:p>#N/A</text:p>
          </table:table-cell>
          <table:table-cell table:formula="of:=IFNA([.J57]+[.I57]*256+[.H5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8];[$'Activate lookup'.$A$1:$'Activate lookup'.$B$17];2;0)" office:value-type="string" office:string-value="" calcext:value-type="error">
            <text:p>#N/A</text:p>
          </table:table-cell>
          <table:table-cell table:formula="of:=VLOOKUP([.E58];[$'Clock lookup'.$A$2:$'Clock lookup'.$B$17];2;0)" office:value-type="string" office:string-value="" calcext:value-type="error">
            <text:p>#N/A</text:p>
          </table:table-cell>
          <table:table-cell table:formula="of:=VLOOKUP([.F58]; [.$B$2:.$C$131]; 2; 0)" office:value-type="string" office:string-value="" calcext:value-type="error">
            <text:p>#N/A</text:p>
          </table:table-cell>
          <table:table-cell table:formula="of:=IFNA([.J58]+[.I58]*256+[.H5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59];[$'Activate lookup'.$A$1:$'Activate lookup'.$B$17];2;0)" office:value-type="string" office:string-value="" calcext:value-type="error">
            <text:p>#N/A</text:p>
          </table:table-cell>
          <table:table-cell table:formula="of:=VLOOKUP([.E59];[$'Clock lookup'.$A$2:$'Clock lookup'.$B$17];2;0)" office:value-type="string" office:string-value="" calcext:value-type="error">
            <text:p>#N/A</text:p>
          </table:table-cell>
          <table:table-cell table:formula="of:=VLOOKUP([.F59]; [.$B$2:.$C$131]; 2; 0)" office:value-type="string" office:string-value="" calcext:value-type="error">
            <text:p>#N/A</text:p>
          </table:table-cell>
          <table:table-cell table:formula="of:=IFNA([.J59]+[.I59]*256+[.H5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0];[$'Activate lookup'.$A$1:$'Activate lookup'.$B$17];2;0)" office:value-type="string" office:string-value="" calcext:value-type="error">
            <text:p>#N/A</text:p>
          </table:table-cell>
          <table:table-cell table:formula="of:=VLOOKUP([.E60];[$'Clock lookup'.$A$2:$'Clock lookup'.$B$17];2;0)" office:value-type="string" office:string-value="" calcext:value-type="error">
            <text:p>#N/A</text:p>
          </table:table-cell>
          <table:table-cell table:formula="of:=VLOOKUP([.F60]; [.$B$2:.$C$131]; 2; 0)" office:value-type="string" office:string-value="" calcext:value-type="error">
            <text:p>#N/A</text:p>
          </table:table-cell>
          <table:table-cell table:formula="of:=IFNA([.J60]+[.I60]*256+[.H6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1];[$'Activate lookup'.$A$1:$'Activate lookup'.$B$17];2;0)" office:value-type="string" office:string-value="" calcext:value-type="error">
            <text:p>#N/A</text:p>
          </table:table-cell>
          <table:table-cell table:formula="of:=VLOOKUP([.E61];[$'Clock lookup'.$A$2:$'Clock lookup'.$B$17];2;0)" office:value-type="string" office:string-value="" calcext:value-type="error">
            <text:p>#N/A</text:p>
          </table:table-cell>
          <table:table-cell table:formula="of:=VLOOKUP([.F61]; [.$B$2:.$C$131]; 2; 0)" office:value-type="string" office:string-value="" calcext:value-type="error">
            <text:p>#N/A</text:p>
          </table:table-cell>
          <table:table-cell table:formula="of:=IFNA([.J61]+[.I61]*256+[.H6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2];[$'Activate lookup'.$A$1:$'Activate lookup'.$B$17];2;0)" office:value-type="string" office:string-value="" calcext:value-type="error">
            <text:p>#N/A</text:p>
          </table:table-cell>
          <table:table-cell table:formula="of:=VLOOKUP([.E62];[$'Clock lookup'.$A$2:$'Clock lookup'.$B$17];2;0)" office:value-type="string" office:string-value="" calcext:value-type="error">
            <text:p>#N/A</text:p>
          </table:table-cell>
          <table:table-cell table:formula="of:=VLOOKUP([.F62]; [.$B$2:.$C$131]; 2; 0)" office:value-type="string" office:string-value="" calcext:value-type="error">
            <text:p>#N/A</text:p>
          </table:table-cell>
          <table:table-cell table:formula="of:=IFNA([.J62]+[.I62]*256+[.H6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3];[$'Activate lookup'.$A$1:$'Activate lookup'.$B$17];2;0)" office:value-type="string" office:string-value="" calcext:value-type="error">
            <text:p>#N/A</text:p>
          </table:table-cell>
          <table:table-cell table:formula="of:=VLOOKUP([.E63];[$'Clock lookup'.$A$2:$'Clock lookup'.$B$17];2;0)" office:value-type="string" office:string-value="" calcext:value-type="error">
            <text:p>#N/A</text:p>
          </table:table-cell>
          <table:table-cell table:formula="of:=VLOOKUP([.F63]; [.$B$2:.$C$131]; 2; 0)" office:value-type="string" office:string-value="" calcext:value-type="error">
            <text:p>#N/A</text:p>
          </table:table-cell>
          <table:table-cell table:formula="of:=IFNA([.J63]+[.I63]*256+[.H6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4];[$'Activate lookup'.$A$1:$'Activate lookup'.$B$17];2;0)" office:value-type="string" office:string-value="" calcext:value-type="error">
            <text:p>#N/A</text:p>
          </table:table-cell>
          <table:table-cell table:formula="of:=VLOOKUP([.E64];[$'Clock lookup'.$A$2:$'Clock lookup'.$B$17];2;0)" office:value-type="string" office:string-value="" calcext:value-type="error">
            <text:p>#N/A</text:p>
          </table:table-cell>
          <table:table-cell table:formula="of:=VLOOKUP([.F64]; [.$B$2:.$C$131]; 2; 0)" office:value-type="string" office:string-value="" calcext:value-type="error">
            <text:p>#N/A</text:p>
          </table:table-cell>
          <table:table-cell table:formula="of:=IFNA([.J64]+[.I64]*256+[.H6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5];[$'Activate lookup'.$A$1:$'Activate lookup'.$B$17];2;0)" office:value-type="string" office:string-value="" calcext:value-type="error">
            <text:p>#N/A</text:p>
          </table:table-cell>
          <table:table-cell table:formula="of:=VLOOKUP([.E65];[$'Clock lookup'.$A$2:$'Clock lookup'.$B$17];2;0)" office:value-type="string" office:string-value="" calcext:value-type="error">
            <text:p>#N/A</text:p>
          </table:table-cell>
          <table:table-cell table:formula="of:=VLOOKUP([.F65]; [.$B$2:.$C$131]; 2; 0)" office:value-type="string" office:string-value="" calcext:value-type="error">
            <text:p>#N/A</text:p>
          </table:table-cell>
          <table:table-cell table:formula="of:=IFNA([.J65]+[.I65]*256+[.H6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6];[$'Activate lookup'.$A$1:$'Activate lookup'.$B$17];2;0)" office:value-type="string" office:string-value="" calcext:value-type="error">
            <text:p>#N/A</text:p>
          </table:table-cell>
          <table:table-cell table:formula="of:=VLOOKUP([.E66];[$'Clock lookup'.$A$2:$'Clock lookup'.$B$17];2;0)" office:value-type="string" office:string-value="" calcext:value-type="error">
            <text:p>#N/A</text:p>
          </table:table-cell>
          <table:table-cell table:formula="of:=VLOOKUP([.F66]; [.$B$2:.$C$131]; 2; 0)" office:value-type="string" office:string-value="" calcext:value-type="error">
            <text:p>#N/A</text:p>
          </table:table-cell>
          <table:table-cell table:formula="of:=IFNA([.J66]+[.I66]*256+[.H6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7];[$'Activate lookup'.$A$1:$'Activate lookup'.$B$17];2;0)" office:value-type="string" office:string-value="" calcext:value-type="error">
            <text:p>#N/A</text:p>
          </table:table-cell>
          <table:table-cell table:formula="of:=VLOOKUP([.E67];[$'Clock lookup'.$A$2:$'Clock lookup'.$B$17];2;0)" office:value-type="string" office:string-value="" calcext:value-type="error">
            <text:p>#N/A</text:p>
          </table:table-cell>
          <table:table-cell table:formula="of:=VLOOKUP([.F67]; [.$B$2:.$C$131]; 2; 0)" office:value-type="string" office:string-value="" calcext:value-type="error">
            <text:p>#N/A</text:p>
          </table:table-cell>
          <table:table-cell table:formula="of:=IFNA([.J67]+[.I67]*256+[.H6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8];[$'Activate lookup'.$A$1:$'Activate lookup'.$B$17];2;0)" office:value-type="string" office:string-value="" calcext:value-type="error">
            <text:p>#N/A</text:p>
          </table:table-cell>
          <table:table-cell table:formula="of:=VLOOKUP([.E68];[$'Clock lookup'.$A$2:$'Clock lookup'.$B$17];2;0)" office:value-type="string" office:string-value="" calcext:value-type="error">
            <text:p>#N/A</text:p>
          </table:table-cell>
          <table:table-cell table:formula="of:=VLOOKUP([.F68]; [.$B$2:.$C$131]; 2; 0)" office:value-type="string" office:string-value="" calcext:value-type="error">
            <text:p>#N/A</text:p>
          </table:table-cell>
          <table:table-cell table:formula="of:=IFNA([.J68]+[.I68]*256+[.H6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69];[$'Activate lookup'.$A$1:$'Activate lookup'.$B$17];2;0)" office:value-type="string" office:string-value="" calcext:value-type="error">
            <text:p>#N/A</text:p>
          </table:table-cell>
          <table:table-cell table:formula="of:=VLOOKUP([.E69];[$'Clock lookup'.$A$2:$'Clock lookup'.$B$17];2;0)" office:value-type="string" office:string-value="" calcext:value-type="error">
            <text:p>#N/A</text:p>
          </table:table-cell>
          <table:table-cell table:formula="of:=VLOOKUP([.F69]; [.$B$2:.$C$131]; 2; 0)" office:value-type="string" office:string-value="" calcext:value-type="error">
            <text:p>#N/A</text:p>
          </table:table-cell>
          <table:table-cell table:formula="of:=IFNA([.J69]+[.I69]*256+[.H6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0];[$'Activate lookup'.$A$1:$'Activate lookup'.$B$17];2;0)" office:value-type="string" office:string-value="" calcext:value-type="error">
            <text:p>#N/A</text:p>
          </table:table-cell>
          <table:table-cell table:formula="of:=VLOOKUP([.E70];[$'Clock lookup'.$A$2:$'Clock lookup'.$B$17];2;0)" office:value-type="string" office:string-value="" calcext:value-type="error">
            <text:p>#N/A</text:p>
          </table:table-cell>
          <table:table-cell table:formula="of:=VLOOKUP([.F70]; [.$B$2:.$C$131]; 2; 0)" office:value-type="string" office:string-value="" calcext:value-type="error">
            <text:p>#N/A</text:p>
          </table:table-cell>
          <table:table-cell table:formula="of:=IFNA([.J70]+[.I70]*256+[.H7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1];[$'Activate lookup'.$A$1:$'Activate lookup'.$B$17];2;0)" office:value-type="string" office:string-value="" calcext:value-type="error">
            <text:p>#N/A</text:p>
          </table:table-cell>
          <table:table-cell table:formula="of:=VLOOKUP([.E71];[$'Clock lookup'.$A$2:$'Clock lookup'.$B$17];2;0)" office:value-type="string" office:string-value="" calcext:value-type="error">
            <text:p>#N/A</text:p>
          </table:table-cell>
          <table:table-cell table:formula="of:=VLOOKUP([.F71]; [.$B$2:.$C$131]; 2; 0)" office:value-type="string" office:string-value="" calcext:value-type="error">
            <text:p>#N/A</text:p>
          </table:table-cell>
          <table:table-cell table:formula="of:=IFNA([.J71]+[.I71]*256+[.H7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2];[$'Activate lookup'.$A$1:$'Activate lookup'.$B$17];2;0)" office:value-type="string" office:string-value="" calcext:value-type="error">
            <text:p>#N/A</text:p>
          </table:table-cell>
          <table:table-cell table:formula="of:=VLOOKUP([.E72];[$'Clock lookup'.$A$2:$'Clock lookup'.$B$17];2;0)" office:value-type="string" office:string-value="" calcext:value-type="error">
            <text:p>#N/A</text:p>
          </table:table-cell>
          <table:table-cell table:formula="of:=VLOOKUP([.F72]; [.$B$2:.$C$131]; 2; 0)" office:value-type="string" office:string-value="" calcext:value-type="error">
            <text:p>#N/A</text:p>
          </table:table-cell>
          <table:table-cell table:formula="of:=IFNA([.J72]+[.I72]*256+[.H7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3];[$'Activate lookup'.$A$1:$'Activate lookup'.$B$17];2;0)" office:value-type="string" office:string-value="" calcext:value-type="error">
            <text:p>#N/A</text:p>
          </table:table-cell>
          <table:table-cell table:formula="of:=VLOOKUP([.E73];[$'Clock lookup'.$A$2:$'Clock lookup'.$B$17];2;0)" office:value-type="string" office:string-value="" calcext:value-type="error">
            <text:p>#N/A</text:p>
          </table:table-cell>
          <table:table-cell table:formula="of:=VLOOKUP([.F73]; [.$B$2:.$C$131]; 2; 0)" office:value-type="string" office:string-value="" calcext:value-type="error">
            <text:p>#N/A</text:p>
          </table:table-cell>
          <table:table-cell table:formula="of:=IFNA([.J73]+[.I73]*256+[.H7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4];[$'Activate lookup'.$A$1:$'Activate lookup'.$B$17];2;0)" office:value-type="string" office:string-value="" calcext:value-type="error">
            <text:p>#N/A</text:p>
          </table:table-cell>
          <table:table-cell table:formula="of:=VLOOKUP([.E74];[$'Clock lookup'.$A$2:$'Clock lookup'.$B$17];2;0)" office:value-type="string" office:string-value="" calcext:value-type="error">
            <text:p>#N/A</text:p>
          </table:table-cell>
          <table:table-cell table:formula="of:=VLOOKUP([.F74]; [.$B$2:.$C$131]; 2; 0)" office:value-type="string" office:string-value="" calcext:value-type="error">
            <text:p>#N/A</text:p>
          </table:table-cell>
          <table:table-cell table:formula="of:=IFNA([.J74]+[.I74]*256+[.H7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5];[$'Activate lookup'.$A$1:$'Activate lookup'.$B$17];2;0)" office:value-type="string" office:string-value="" calcext:value-type="error">
            <text:p>#N/A</text:p>
          </table:table-cell>
          <table:table-cell table:formula="of:=VLOOKUP([.E75];[$'Clock lookup'.$A$2:$'Clock lookup'.$B$17];2;0)" office:value-type="string" office:string-value="" calcext:value-type="error">
            <text:p>#N/A</text:p>
          </table:table-cell>
          <table:table-cell table:formula="of:=VLOOKUP([.F75]; [.$B$2:.$C$131]; 2; 0)" office:value-type="string" office:string-value="" calcext:value-type="error">
            <text:p>#N/A</text:p>
          </table:table-cell>
          <table:table-cell table:formula="of:=IFNA([.J75]+[.I75]*256+[.H7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6];[$'Activate lookup'.$A$1:$'Activate lookup'.$B$17];2;0)" office:value-type="string" office:string-value="" calcext:value-type="error">
            <text:p>#N/A</text:p>
          </table:table-cell>
          <table:table-cell table:formula="of:=VLOOKUP([.E76];[$'Clock lookup'.$A$2:$'Clock lookup'.$B$17];2;0)" office:value-type="string" office:string-value="" calcext:value-type="error">
            <text:p>#N/A</text:p>
          </table:table-cell>
          <table:table-cell table:formula="of:=VLOOKUP([.F76]; [.$B$2:.$C$131]; 2; 0)" office:value-type="string" office:string-value="" calcext:value-type="error">
            <text:p>#N/A</text:p>
          </table:table-cell>
          <table:table-cell table:formula="of:=IFNA([.J76]+[.I76]*256+[.H7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7];[$'Activate lookup'.$A$1:$'Activate lookup'.$B$17];2;0)" office:value-type="string" office:string-value="" calcext:value-type="error">
            <text:p>#N/A</text:p>
          </table:table-cell>
          <table:table-cell table:formula="of:=VLOOKUP([.E77];[$'Clock lookup'.$A$2:$'Clock lookup'.$B$17];2;0)" office:value-type="string" office:string-value="" calcext:value-type="error">
            <text:p>#N/A</text:p>
          </table:table-cell>
          <table:table-cell table:formula="of:=VLOOKUP([.F77]; [.$B$2:.$C$131]; 2; 0)" office:value-type="string" office:string-value="" calcext:value-type="error">
            <text:p>#N/A</text:p>
          </table:table-cell>
          <table:table-cell table:formula="of:=IFNA([.J77]+[.I77]*256+[.H7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8];[$'Activate lookup'.$A$1:$'Activate lookup'.$B$17];2;0)" office:value-type="string" office:string-value="" calcext:value-type="error">
            <text:p>#N/A</text:p>
          </table:table-cell>
          <table:table-cell table:formula="of:=VLOOKUP([.E78];[$'Clock lookup'.$A$2:$'Clock lookup'.$B$17];2;0)" office:value-type="string" office:string-value="" calcext:value-type="error">
            <text:p>#N/A</text:p>
          </table:table-cell>
          <table:table-cell table:formula="of:=VLOOKUP([.F78]; [.$B$2:.$C$131]; 2; 0)" office:value-type="string" office:string-value="" calcext:value-type="error">
            <text:p>#N/A</text:p>
          </table:table-cell>
          <table:table-cell table:formula="of:=IFNA([.J78]+[.I78]*256+[.H7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79];[$'Activate lookup'.$A$1:$'Activate lookup'.$B$17];2;0)" office:value-type="string" office:string-value="" calcext:value-type="error">
            <text:p>#N/A</text:p>
          </table:table-cell>
          <table:table-cell table:formula="of:=VLOOKUP([.E79];[$'Clock lookup'.$A$2:$'Clock lookup'.$B$17];2;0)" office:value-type="string" office:string-value="" calcext:value-type="error">
            <text:p>#N/A</text:p>
          </table:table-cell>
          <table:table-cell table:formula="of:=VLOOKUP([.F79]; [.$B$2:.$C$131]; 2; 0)" office:value-type="string" office:string-value="" calcext:value-type="error">
            <text:p>#N/A</text:p>
          </table:table-cell>
          <table:table-cell table:formula="of:=IFNA([.J79]+[.I79]*256+[.H7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0];[$'Activate lookup'.$A$1:$'Activate lookup'.$B$17];2;0)" office:value-type="string" office:string-value="" calcext:value-type="error">
            <text:p>#N/A</text:p>
          </table:table-cell>
          <table:table-cell table:formula="of:=VLOOKUP([.E80];[$'Clock lookup'.$A$2:$'Clock lookup'.$B$17];2;0)" office:value-type="string" office:string-value="" calcext:value-type="error">
            <text:p>#N/A</text:p>
          </table:table-cell>
          <table:table-cell table:formula="of:=VLOOKUP([.F80]; [.$B$2:.$C$131]; 2; 0)" office:value-type="string" office:string-value="" calcext:value-type="error">
            <text:p>#N/A</text:p>
          </table:table-cell>
          <table:table-cell table:formula="of:=IFNA([.J80]+[.I80]*256+[.H8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1];[$'Activate lookup'.$A$1:$'Activate lookup'.$B$17];2;0)" office:value-type="string" office:string-value="" calcext:value-type="error">
            <text:p>#N/A</text:p>
          </table:table-cell>
          <table:table-cell table:formula="of:=VLOOKUP([.E81];[$'Clock lookup'.$A$2:$'Clock lookup'.$B$17];2;0)" office:value-type="string" office:string-value="" calcext:value-type="error">
            <text:p>#N/A</text:p>
          </table:table-cell>
          <table:table-cell table:formula="of:=VLOOKUP([.F81]; [.$B$2:.$C$131]; 2; 0)" office:value-type="string" office:string-value="" calcext:value-type="error">
            <text:p>#N/A</text:p>
          </table:table-cell>
          <table:table-cell table:formula="of:=IFNA([.J81]+[.I81]*256+[.H8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2];[$'Activate lookup'.$A$1:$'Activate lookup'.$B$17];2;0)" office:value-type="string" office:string-value="" calcext:value-type="error">
            <text:p>#N/A</text:p>
          </table:table-cell>
          <table:table-cell table:formula="of:=VLOOKUP([.E82];[$'Clock lookup'.$A$2:$'Clock lookup'.$B$17];2;0)" office:value-type="string" office:string-value="" calcext:value-type="error">
            <text:p>#N/A</text:p>
          </table:table-cell>
          <table:table-cell table:formula="of:=VLOOKUP([.F82]; [.$B$2:.$C$131]; 2; 0)" office:value-type="string" office:string-value="" calcext:value-type="error">
            <text:p>#N/A</text:p>
          </table:table-cell>
          <table:table-cell table:formula="of:=IFNA([.J82]+[.I82]*256+[.H8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3];[$'Activate lookup'.$A$1:$'Activate lookup'.$B$17];2;0)" office:value-type="string" office:string-value="" calcext:value-type="error">
            <text:p>#N/A</text:p>
          </table:table-cell>
          <table:table-cell table:formula="of:=VLOOKUP([.E83];[$'Clock lookup'.$A$2:$'Clock lookup'.$B$17];2;0)" office:value-type="string" office:string-value="" calcext:value-type="error">
            <text:p>#N/A</text:p>
          </table:table-cell>
          <table:table-cell table:formula="of:=VLOOKUP([.F83]; [.$B$2:.$C$131]; 2; 0)" office:value-type="string" office:string-value="" calcext:value-type="error">
            <text:p>#N/A</text:p>
          </table:table-cell>
          <table:table-cell table:formula="of:=IFNA([.J83]+[.I83]*256+[.H8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4];[$'Activate lookup'.$A$1:$'Activate lookup'.$B$17];2;0)" office:value-type="string" office:string-value="" calcext:value-type="error">
            <text:p>#N/A</text:p>
          </table:table-cell>
          <table:table-cell table:formula="of:=VLOOKUP([.E84];[$'Clock lookup'.$A$2:$'Clock lookup'.$B$17];2;0)" office:value-type="string" office:string-value="" calcext:value-type="error">
            <text:p>#N/A</text:p>
          </table:table-cell>
          <table:table-cell table:formula="of:=VLOOKUP([.F84]; [.$B$2:.$C$131]; 2; 0)" office:value-type="string" office:string-value="" calcext:value-type="error">
            <text:p>#N/A</text:p>
          </table:table-cell>
          <table:table-cell table:formula="of:=IFNA([.J84]+[.I84]*256+[.H8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5];[$'Activate lookup'.$A$1:$'Activate lookup'.$B$17];2;0)" office:value-type="string" office:string-value="" calcext:value-type="error">
            <text:p>#N/A</text:p>
          </table:table-cell>
          <table:table-cell table:formula="of:=VLOOKUP([.E85];[$'Clock lookup'.$A$2:$'Clock lookup'.$B$17];2;0)" office:value-type="string" office:string-value="" calcext:value-type="error">
            <text:p>#N/A</text:p>
          </table:table-cell>
          <table:table-cell table:formula="of:=VLOOKUP([.F85]; [.$B$2:.$C$131]; 2; 0)" office:value-type="string" office:string-value="" calcext:value-type="error">
            <text:p>#N/A</text:p>
          </table:table-cell>
          <table:table-cell table:formula="of:=IFNA([.J85]+[.I85]*256+[.H8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6];[$'Activate lookup'.$A$1:$'Activate lookup'.$B$17];2;0)" office:value-type="string" office:string-value="" calcext:value-type="error">
            <text:p>#N/A</text:p>
          </table:table-cell>
          <table:table-cell table:formula="of:=VLOOKUP([.E86];[$'Clock lookup'.$A$2:$'Clock lookup'.$B$17];2;0)" office:value-type="string" office:string-value="" calcext:value-type="error">
            <text:p>#N/A</text:p>
          </table:table-cell>
          <table:table-cell table:formula="of:=VLOOKUP([.F86]; [.$B$2:.$C$131]; 2; 0)" office:value-type="string" office:string-value="" calcext:value-type="error">
            <text:p>#N/A</text:p>
          </table:table-cell>
          <table:table-cell table:formula="of:=IFNA([.J86]+[.I86]*256+[.H8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7];[$'Activate lookup'.$A$1:$'Activate lookup'.$B$17];2;0)" office:value-type="string" office:string-value="" calcext:value-type="error">
            <text:p>#N/A</text:p>
          </table:table-cell>
          <table:table-cell table:formula="of:=VLOOKUP([.E87];[$'Clock lookup'.$A$2:$'Clock lookup'.$B$17];2;0)" office:value-type="string" office:string-value="" calcext:value-type="error">
            <text:p>#N/A</text:p>
          </table:table-cell>
          <table:table-cell table:formula="of:=VLOOKUP([.F87]; [.$B$2:.$C$131]; 2; 0)" office:value-type="string" office:string-value="" calcext:value-type="error">
            <text:p>#N/A</text:p>
          </table:table-cell>
          <table:table-cell table:formula="of:=IFNA([.J87]+[.I87]*256+[.H8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8];[$'Activate lookup'.$A$1:$'Activate lookup'.$B$17];2;0)" office:value-type="string" office:string-value="" calcext:value-type="error">
            <text:p>#N/A</text:p>
          </table:table-cell>
          <table:table-cell table:formula="of:=VLOOKUP([.E88];[$'Clock lookup'.$A$2:$'Clock lookup'.$B$17];2;0)" office:value-type="string" office:string-value="" calcext:value-type="error">
            <text:p>#N/A</text:p>
          </table:table-cell>
          <table:table-cell table:formula="of:=VLOOKUP([.F88]; [.$B$2:.$C$131]; 2; 0)" office:value-type="string" office:string-value="" calcext:value-type="error">
            <text:p>#N/A</text:p>
          </table:table-cell>
          <table:table-cell table:formula="of:=IFNA([.J88]+[.I88]*256+[.H8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89];[$'Activate lookup'.$A$1:$'Activate lookup'.$B$17];2;0)" office:value-type="string" office:string-value="" calcext:value-type="error">
            <text:p>#N/A</text:p>
          </table:table-cell>
          <table:table-cell table:formula="of:=VLOOKUP([.E89];[$'Clock lookup'.$A$2:$'Clock lookup'.$B$17];2;0)" office:value-type="string" office:string-value="" calcext:value-type="error">
            <text:p>#N/A</text:p>
          </table:table-cell>
          <table:table-cell table:formula="of:=VLOOKUP([.F89]; [.$B$2:.$C$131]; 2; 0)" office:value-type="string" office:string-value="" calcext:value-type="error">
            <text:p>#N/A</text:p>
          </table:table-cell>
          <table:table-cell table:formula="of:=IFNA([.J89]+[.I89]*256+[.H8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0];[$'Activate lookup'.$A$1:$'Activate lookup'.$B$17];2;0)" office:value-type="string" office:string-value="" calcext:value-type="error">
            <text:p>#N/A</text:p>
          </table:table-cell>
          <table:table-cell table:formula="of:=VLOOKUP([.E90];[$'Clock lookup'.$A$2:$'Clock lookup'.$B$17];2;0)" office:value-type="string" office:string-value="" calcext:value-type="error">
            <text:p>#N/A</text:p>
          </table:table-cell>
          <table:table-cell table:formula="of:=VLOOKUP([.F90]; [.$B$2:.$C$131]; 2; 0)" office:value-type="string" office:string-value="" calcext:value-type="error">
            <text:p>#N/A</text:p>
          </table:table-cell>
          <table:table-cell table:formula="of:=IFNA([.J90]+[.I90]*256+[.H9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1];[$'Activate lookup'.$A$1:$'Activate lookup'.$B$17];2;0)" office:value-type="string" office:string-value="" calcext:value-type="error">
            <text:p>#N/A</text:p>
          </table:table-cell>
          <table:table-cell table:formula="of:=VLOOKUP([.E91];[$'Clock lookup'.$A$2:$'Clock lookup'.$B$17];2;0)" office:value-type="string" office:string-value="" calcext:value-type="error">
            <text:p>#N/A</text:p>
          </table:table-cell>
          <table:table-cell table:formula="of:=VLOOKUP([.F91]; [.$B$2:.$C$131]; 2; 0)" office:value-type="string" office:string-value="" calcext:value-type="error">
            <text:p>#N/A</text:p>
          </table:table-cell>
          <table:table-cell table:formula="of:=IFNA([.J91]+[.I91]*256+[.H9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2];[$'Activate lookup'.$A$1:$'Activate lookup'.$B$17];2;0)" office:value-type="string" office:string-value="" calcext:value-type="error">
            <text:p>#N/A</text:p>
          </table:table-cell>
          <table:table-cell table:formula="of:=VLOOKUP([.E92];[$'Clock lookup'.$A$2:$'Clock lookup'.$B$17];2;0)" office:value-type="string" office:string-value="" calcext:value-type="error">
            <text:p>#N/A</text:p>
          </table:table-cell>
          <table:table-cell table:formula="of:=VLOOKUP([.F92]; [.$B$2:.$C$131]; 2; 0)" office:value-type="string" office:string-value="" calcext:value-type="error">
            <text:p>#N/A</text:p>
          </table:table-cell>
          <table:table-cell table:formula="of:=IFNA([.J92]+[.I92]*256+[.H9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3];[$'Activate lookup'.$A$1:$'Activate lookup'.$B$17];2;0)" office:value-type="string" office:string-value="" calcext:value-type="error">
            <text:p>#N/A</text:p>
          </table:table-cell>
          <table:table-cell table:formula="of:=VLOOKUP([.E93];[$'Clock lookup'.$A$2:$'Clock lookup'.$B$17];2;0)" office:value-type="string" office:string-value="" calcext:value-type="error">
            <text:p>#N/A</text:p>
          </table:table-cell>
          <table:table-cell table:formula="of:=VLOOKUP([.F93]; [.$B$2:.$C$131]; 2; 0)" office:value-type="string" office:string-value="" calcext:value-type="error">
            <text:p>#N/A</text:p>
          </table:table-cell>
          <table:table-cell table:formula="of:=IFNA([.J93]+[.I93]*256+[.H9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4];[$'Activate lookup'.$A$1:$'Activate lookup'.$B$17];2;0)" office:value-type="string" office:string-value="" calcext:value-type="error">
            <text:p>#N/A</text:p>
          </table:table-cell>
          <table:table-cell table:formula="of:=VLOOKUP([.E94];[$'Clock lookup'.$A$2:$'Clock lookup'.$B$17];2;0)" office:value-type="string" office:string-value="" calcext:value-type="error">
            <text:p>#N/A</text:p>
          </table:table-cell>
          <table:table-cell table:formula="of:=VLOOKUP([.F94]; [.$B$2:.$C$131]; 2; 0)" office:value-type="string" office:string-value="" calcext:value-type="error">
            <text:p>#N/A</text:p>
          </table:table-cell>
          <table:table-cell table:formula="of:=IFNA([.J94]+[.I94]*256+[.H9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5];[$'Activate lookup'.$A$1:$'Activate lookup'.$B$17];2;0)" office:value-type="string" office:string-value="" calcext:value-type="error">
            <text:p>#N/A</text:p>
          </table:table-cell>
          <table:table-cell table:formula="of:=VLOOKUP([.E95];[$'Clock lookup'.$A$2:$'Clock lookup'.$B$17];2;0)" office:value-type="string" office:string-value="" calcext:value-type="error">
            <text:p>#N/A</text:p>
          </table:table-cell>
          <table:table-cell table:formula="of:=VLOOKUP([.F95]; [.$B$2:.$C$131]; 2; 0)" office:value-type="string" office:string-value="" calcext:value-type="error">
            <text:p>#N/A</text:p>
          </table:table-cell>
          <table:table-cell table:formula="of:=IFNA([.J95]+[.I95]*256+[.H9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6];[$'Activate lookup'.$A$1:$'Activate lookup'.$B$17];2;0)" office:value-type="string" office:string-value="" calcext:value-type="error">
            <text:p>#N/A</text:p>
          </table:table-cell>
          <table:table-cell table:formula="of:=VLOOKUP([.E96];[$'Clock lookup'.$A$2:$'Clock lookup'.$B$17];2;0)" office:value-type="string" office:string-value="" calcext:value-type="error">
            <text:p>#N/A</text:p>
          </table:table-cell>
          <table:table-cell table:formula="of:=VLOOKUP([.F96]; [.$B$2:.$C$131]; 2; 0)" office:value-type="string" office:string-value="" calcext:value-type="error">
            <text:p>#N/A</text:p>
          </table:table-cell>
          <table:table-cell table:formula="of:=IFNA([.J96]+[.I96]*256+[.H9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7];[$'Activate lookup'.$A$1:$'Activate lookup'.$B$17];2;0)" office:value-type="string" office:string-value="" calcext:value-type="error">
            <text:p>#N/A</text:p>
          </table:table-cell>
          <table:table-cell table:formula="of:=VLOOKUP([.E97];[$'Clock lookup'.$A$2:$'Clock lookup'.$B$17];2;0)" office:value-type="string" office:string-value="" calcext:value-type="error">
            <text:p>#N/A</text:p>
          </table:table-cell>
          <table:table-cell table:formula="of:=VLOOKUP([.F97]; [.$B$2:.$C$131]; 2; 0)" office:value-type="string" office:string-value="" calcext:value-type="error">
            <text:p>#N/A</text:p>
          </table:table-cell>
          <table:table-cell table:formula="of:=IFNA([.J97]+[.I97]*256+[.H9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8];[$'Activate lookup'.$A$1:$'Activate lookup'.$B$17];2;0)" office:value-type="string" office:string-value="" calcext:value-type="error">
            <text:p>#N/A</text:p>
          </table:table-cell>
          <table:table-cell table:formula="of:=VLOOKUP([.E98];[$'Clock lookup'.$A$2:$'Clock lookup'.$B$17];2;0)" office:value-type="string" office:string-value="" calcext:value-type="error">
            <text:p>#N/A</text:p>
          </table:table-cell>
          <table:table-cell table:formula="of:=VLOOKUP([.F98]; [.$B$2:.$C$131]; 2; 0)" office:value-type="string" office:string-value="" calcext:value-type="error">
            <text:p>#N/A</text:p>
          </table:table-cell>
          <table:table-cell table:formula="of:=IFNA([.J98]+[.I98]*256+[.H9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99];[$'Activate lookup'.$A$1:$'Activate lookup'.$B$17];2;0)" office:value-type="string" office:string-value="" calcext:value-type="error">
            <text:p>#N/A</text:p>
          </table:table-cell>
          <table:table-cell table:formula="of:=VLOOKUP([.E99];[$'Clock lookup'.$A$2:$'Clock lookup'.$B$17];2;0)" office:value-type="string" office:string-value="" calcext:value-type="error">
            <text:p>#N/A</text:p>
          </table:table-cell>
          <table:table-cell table:formula="of:=VLOOKUP([.F99]; [.$B$2:.$C$131]; 2; 0)" office:value-type="string" office:string-value="" calcext:value-type="error">
            <text:p>#N/A</text:p>
          </table:table-cell>
          <table:table-cell table:formula="of:=IFNA([.J99]+[.I99]*256+[.H9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0];[$'Activate lookup'.$A$1:$'Activate lookup'.$B$17];2;0)" office:value-type="string" office:string-value="" calcext:value-type="error">
            <text:p>#N/A</text:p>
          </table:table-cell>
          <table:table-cell table:formula="of:=VLOOKUP([.E100];[$'Clock lookup'.$A$2:$'Clock lookup'.$B$17];2;0)" office:value-type="string" office:string-value="" calcext:value-type="error">
            <text:p>#N/A</text:p>
          </table:table-cell>
          <table:table-cell table:formula="of:=VLOOKUP([.F100]; [.$B$2:.$C$131]; 2; 0)" office:value-type="string" office:string-value="" calcext:value-type="error">
            <text:p>#N/A</text:p>
          </table:table-cell>
          <table:table-cell table:formula="of:=IFNA([.J100]+[.I100]*256+[.H10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1];[$'Activate lookup'.$A$1:$'Activate lookup'.$B$17];2;0)" office:value-type="string" office:string-value="" calcext:value-type="error">
            <text:p>#N/A</text:p>
          </table:table-cell>
          <table:table-cell table:formula="of:=VLOOKUP([.E101];[$'Clock lookup'.$A$2:$'Clock lookup'.$B$17];2;0)" office:value-type="string" office:string-value="" calcext:value-type="error">
            <text:p>#N/A</text:p>
          </table:table-cell>
          <table:table-cell table:formula="of:=VLOOKUP([.F101]; [.$B$2:.$C$131]; 2; 0)" office:value-type="string" office:string-value="" calcext:value-type="error">
            <text:p>#N/A</text:p>
          </table:table-cell>
          <table:table-cell table:formula="of:=IFNA([.J101]+[.I101]*256+[.H10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2];[$'Activate lookup'.$A$1:$'Activate lookup'.$B$17];2;0)" office:value-type="string" office:string-value="" calcext:value-type="error">
            <text:p>#N/A</text:p>
          </table:table-cell>
          <table:table-cell table:formula="of:=VLOOKUP([.E102];[$'Clock lookup'.$A$2:$'Clock lookup'.$B$17];2;0)" office:value-type="string" office:string-value="" calcext:value-type="error">
            <text:p>#N/A</text:p>
          </table:table-cell>
          <table:table-cell table:formula="of:=VLOOKUP([.F102]; [.$B$2:.$C$131]; 2; 0)" office:value-type="string" office:string-value="" calcext:value-type="error">
            <text:p>#N/A</text:p>
          </table:table-cell>
          <table:table-cell table:formula="of:=IFNA([.J102]+[.I102]*256+[.H10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3];[$'Activate lookup'.$A$1:$'Activate lookup'.$B$17];2;0)" office:value-type="string" office:string-value="" calcext:value-type="error">
            <text:p>#N/A</text:p>
          </table:table-cell>
          <table:table-cell table:formula="of:=VLOOKUP([.E103];[$'Clock lookup'.$A$2:$'Clock lookup'.$B$17];2;0)" office:value-type="string" office:string-value="" calcext:value-type="error">
            <text:p>#N/A</text:p>
          </table:table-cell>
          <table:table-cell table:formula="of:=VLOOKUP([.F103]; [.$B$2:.$C$131]; 2; 0)" office:value-type="string" office:string-value="" calcext:value-type="error">
            <text:p>#N/A</text:p>
          </table:table-cell>
          <table:table-cell table:formula="of:=IFNA([.J103]+[.I103]*256+[.H10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4];[$'Activate lookup'.$A$1:$'Activate lookup'.$B$17];2;0)" office:value-type="string" office:string-value="" calcext:value-type="error">
            <text:p>#N/A</text:p>
          </table:table-cell>
          <table:table-cell table:formula="of:=VLOOKUP([.E104];[$'Clock lookup'.$A$2:$'Clock lookup'.$B$17];2;0)" office:value-type="string" office:string-value="" calcext:value-type="error">
            <text:p>#N/A</text:p>
          </table:table-cell>
          <table:table-cell table:formula="of:=VLOOKUP([.F104]; [.$B$2:.$C$131]; 2; 0)" office:value-type="string" office:string-value="" calcext:value-type="error">
            <text:p>#N/A</text:p>
          </table:table-cell>
          <table:table-cell table:formula="of:=IFNA([.J104]+[.I104]*256+[.H10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5];[$'Activate lookup'.$A$1:$'Activate lookup'.$B$17];2;0)" office:value-type="string" office:string-value="" calcext:value-type="error">
            <text:p>#N/A</text:p>
          </table:table-cell>
          <table:table-cell table:formula="of:=VLOOKUP([.E105];[$'Clock lookup'.$A$2:$'Clock lookup'.$B$17];2;0)" office:value-type="string" office:string-value="" calcext:value-type="error">
            <text:p>#N/A</text:p>
          </table:table-cell>
          <table:table-cell table:formula="of:=VLOOKUP([.F105]; [.$B$2:.$C$131]; 2; 0)" office:value-type="string" office:string-value="" calcext:value-type="error">
            <text:p>#N/A</text:p>
          </table:table-cell>
          <table:table-cell table:formula="of:=IFNA([.J105]+[.I105]*256+[.H10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6];[$'Activate lookup'.$A$1:$'Activate lookup'.$B$17];2;0)" office:value-type="string" office:string-value="" calcext:value-type="error">
            <text:p>#N/A</text:p>
          </table:table-cell>
          <table:table-cell table:formula="of:=VLOOKUP([.E106];[$'Clock lookup'.$A$2:$'Clock lookup'.$B$17];2;0)" office:value-type="string" office:string-value="" calcext:value-type="error">
            <text:p>#N/A</text:p>
          </table:table-cell>
          <table:table-cell table:formula="of:=VLOOKUP([.F106]; [.$B$2:.$C$131]; 2; 0)" office:value-type="string" office:string-value="" calcext:value-type="error">
            <text:p>#N/A</text:p>
          </table:table-cell>
          <table:table-cell table:formula="of:=IFNA([.J106]+[.I106]*256+[.H10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7];[$'Activate lookup'.$A$1:$'Activate lookup'.$B$17];2;0)" office:value-type="string" office:string-value="" calcext:value-type="error">
            <text:p>#N/A</text:p>
          </table:table-cell>
          <table:table-cell table:formula="of:=VLOOKUP([.E107];[$'Clock lookup'.$A$2:$'Clock lookup'.$B$17];2;0)" office:value-type="string" office:string-value="" calcext:value-type="error">
            <text:p>#N/A</text:p>
          </table:table-cell>
          <table:table-cell table:formula="of:=VLOOKUP([.F107]; [.$B$2:.$C$131]; 2; 0)" office:value-type="string" office:string-value="" calcext:value-type="error">
            <text:p>#N/A</text:p>
          </table:table-cell>
          <table:table-cell table:formula="of:=IFNA([.J107]+[.I107]*256+[.H10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8];[$'Activate lookup'.$A$1:$'Activate lookup'.$B$17];2;0)" office:value-type="string" office:string-value="" calcext:value-type="error">
            <text:p>#N/A</text:p>
          </table:table-cell>
          <table:table-cell table:formula="of:=VLOOKUP([.E108];[$'Clock lookup'.$A$2:$'Clock lookup'.$B$17];2;0)" office:value-type="string" office:string-value="" calcext:value-type="error">
            <text:p>#N/A</text:p>
          </table:table-cell>
          <table:table-cell table:formula="of:=VLOOKUP([.F108]; [.$B$2:.$C$131]; 2; 0)" office:value-type="string" office:string-value="" calcext:value-type="error">
            <text:p>#N/A</text:p>
          </table:table-cell>
          <table:table-cell table:formula="of:=IFNA([.J108]+[.I108]*256+[.H10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09];[$'Activate lookup'.$A$1:$'Activate lookup'.$B$17];2;0)" office:value-type="string" office:string-value="" calcext:value-type="error">
            <text:p>#N/A</text:p>
          </table:table-cell>
          <table:table-cell table:formula="of:=VLOOKUP([.E109];[$'Clock lookup'.$A$2:$'Clock lookup'.$B$17];2;0)" office:value-type="string" office:string-value="" calcext:value-type="error">
            <text:p>#N/A</text:p>
          </table:table-cell>
          <table:table-cell table:formula="of:=VLOOKUP([.F109]; [.$B$2:.$C$131]; 2; 0)" office:value-type="string" office:string-value="" calcext:value-type="error">
            <text:p>#N/A</text:p>
          </table:table-cell>
          <table:table-cell table:formula="of:=IFNA([.J109]+[.I109]*256+[.H10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0];[$'Activate lookup'.$A$1:$'Activate lookup'.$B$17];2;0)" office:value-type="string" office:string-value="" calcext:value-type="error">
            <text:p>#N/A</text:p>
          </table:table-cell>
          <table:table-cell table:formula="of:=VLOOKUP([.E110];[$'Clock lookup'.$A$2:$'Clock lookup'.$B$17];2;0)" office:value-type="string" office:string-value="" calcext:value-type="error">
            <text:p>#N/A</text:p>
          </table:table-cell>
          <table:table-cell table:formula="of:=VLOOKUP([.F110]; [.$B$2:.$C$131]; 2; 0)" office:value-type="string" office:string-value="" calcext:value-type="error">
            <text:p>#N/A</text:p>
          </table:table-cell>
          <table:table-cell table:formula="of:=IFNA([.J110]+[.I110]*256+[.H11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1];[$'Activate lookup'.$A$1:$'Activate lookup'.$B$17];2;0)" office:value-type="string" office:string-value="" calcext:value-type="error">
            <text:p>#N/A</text:p>
          </table:table-cell>
          <table:table-cell table:formula="of:=VLOOKUP([.E111];[$'Clock lookup'.$A$2:$'Clock lookup'.$B$17];2;0)" office:value-type="string" office:string-value="" calcext:value-type="error">
            <text:p>#N/A</text:p>
          </table:table-cell>
          <table:table-cell table:formula="of:=VLOOKUP([.F111]; [.$B$2:.$C$131]; 2; 0)" office:value-type="string" office:string-value="" calcext:value-type="error">
            <text:p>#N/A</text:p>
          </table:table-cell>
          <table:table-cell table:formula="of:=IFNA([.J111]+[.I111]*256+[.H11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2];[$'Activate lookup'.$A$1:$'Activate lookup'.$B$17];2;0)" office:value-type="string" office:string-value="" calcext:value-type="error">
            <text:p>#N/A</text:p>
          </table:table-cell>
          <table:table-cell table:formula="of:=VLOOKUP([.E112];[$'Clock lookup'.$A$2:$'Clock lookup'.$B$17];2;0)" office:value-type="string" office:string-value="" calcext:value-type="error">
            <text:p>#N/A</text:p>
          </table:table-cell>
          <table:table-cell table:formula="of:=VLOOKUP([.F112]; [.$B$2:.$C$131]; 2; 0)" office:value-type="string" office:string-value="" calcext:value-type="error">
            <text:p>#N/A</text:p>
          </table:table-cell>
          <table:table-cell table:formula="of:=IFNA([.J112]+[.I112]*256+[.H11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3];[$'Activate lookup'.$A$1:$'Activate lookup'.$B$17];2;0)" office:value-type="string" office:string-value="" calcext:value-type="error">
            <text:p>#N/A</text:p>
          </table:table-cell>
          <table:table-cell table:formula="of:=VLOOKUP([.E113];[$'Clock lookup'.$A$2:$'Clock lookup'.$B$17];2;0)" office:value-type="string" office:string-value="" calcext:value-type="error">
            <text:p>#N/A</text:p>
          </table:table-cell>
          <table:table-cell table:formula="of:=VLOOKUP([.F113]; [.$B$2:.$C$131]; 2; 0)" office:value-type="string" office:string-value="" calcext:value-type="error">
            <text:p>#N/A</text:p>
          </table:table-cell>
          <table:table-cell table:formula="of:=IFNA([.J113]+[.I113]*256+[.H11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4];[$'Activate lookup'.$A$1:$'Activate lookup'.$B$17];2;0)" office:value-type="string" office:string-value="" calcext:value-type="error">
            <text:p>#N/A</text:p>
          </table:table-cell>
          <table:table-cell table:formula="of:=VLOOKUP([.E114];[$'Clock lookup'.$A$2:$'Clock lookup'.$B$17];2;0)" office:value-type="string" office:string-value="" calcext:value-type="error">
            <text:p>#N/A</text:p>
          </table:table-cell>
          <table:table-cell table:formula="of:=VLOOKUP([.F114]; [.$B$2:.$C$131]; 2; 0)" office:value-type="string" office:string-value="" calcext:value-type="error">
            <text:p>#N/A</text:p>
          </table:table-cell>
          <table:table-cell table:formula="of:=IFNA([.J114]+[.I114]*256+[.H11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5];[$'Activate lookup'.$A$1:$'Activate lookup'.$B$17];2;0)" office:value-type="string" office:string-value="" calcext:value-type="error">
            <text:p>#N/A</text:p>
          </table:table-cell>
          <table:table-cell table:formula="of:=VLOOKUP([.E115];[$'Clock lookup'.$A$2:$'Clock lookup'.$B$17];2;0)" office:value-type="string" office:string-value="" calcext:value-type="error">
            <text:p>#N/A</text:p>
          </table:table-cell>
          <table:table-cell table:formula="of:=VLOOKUP([.F115]; [.$B$2:.$C$131]; 2; 0)" office:value-type="string" office:string-value="" calcext:value-type="error">
            <text:p>#N/A</text:p>
          </table:table-cell>
          <table:table-cell table:formula="of:=IFNA([.J115]+[.I115]*256+[.H11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6];[$'Activate lookup'.$A$1:$'Activate lookup'.$B$17];2;0)" office:value-type="string" office:string-value="" calcext:value-type="error">
            <text:p>#N/A</text:p>
          </table:table-cell>
          <table:table-cell table:formula="of:=VLOOKUP([.E116];[$'Clock lookup'.$A$2:$'Clock lookup'.$B$17];2;0)" office:value-type="string" office:string-value="" calcext:value-type="error">
            <text:p>#N/A</text:p>
          </table:table-cell>
          <table:table-cell table:formula="of:=VLOOKUP([.F116]; [.$B$2:.$C$131]; 2; 0)" office:value-type="string" office:string-value="" calcext:value-type="error">
            <text:p>#N/A</text:p>
          </table:table-cell>
          <table:table-cell table:formula="of:=IFNA([.J116]+[.I116]*256+[.H11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7];[$'Activate lookup'.$A$1:$'Activate lookup'.$B$17];2;0)" office:value-type="string" office:string-value="" calcext:value-type="error">
            <text:p>#N/A</text:p>
          </table:table-cell>
          <table:table-cell table:formula="of:=VLOOKUP([.E117];[$'Clock lookup'.$A$2:$'Clock lookup'.$B$17];2;0)" office:value-type="string" office:string-value="" calcext:value-type="error">
            <text:p>#N/A</text:p>
          </table:table-cell>
          <table:table-cell table:formula="of:=VLOOKUP([.F117]; [.$B$2:.$C$131]; 2; 0)" office:value-type="string" office:string-value="" calcext:value-type="error">
            <text:p>#N/A</text:p>
          </table:table-cell>
          <table:table-cell table:formula="of:=IFNA([.J117]+[.I117]*256+[.H11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8];[$'Activate lookup'.$A$1:$'Activate lookup'.$B$17];2;0)" office:value-type="string" office:string-value="" calcext:value-type="error">
            <text:p>#N/A</text:p>
          </table:table-cell>
          <table:table-cell table:formula="of:=VLOOKUP([.E118];[$'Clock lookup'.$A$2:$'Clock lookup'.$B$17];2;0)" office:value-type="string" office:string-value="" calcext:value-type="error">
            <text:p>#N/A</text:p>
          </table:table-cell>
          <table:table-cell table:formula="of:=VLOOKUP([.F118]; [.$B$2:.$C$131]; 2; 0)" office:value-type="string" office:string-value="" calcext:value-type="error">
            <text:p>#N/A</text:p>
          </table:table-cell>
          <table:table-cell table:formula="of:=IFNA([.J118]+[.I118]*256+[.H11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19];[$'Activate lookup'.$A$1:$'Activate lookup'.$B$17];2;0)" office:value-type="string" office:string-value="" calcext:value-type="error">
            <text:p>#N/A</text:p>
          </table:table-cell>
          <table:table-cell table:formula="of:=VLOOKUP([.E119];[$'Clock lookup'.$A$2:$'Clock lookup'.$B$17];2;0)" office:value-type="string" office:string-value="" calcext:value-type="error">
            <text:p>#N/A</text:p>
          </table:table-cell>
          <table:table-cell table:formula="of:=VLOOKUP([.F119]; [.$B$2:.$C$131]; 2; 0)" office:value-type="string" office:string-value="" calcext:value-type="error">
            <text:p>#N/A</text:p>
          </table:table-cell>
          <table:table-cell table:formula="of:=IFNA([.J119]+[.I119]*256+[.H11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0];[$'Activate lookup'.$A$1:$'Activate lookup'.$B$17];2;0)" office:value-type="string" office:string-value="" calcext:value-type="error">
            <text:p>#N/A</text:p>
          </table:table-cell>
          <table:table-cell table:formula="of:=VLOOKUP([.E120];[$'Clock lookup'.$A$2:$'Clock lookup'.$B$17];2;0)" office:value-type="string" office:string-value="" calcext:value-type="error">
            <text:p>#N/A</text:p>
          </table:table-cell>
          <table:table-cell table:formula="of:=VLOOKUP([.F120]; [.$B$2:.$C$131]; 2; 0)" office:value-type="string" office:string-value="" calcext:value-type="error">
            <text:p>#N/A</text:p>
          </table:table-cell>
          <table:table-cell table:formula="of:=IFNA([.J120]+[.I120]*256+[.H12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1];[$'Activate lookup'.$A$1:$'Activate lookup'.$B$17];2;0)" office:value-type="string" office:string-value="" calcext:value-type="error">
            <text:p>#N/A</text:p>
          </table:table-cell>
          <table:table-cell table:formula="of:=VLOOKUP([.E121];[$'Clock lookup'.$A$2:$'Clock lookup'.$B$17];2;0)" office:value-type="string" office:string-value="" calcext:value-type="error">
            <text:p>#N/A</text:p>
          </table:table-cell>
          <table:table-cell table:formula="of:=VLOOKUP([.F121]; [.$B$2:.$C$131]; 2; 0)" office:value-type="string" office:string-value="" calcext:value-type="error">
            <text:p>#N/A</text:p>
          </table:table-cell>
          <table:table-cell table:formula="of:=IFNA([.J121]+[.I121]*256+[.H12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2];[$'Activate lookup'.$A$1:$'Activate lookup'.$B$17];2;0)" office:value-type="string" office:string-value="" calcext:value-type="error">
            <text:p>#N/A</text:p>
          </table:table-cell>
          <table:table-cell table:formula="of:=VLOOKUP([.E122];[$'Clock lookup'.$A$2:$'Clock lookup'.$B$17];2;0)" office:value-type="string" office:string-value="" calcext:value-type="error">
            <text:p>#N/A</text:p>
          </table:table-cell>
          <table:table-cell table:formula="of:=VLOOKUP([.F122]; [.$B$2:.$C$131]; 2; 0)" office:value-type="string" office:string-value="" calcext:value-type="error">
            <text:p>#N/A</text:p>
          </table:table-cell>
          <table:table-cell table:formula="of:=IFNA([.J122]+[.I122]*256+[.H12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3];[$'Activate lookup'.$A$1:$'Activate lookup'.$B$17];2;0)" office:value-type="string" office:string-value="" calcext:value-type="error">
            <text:p>#N/A</text:p>
          </table:table-cell>
          <table:table-cell table:formula="of:=VLOOKUP([.E123];[$'Clock lookup'.$A$2:$'Clock lookup'.$B$17];2;0)" office:value-type="string" office:string-value="" calcext:value-type="error">
            <text:p>#N/A</text:p>
          </table:table-cell>
          <table:table-cell table:formula="of:=VLOOKUP([.F123]; [.$B$2:.$C$131]; 2; 0)" office:value-type="string" office:string-value="" calcext:value-type="error">
            <text:p>#N/A</text:p>
          </table:table-cell>
          <table:table-cell table:formula="of:=IFNA([.J123]+[.I123]*256+[.H12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4];[$'Activate lookup'.$A$1:$'Activate lookup'.$B$17];2;0)" office:value-type="string" office:string-value="" calcext:value-type="error">
            <text:p>#N/A</text:p>
          </table:table-cell>
          <table:table-cell table:formula="of:=VLOOKUP([.E124];[$'Clock lookup'.$A$2:$'Clock lookup'.$B$17];2;0)" office:value-type="string" office:string-value="" calcext:value-type="error">
            <text:p>#N/A</text:p>
          </table:table-cell>
          <table:table-cell table:formula="of:=VLOOKUP([.F124]; [.$B$2:.$C$131]; 2; 0)" office:value-type="string" office:string-value="" calcext:value-type="error">
            <text:p>#N/A</text:p>
          </table:table-cell>
          <table:table-cell table:formula="of:=IFNA([.J124]+[.I124]*256+[.H12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5];[$'Activate lookup'.$A$1:$'Activate lookup'.$B$17];2;0)" office:value-type="string" office:string-value="" calcext:value-type="error">
            <text:p>#N/A</text:p>
          </table:table-cell>
          <table:table-cell table:formula="of:=VLOOKUP([.E125];[$'Clock lookup'.$A$2:$'Clock lookup'.$B$17];2;0)" office:value-type="string" office:string-value="" calcext:value-type="error">
            <text:p>#N/A</text:p>
          </table:table-cell>
          <table:table-cell table:formula="of:=VLOOKUP([.F125]; [.$B$2:.$C$131]; 2; 0)" office:value-type="string" office:string-value="" calcext:value-type="error">
            <text:p>#N/A</text:p>
          </table:table-cell>
          <table:table-cell table:formula="of:=IFNA([.J125]+[.I125]*256+[.H12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6];[$'Activate lookup'.$A$1:$'Activate lookup'.$B$17];2;0)" office:value-type="string" office:string-value="" calcext:value-type="error">
            <text:p>#N/A</text:p>
          </table:table-cell>
          <table:table-cell table:formula="of:=VLOOKUP([.E126];[$'Clock lookup'.$A$2:$'Clock lookup'.$B$17];2;0)" office:value-type="string" office:string-value="" calcext:value-type="error">
            <text:p>#N/A</text:p>
          </table:table-cell>
          <table:table-cell table:formula="of:=VLOOKUP([.F126]; [.$B$2:.$C$131]; 2; 0)" office:value-type="string" office:string-value="" calcext:value-type="error">
            <text:p>#N/A</text:p>
          </table:table-cell>
          <table:table-cell table:formula="of:=IFNA([.J126]+[.I126]*256+[.H12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7];[$'Activate lookup'.$A$1:$'Activate lookup'.$B$17];2;0)" office:value-type="string" office:string-value="" calcext:value-type="error">
            <text:p>#N/A</text:p>
          </table:table-cell>
          <table:table-cell table:formula="of:=VLOOKUP([.E127];[$'Clock lookup'.$A$2:$'Clock lookup'.$B$17];2;0)" office:value-type="string" office:string-value="" calcext:value-type="error">
            <text:p>#N/A</text:p>
          </table:table-cell>
          <table:table-cell table:formula="of:=VLOOKUP([.F127]; [.$B$2:.$C$131]; 2; 0)" office:value-type="string" office:string-value="" calcext:value-type="error">
            <text:p>#N/A</text:p>
          </table:table-cell>
          <table:table-cell table:formula="of:=IFNA([.J127]+[.I127]*256+[.H12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8];[$'Activate lookup'.$A$1:$'Activate lookup'.$B$17];2;0)" office:value-type="string" office:string-value="" calcext:value-type="error">
            <text:p>#N/A</text:p>
          </table:table-cell>
          <table:table-cell table:formula="of:=VLOOKUP([.E128];[$'Clock lookup'.$A$2:$'Clock lookup'.$B$17];2;0)" office:value-type="string" office:string-value="" calcext:value-type="error">
            <text:p>#N/A</text:p>
          </table:table-cell>
          <table:table-cell table:formula="of:=VLOOKUP([.F128]; [.$B$2:.$C$131]; 2; 0)" office:value-type="string" office:string-value="" calcext:value-type="error">
            <text:p>#N/A</text:p>
          </table:table-cell>
          <table:table-cell table:formula="of:=IFNA([.J128]+[.I128]*256+[.H12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29];[$'Activate lookup'.$A$1:$'Activate lookup'.$B$17];2;0)" office:value-type="string" office:string-value="" calcext:value-type="error">
            <text:p>#N/A</text:p>
          </table:table-cell>
          <table:table-cell table:formula="of:=VLOOKUP([.E129];[$'Clock lookup'.$A$2:$'Clock lookup'.$B$17];2;0)" office:value-type="string" office:string-value="" calcext:value-type="error">
            <text:p>#N/A</text:p>
          </table:table-cell>
          <table:table-cell table:formula="of:=VLOOKUP([.F129]; [.$B$2:.$C$131]; 2; 0)" office:value-type="string" office:string-value="" calcext:value-type="error">
            <text:p>#N/A</text:p>
          </table:table-cell>
          <table:table-cell table:formula="of:=IFNA([.J129]+[.I129]*256+[.H12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0];[$'Activate lookup'.$A$1:$'Activate lookup'.$B$17];2;0)" office:value-type="string" office:string-value="" calcext:value-type="error">
            <text:p>#N/A</text:p>
          </table:table-cell>
          <table:table-cell table:formula="of:=VLOOKUP([.E130];[$'Clock lookup'.$A$2:$'Clock lookup'.$B$17];2;0)" office:value-type="string" office:string-value="" calcext:value-type="error">
            <text:p>#N/A</text:p>
          </table:table-cell>
          <table:table-cell table:formula="of:=VLOOKUP([.F130]; [.$B$2:.$C$131]; 2; 0)" office:value-type="string" office:string-value="" calcext:value-type="error">
            <text:p>#N/A</text:p>
          </table:table-cell>
          <table:table-cell table:formula="of:=IFNA([.J130]+[.I130]*256+[.H13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1];[$'Activate lookup'.$A$1:$'Activate lookup'.$B$17];2;0)" office:value-type="string" office:string-value="" calcext:value-type="error">
            <text:p>#N/A</text:p>
          </table:table-cell>
          <table:table-cell table:formula="of:=VLOOKUP([.E131];[$'Clock lookup'.$A$2:$'Clock lookup'.$B$17];2;0)" office:value-type="string" office:string-value="" calcext:value-type="error">
            <text:p>#N/A</text:p>
          </table:table-cell>
          <table:table-cell table:formula="of:=VLOOKUP([.F131]; [.$B$2:.$C$131]; 2; 0)" office:value-type="string" office:string-value="" calcext:value-type="error">
            <text:p>#N/A</text:p>
          </table:table-cell>
          <table:table-cell table:formula="of:=IFNA([.J131]+[.I131]*256+[.H13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2];[$'Activate lookup'.$A$1:$'Activate lookup'.$B$17];2;0)" office:value-type="string" office:string-value="" calcext:value-type="error">
            <text:p>#N/A</text:p>
          </table:table-cell>
          <table:table-cell table:formula="of:=VLOOKUP([.E132];[$'Clock lookup'.$A$2:$'Clock lookup'.$B$17];2;0)" office:value-type="string" office:string-value="" calcext:value-type="error">
            <text:p>#N/A</text:p>
          </table:table-cell>
          <table:table-cell table:formula="of:=VLOOKUP([.F132]; [.$B$2:.$C$131]; 2; 0)" office:value-type="string" office:string-value="" calcext:value-type="error">
            <text:p>#N/A</text:p>
          </table:table-cell>
          <table:table-cell table:formula="of:=IFNA([.J132]+[.I132]*256+[.H13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3];[$'Activate lookup'.$A$1:$'Activate lookup'.$B$17];2;0)" office:value-type="string" office:string-value="" calcext:value-type="error">
            <text:p>#N/A</text:p>
          </table:table-cell>
          <table:table-cell table:formula="of:=VLOOKUP([.E133];[$'Clock lookup'.$A$2:$'Clock lookup'.$B$17];2;0)" office:value-type="string" office:string-value="" calcext:value-type="error">
            <text:p>#N/A</text:p>
          </table:table-cell>
          <table:table-cell table:formula="of:=VLOOKUP([.F133]; [.$B$2:.$C$131]; 2; 0)" office:value-type="string" office:string-value="" calcext:value-type="error">
            <text:p>#N/A</text:p>
          </table:table-cell>
          <table:table-cell table:formula="of:=IFNA([.J133]+[.I133]*256+[.H13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4];[$'Activate lookup'.$A$1:$'Activate lookup'.$B$17];2;0)" office:value-type="string" office:string-value="" calcext:value-type="error">
            <text:p>#N/A</text:p>
          </table:table-cell>
          <table:table-cell table:formula="of:=VLOOKUP([.E134];[$'Clock lookup'.$A$2:$'Clock lookup'.$B$17];2;0)" office:value-type="string" office:string-value="" calcext:value-type="error">
            <text:p>#N/A</text:p>
          </table:table-cell>
          <table:table-cell table:formula="of:=VLOOKUP([.F134]; [.$B$2:.$C$131]; 2; 0)" office:value-type="string" office:string-value="" calcext:value-type="error">
            <text:p>#N/A</text:p>
          </table:table-cell>
          <table:table-cell table:formula="of:=IFNA([.J134]+[.I134]*256+[.H13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5];[$'Activate lookup'.$A$1:$'Activate lookup'.$B$17];2;0)" office:value-type="string" office:string-value="" calcext:value-type="error">
            <text:p>#N/A</text:p>
          </table:table-cell>
          <table:table-cell table:formula="of:=VLOOKUP([.E135];[$'Clock lookup'.$A$2:$'Clock lookup'.$B$17];2;0)" office:value-type="string" office:string-value="" calcext:value-type="error">
            <text:p>#N/A</text:p>
          </table:table-cell>
          <table:table-cell table:formula="of:=VLOOKUP([.F135]; [.$B$2:.$C$131]; 2; 0)" office:value-type="string" office:string-value="" calcext:value-type="error">
            <text:p>#N/A</text:p>
          </table:table-cell>
          <table:table-cell table:formula="of:=IFNA([.J135]+[.I135]*256+[.H13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6];[$'Activate lookup'.$A$1:$'Activate lookup'.$B$17];2;0)" office:value-type="string" office:string-value="" calcext:value-type="error">
            <text:p>#N/A</text:p>
          </table:table-cell>
          <table:table-cell table:formula="of:=VLOOKUP([.E136];[$'Clock lookup'.$A$2:$'Clock lookup'.$B$17];2;0)" office:value-type="string" office:string-value="" calcext:value-type="error">
            <text:p>#N/A</text:p>
          </table:table-cell>
          <table:table-cell table:formula="of:=VLOOKUP([.F136]; [.$B$2:.$C$131]; 2; 0)" office:value-type="string" office:string-value="" calcext:value-type="error">
            <text:p>#N/A</text:p>
          </table:table-cell>
          <table:table-cell table:formula="of:=IFNA([.J136]+[.I136]*256+[.H13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7];[$'Activate lookup'.$A$1:$'Activate lookup'.$B$17];2;0)" office:value-type="string" office:string-value="" calcext:value-type="error">
            <text:p>#N/A</text:p>
          </table:table-cell>
          <table:table-cell table:formula="of:=VLOOKUP([.E137];[$'Clock lookup'.$A$2:$'Clock lookup'.$B$17];2;0)" office:value-type="string" office:string-value="" calcext:value-type="error">
            <text:p>#N/A</text:p>
          </table:table-cell>
          <table:table-cell table:formula="of:=VLOOKUP([.F137]; [.$B$2:.$C$131]; 2; 0)" office:value-type="string" office:string-value="" calcext:value-type="error">
            <text:p>#N/A</text:p>
          </table:table-cell>
          <table:table-cell table:formula="of:=IFNA([.J137]+[.I137]*256+[.H13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8];[$'Activate lookup'.$A$1:$'Activate lookup'.$B$17];2;0)" office:value-type="string" office:string-value="" calcext:value-type="error">
            <text:p>#N/A</text:p>
          </table:table-cell>
          <table:table-cell table:formula="of:=VLOOKUP([.E138];[$'Clock lookup'.$A$2:$'Clock lookup'.$B$17];2;0)" office:value-type="string" office:string-value="" calcext:value-type="error">
            <text:p>#N/A</text:p>
          </table:table-cell>
          <table:table-cell table:formula="of:=VLOOKUP([.F138]; [.$B$2:.$C$131]; 2; 0)" office:value-type="string" office:string-value="" calcext:value-type="error">
            <text:p>#N/A</text:p>
          </table:table-cell>
          <table:table-cell table:formula="of:=IFNA([.J138]+[.I138]*256+[.H13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39];[$'Activate lookup'.$A$1:$'Activate lookup'.$B$17];2;0)" office:value-type="string" office:string-value="" calcext:value-type="error">
            <text:p>#N/A</text:p>
          </table:table-cell>
          <table:table-cell table:formula="of:=VLOOKUP([.E139];[$'Clock lookup'.$A$2:$'Clock lookup'.$B$17];2;0)" office:value-type="string" office:string-value="" calcext:value-type="error">
            <text:p>#N/A</text:p>
          </table:table-cell>
          <table:table-cell table:formula="of:=VLOOKUP([.F139]; [.$B$2:.$C$131]; 2; 0)" office:value-type="string" office:string-value="" calcext:value-type="error">
            <text:p>#N/A</text:p>
          </table:table-cell>
          <table:table-cell table:formula="of:=IFNA([.J139]+[.I139]*256+[.H13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0];[$'Activate lookup'.$A$1:$'Activate lookup'.$B$17];2;0)" office:value-type="string" office:string-value="" calcext:value-type="error">
            <text:p>#N/A</text:p>
          </table:table-cell>
          <table:table-cell table:formula="of:=VLOOKUP([.E140];[$'Clock lookup'.$A$2:$'Clock lookup'.$B$17];2;0)" office:value-type="string" office:string-value="" calcext:value-type="error">
            <text:p>#N/A</text:p>
          </table:table-cell>
          <table:table-cell table:formula="of:=VLOOKUP([.F140]; [.$B$2:.$C$131]; 2; 0)" office:value-type="string" office:string-value="" calcext:value-type="error">
            <text:p>#N/A</text:p>
          </table:table-cell>
          <table:table-cell table:formula="of:=IFNA([.J140]+[.I140]*256+[.H14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1];[$'Activate lookup'.$A$1:$'Activate lookup'.$B$17];2;0)" office:value-type="string" office:string-value="" calcext:value-type="error">
            <text:p>#N/A</text:p>
          </table:table-cell>
          <table:table-cell table:formula="of:=VLOOKUP([.E141];[$'Clock lookup'.$A$2:$'Clock lookup'.$B$17];2;0)" office:value-type="string" office:string-value="" calcext:value-type="error">
            <text:p>#N/A</text:p>
          </table:table-cell>
          <table:table-cell table:formula="of:=VLOOKUP([.F141]; [.$B$2:.$C$131]; 2; 0)" office:value-type="string" office:string-value="" calcext:value-type="error">
            <text:p>#N/A</text:p>
          </table:table-cell>
          <table:table-cell table:formula="of:=IFNA([.J141]+[.I141]*256+[.H14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2];[$'Activate lookup'.$A$1:$'Activate lookup'.$B$17];2;0)" office:value-type="string" office:string-value="" calcext:value-type="error">
            <text:p>#N/A</text:p>
          </table:table-cell>
          <table:table-cell table:formula="of:=VLOOKUP([.E142];[$'Clock lookup'.$A$2:$'Clock lookup'.$B$17];2;0)" office:value-type="string" office:string-value="" calcext:value-type="error">
            <text:p>#N/A</text:p>
          </table:table-cell>
          <table:table-cell table:formula="of:=VLOOKUP([.F142]; [.$B$2:.$C$131]; 2; 0)" office:value-type="string" office:string-value="" calcext:value-type="error">
            <text:p>#N/A</text:p>
          </table:table-cell>
          <table:table-cell table:formula="of:=IFNA([.J142]+[.I142]*256+[.H14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3];[$'Activate lookup'.$A$1:$'Activate lookup'.$B$17];2;0)" office:value-type="string" office:string-value="" calcext:value-type="error">
            <text:p>#N/A</text:p>
          </table:table-cell>
          <table:table-cell table:formula="of:=VLOOKUP([.E143];[$'Clock lookup'.$A$2:$'Clock lookup'.$B$17];2;0)" office:value-type="string" office:string-value="" calcext:value-type="error">
            <text:p>#N/A</text:p>
          </table:table-cell>
          <table:table-cell table:formula="of:=VLOOKUP([.F143]; [.$B$2:.$C$131]; 2; 0)" office:value-type="string" office:string-value="" calcext:value-type="error">
            <text:p>#N/A</text:p>
          </table:table-cell>
          <table:table-cell table:formula="of:=IFNA([.J143]+[.I143]*256+[.H14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4];[$'Activate lookup'.$A$1:$'Activate lookup'.$B$17];2;0)" office:value-type="string" office:string-value="" calcext:value-type="error">
            <text:p>#N/A</text:p>
          </table:table-cell>
          <table:table-cell table:formula="of:=VLOOKUP([.E144];[$'Clock lookup'.$A$2:$'Clock lookup'.$B$17];2;0)" office:value-type="string" office:string-value="" calcext:value-type="error">
            <text:p>#N/A</text:p>
          </table:table-cell>
          <table:table-cell table:formula="of:=VLOOKUP([.F144]; [.$B$2:.$C$131]; 2; 0)" office:value-type="string" office:string-value="" calcext:value-type="error">
            <text:p>#N/A</text:p>
          </table:table-cell>
          <table:table-cell table:formula="of:=IFNA([.J144]+[.I144]*256+[.H14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5];[$'Activate lookup'.$A$1:$'Activate lookup'.$B$17];2;0)" office:value-type="string" office:string-value="" calcext:value-type="error">
            <text:p>#N/A</text:p>
          </table:table-cell>
          <table:table-cell table:formula="of:=VLOOKUP([.E145];[$'Clock lookup'.$A$2:$'Clock lookup'.$B$17];2;0)" office:value-type="string" office:string-value="" calcext:value-type="error">
            <text:p>#N/A</text:p>
          </table:table-cell>
          <table:table-cell table:formula="of:=VLOOKUP([.F145]; [.$B$2:.$C$131]; 2; 0)" office:value-type="string" office:string-value="" calcext:value-type="error">
            <text:p>#N/A</text:p>
          </table:table-cell>
          <table:table-cell table:formula="of:=IFNA([.J145]+[.I145]*256+[.H14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6];[$'Activate lookup'.$A$1:$'Activate lookup'.$B$17];2;0)" office:value-type="string" office:string-value="" calcext:value-type="error">
            <text:p>#N/A</text:p>
          </table:table-cell>
          <table:table-cell table:formula="of:=VLOOKUP([.E146];[$'Clock lookup'.$A$2:$'Clock lookup'.$B$17];2;0)" office:value-type="string" office:string-value="" calcext:value-type="error">
            <text:p>#N/A</text:p>
          </table:table-cell>
          <table:table-cell table:formula="of:=VLOOKUP([.F146]; [.$B$2:.$C$131]; 2; 0)" office:value-type="string" office:string-value="" calcext:value-type="error">
            <text:p>#N/A</text:p>
          </table:table-cell>
          <table:table-cell table:formula="of:=IFNA([.J146]+[.I146]*256+[.H14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7];[$'Activate lookup'.$A$1:$'Activate lookup'.$B$17];2;0)" office:value-type="string" office:string-value="" calcext:value-type="error">
            <text:p>#N/A</text:p>
          </table:table-cell>
          <table:table-cell table:formula="of:=VLOOKUP([.E147];[$'Clock lookup'.$A$2:$'Clock lookup'.$B$17];2;0)" office:value-type="string" office:string-value="" calcext:value-type="error">
            <text:p>#N/A</text:p>
          </table:table-cell>
          <table:table-cell table:formula="of:=VLOOKUP([.F147]; [.$B$2:.$C$131]; 2; 0)" office:value-type="string" office:string-value="" calcext:value-type="error">
            <text:p>#N/A</text:p>
          </table:table-cell>
          <table:table-cell table:formula="of:=IFNA([.J147]+[.I147]*256+[.H14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8];[$'Activate lookup'.$A$1:$'Activate lookup'.$B$17];2;0)" office:value-type="string" office:string-value="" calcext:value-type="error">
            <text:p>#N/A</text:p>
          </table:table-cell>
          <table:table-cell table:formula="of:=VLOOKUP([.E148];[$'Clock lookup'.$A$2:$'Clock lookup'.$B$17];2;0)" office:value-type="string" office:string-value="" calcext:value-type="error">
            <text:p>#N/A</text:p>
          </table:table-cell>
          <table:table-cell table:formula="of:=VLOOKUP([.F148]; [.$B$2:.$C$131]; 2; 0)" office:value-type="string" office:string-value="" calcext:value-type="error">
            <text:p>#N/A</text:p>
          </table:table-cell>
          <table:table-cell table:formula="of:=IFNA([.J148]+[.I148]*256+[.H14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49];[$'Activate lookup'.$A$1:$'Activate lookup'.$B$17];2;0)" office:value-type="string" office:string-value="" calcext:value-type="error">
            <text:p>#N/A</text:p>
          </table:table-cell>
          <table:table-cell table:formula="of:=VLOOKUP([.E149];[$'Clock lookup'.$A$2:$'Clock lookup'.$B$17];2;0)" office:value-type="string" office:string-value="" calcext:value-type="error">
            <text:p>#N/A</text:p>
          </table:table-cell>
          <table:table-cell table:formula="of:=VLOOKUP([.F149]; [.$B$2:.$C$131]; 2; 0)" office:value-type="string" office:string-value="" calcext:value-type="error">
            <text:p>#N/A</text:p>
          </table:table-cell>
          <table:table-cell table:formula="of:=IFNA([.J149]+[.I149]*256+[.H14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0];[$'Activate lookup'.$A$1:$'Activate lookup'.$B$17];2;0)" office:value-type="string" office:string-value="" calcext:value-type="error">
            <text:p>#N/A</text:p>
          </table:table-cell>
          <table:table-cell table:formula="of:=VLOOKUP([.E150];[$'Clock lookup'.$A$2:$'Clock lookup'.$B$17];2;0)" office:value-type="string" office:string-value="" calcext:value-type="error">
            <text:p>#N/A</text:p>
          </table:table-cell>
          <table:table-cell table:formula="of:=VLOOKUP([.F150]; [.$B$2:.$C$131]; 2; 0)" office:value-type="string" office:string-value="" calcext:value-type="error">
            <text:p>#N/A</text:p>
          </table:table-cell>
          <table:table-cell table:formula="of:=IFNA([.J150]+[.I150]*256+[.H15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1];[$'Activate lookup'.$A$1:$'Activate lookup'.$B$17];2;0)" office:value-type="string" office:string-value="" calcext:value-type="error">
            <text:p>#N/A</text:p>
          </table:table-cell>
          <table:table-cell table:formula="of:=VLOOKUP([.E151];[$'Clock lookup'.$A$2:$'Clock lookup'.$B$17];2;0)" office:value-type="string" office:string-value="" calcext:value-type="error">
            <text:p>#N/A</text:p>
          </table:table-cell>
          <table:table-cell table:formula="of:=VLOOKUP([.F151]; [.$B$2:.$C$131]; 2; 0)" office:value-type="string" office:string-value="" calcext:value-type="error">
            <text:p>#N/A</text:p>
          </table:table-cell>
          <table:table-cell table:formula="of:=IFNA([.J151]+[.I151]*256+[.H15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2];[$'Activate lookup'.$A$1:$'Activate lookup'.$B$17];2;0)" office:value-type="string" office:string-value="" calcext:value-type="error">
            <text:p>#N/A</text:p>
          </table:table-cell>
          <table:table-cell table:formula="of:=VLOOKUP([.E152];[$'Clock lookup'.$A$2:$'Clock lookup'.$B$17];2;0)" office:value-type="string" office:string-value="" calcext:value-type="error">
            <text:p>#N/A</text:p>
          </table:table-cell>
          <table:table-cell table:formula="of:=VLOOKUP([.F152]; [.$B$2:.$C$131]; 2; 0)" office:value-type="string" office:string-value="" calcext:value-type="error">
            <text:p>#N/A</text:p>
          </table:table-cell>
          <table:table-cell table:formula="of:=IFNA([.J152]+[.I152]*256+[.H15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3];[$'Activate lookup'.$A$1:$'Activate lookup'.$B$17];2;0)" office:value-type="string" office:string-value="" calcext:value-type="error">
            <text:p>#N/A</text:p>
          </table:table-cell>
          <table:table-cell table:formula="of:=VLOOKUP([.E153];[$'Clock lookup'.$A$2:$'Clock lookup'.$B$17];2;0)" office:value-type="string" office:string-value="" calcext:value-type="error">
            <text:p>#N/A</text:p>
          </table:table-cell>
          <table:table-cell table:formula="of:=VLOOKUP([.F153]; [.$B$2:.$C$131]; 2; 0)" office:value-type="string" office:string-value="" calcext:value-type="error">
            <text:p>#N/A</text:p>
          </table:table-cell>
          <table:table-cell table:formula="of:=IFNA([.J153]+[.I153]*256+[.H15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4];[$'Activate lookup'.$A$1:$'Activate lookup'.$B$17];2;0)" office:value-type="string" office:string-value="" calcext:value-type="error">
            <text:p>#N/A</text:p>
          </table:table-cell>
          <table:table-cell table:formula="of:=VLOOKUP([.E154];[$'Clock lookup'.$A$2:$'Clock lookup'.$B$17];2;0)" office:value-type="string" office:string-value="" calcext:value-type="error">
            <text:p>#N/A</text:p>
          </table:table-cell>
          <table:table-cell table:formula="of:=VLOOKUP([.F154]; [.$B$2:.$C$131]; 2; 0)" office:value-type="string" office:string-value="" calcext:value-type="error">
            <text:p>#N/A</text:p>
          </table:table-cell>
          <table:table-cell table:formula="of:=IFNA([.J154]+[.I154]*256+[.H15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5];[$'Activate lookup'.$A$1:$'Activate lookup'.$B$17];2;0)" office:value-type="string" office:string-value="" calcext:value-type="error">
            <text:p>#N/A</text:p>
          </table:table-cell>
          <table:table-cell table:formula="of:=VLOOKUP([.E155];[$'Clock lookup'.$A$2:$'Clock lookup'.$B$17];2;0)" office:value-type="string" office:string-value="" calcext:value-type="error">
            <text:p>#N/A</text:p>
          </table:table-cell>
          <table:table-cell table:formula="of:=VLOOKUP([.F155]; [.$B$2:.$C$131]; 2; 0)" office:value-type="string" office:string-value="" calcext:value-type="error">
            <text:p>#N/A</text:p>
          </table:table-cell>
          <table:table-cell table:formula="of:=IFNA([.J155]+[.I155]*256+[.H15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6];[$'Activate lookup'.$A$1:$'Activate lookup'.$B$17];2;0)" office:value-type="string" office:string-value="" calcext:value-type="error">
            <text:p>#N/A</text:p>
          </table:table-cell>
          <table:table-cell table:formula="of:=VLOOKUP([.E156];[$'Clock lookup'.$A$2:$'Clock lookup'.$B$17];2;0)" office:value-type="string" office:string-value="" calcext:value-type="error">
            <text:p>#N/A</text:p>
          </table:table-cell>
          <table:table-cell table:formula="of:=VLOOKUP([.F156]; [.$B$2:.$C$131]; 2; 0)" office:value-type="string" office:string-value="" calcext:value-type="error">
            <text:p>#N/A</text:p>
          </table:table-cell>
          <table:table-cell table:formula="of:=IFNA([.J156]+[.I156]*256+[.H15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7];[$'Activate lookup'.$A$1:$'Activate lookup'.$B$17];2;0)" office:value-type="string" office:string-value="" calcext:value-type="error">
            <text:p>#N/A</text:p>
          </table:table-cell>
          <table:table-cell table:formula="of:=VLOOKUP([.E157];[$'Clock lookup'.$A$2:$'Clock lookup'.$B$17];2;0)" office:value-type="string" office:string-value="" calcext:value-type="error">
            <text:p>#N/A</text:p>
          </table:table-cell>
          <table:table-cell table:formula="of:=VLOOKUP([.F157]; [.$B$2:.$C$131]; 2; 0)" office:value-type="string" office:string-value="" calcext:value-type="error">
            <text:p>#N/A</text:p>
          </table:table-cell>
          <table:table-cell table:formula="of:=IFNA([.J157]+[.I157]*256+[.H15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8];[$'Activate lookup'.$A$1:$'Activate lookup'.$B$17];2;0)" office:value-type="string" office:string-value="" calcext:value-type="error">
            <text:p>#N/A</text:p>
          </table:table-cell>
          <table:table-cell table:formula="of:=VLOOKUP([.E158];[$'Clock lookup'.$A$2:$'Clock lookup'.$B$17];2;0)" office:value-type="string" office:string-value="" calcext:value-type="error">
            <text:p>#N/A</text:p>
          </table:table-cell>
          <table:table-cell table:formula="of:=VLOOKUP([.F158]; [.$B$2:.$C$131]; 2; 0)" office:value-type="string" office:string-value="" calcext:value-type="error">
            <text:p>#N/A</text:p>
          </table:table-cell>
          <table:table-cell table:formula="of:=IFNA([.J158]+[.I158]*256+[.H15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59];[$'Activate lookup'.$A$1:$'Activate lookup'.$B$17];2;0)" office:value-type="string" office:string-value="" calcext:value-type="error">
            <text:p>#N/A</text:p>
          </table:table-cell>
          <table:table-cell table:formula="of:=VLOOKUP([.E159];[$'Clock lookup'.$A$2:$'Clock lookup'.$B$17];2;0)" office:value-type="string" office:string-value="" calcext:value-type="error">
            <text:p>#N/A</text:p>
          </table:table-cell>
          <table:table-cell table:formula="of:=VLOOKUP([.F159]; [.$B$2:.$C$131]; 2; 0)" office:value-type="string" office:string-value="" calcext:value-type="error">
            <text:p>#N/A</text:p>
          </table:table-cell>
          <table:table-cell table:formula="of:=IFNA([.J159]+[.I159]*256+[.H15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0];[$'Activate lookup'.$A$1:$'Activate lookup'.$B$17];2;0)" office:value-type="string" office:string-value="" calcext:value-type="error">
            <text:p>#N/A</text:p>
          </table:table-cell>
          <table:table-cell table:formula="of:=VLOOKUP([.E160];[$'Clock lookup'.$A$2:$'Clock lookup'.$B$17];2;0)" office:value-type="string" office:string-value="" calcext:value-type="error">
            <text:p>#N/A</text:p>
          </table:table-cell>
          <table:table-cell table:formula="of:=VLOOKUP([.F160]; [.$B$2:.$C$131]; 2; 0)" office:value-type="string" office:string-value="" calcext:value-type="error">
            <text:p>#N/A</text:p>
          </table:table-cell>
          <table:table-cell table:formula="of:=IFNA([.J160]+[.I160]*256+[.H16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1];[$'Activate lookup'.$A$1:$'Activate lookup'.$B$17];2;0)" office:value-type="string" office:string-value="" calcext:value-type="error">
            <text:p>#N/A</text:p>
          </table:table-cell>
          <table:table-cell table:formula="of:=VLOOKUP([.E161];[$'Clock lookup'.$A$2:$'Clock lookup'.$B$17];2;0)" office:value-type="string" office:string-value="" calcext:value-type="error">
            <text:p>#N/A</text:p>
          </table:table-cell>
          <table:table-cell table:formula="of:=VLOOKUP([.F161]; [.$B$2:.$C$131]; 2; 0)" office:value-type="string" office:string-value="" calcext:value-type="error">
            <text:p>#N/A</text:p>
          </table:table-cell>
          <table:table-cell table:formula="of:=IFNA([.J161]+[.I161]*256+[.H16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2];[$'Activate lookup'.$A$1:$'Activate lookup'.$B$17];2;0)" office:value-type="string" office:string-value="" calcext:value-type="error">
            <text:p>#N/A</text:p>
          </table:table-cell>
          <table:table-cell table:formula="of:=VLOOKUP([.E162];[$'Clock lookup'.$A$2:$'Clock lookup'.$B$17];2;0)" office:value-type="string" office:string-value="" calcext:value-type="error">
            <text:p>#N/A</text:p>
          </table:table-cell>
          <table:table-cell table:formula="of:=VLOOKUP([.F162]; [.$B$2:.$C$131]; 2; 0)" office:value-type="string" office:string-value="" calcext:value-type="error">
            <text:p>#N/A</text:p>
          </table:table-cell>
          <table:table-cell table:formula="of:=IFNA([.J162]+[.I162]*256+[.H16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3];[$'Activate lookup'.$A$1:$'Activate lookup'.$B$17];2;0)" office:value-type="string" office:string-value="" calcext:value-type="error">
            <text:p>#N/A</text:p>
          </table:table-cell>
          <table:table-cell table:formula="of:=VLOOKUP([.E163];[$'Clock lookup'.$A$2:$'Clock lookup'.$B$17];2;0)" office:value-type="string" office:string-value="" calcext:value-type="error">
            <text:p>#N/A</text:p>
          </table:table-cell>
          <table:table-cell table:formula="of:=VLOOKUP([.F163]; [.$B$2:.$C$131]; 2; 0)" office:value-type="string" office:string-value="" calcext:value-type="error">
            <text:p>#N/A</text:p>
          </table:table-cell>
          <table:table-cell table:formula="of:=IFNA([.J163]+[.I163]*256+[.H16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4];[$'Activate lookup'.$A$1:$'Activate lookup'.$B$17];2;0)" office:value-type="string" office:string-value="" calcext:value-type="error">
            <text:p>#N/A</text:p>
          </table:table-cell>
          <table:table-cell table:formula="of:=VLOOKUP([.E164];[$'Clock lookup'.$A$2:$'Clock lookup'.$B$17];2;0)" office:value-type="string" office:string-value="" calcext:value-type="error">
            <text:p>#N/A</text:p>
          </table:table-cell>
          <table:table-cell table:formula="of:=VLOOKUP([.F164]; [.$B$2:.$C$131]; 2; 0)" office:value-type="string" office:string-value="" calcext:value-type="error">
            <text:p>#N/A</text:p>
          </table:table-cell>
          <table:table-cell table:formula="of:=IFNA([.J164]+[.I164]*256+[.H16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5];[$'Activate lookup'.$A$1:$'Activate lookup'.$B$17];2;0)" office:value-type="string" office:string-value="" calcext:value-type="error">
            <text:p>#N/A</text:p>
          </table:table-cell>
          <table:table-cell table:formula="of:=VLOOKUP([.E165];[$'Clock lookup'.$A$2:$'Clock lookup'.$B$17];2;0)" office:value-type="string" office:string-value="" calcext:value-type="error">
            <text:p>#N/A</text:p>
          </table:table-cell>
          <table:table-cell table:formula="of:=VLOOKUP([.F165]; [.$B$2:.$C$131]; 2; 0)" office:value-type="string" office:string-value="" calcext:value-type="error">
            <text:p>#N/A</text:p>
          </table:table-cell>
          <table:table-cell table:formula="of:=IFNA([.J165]+[.I165]*256+[.H16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6];[$'Activate lookup'.$A$1:$'Activate lookup'.$B$17];2;0)" office:value-type="string" office:string-value="" calcext:value-type="error">
            <text:p>#N/A</text:p>
          </table:table-cell>
          <table:table-cell table:formula="of:=VLOOKUP([.E166];[$'Clock lookup'.$A$2:$'Clock lookup'.$B$17];2;0)" office:value-type="string" office:string-value="" calcext:value-type="error">
            <text:p>#N/A</text:p>
          </table:table-cell>
          <table:table-cell table:formula="of:=VLOOKUP([.F166]; [.$B$2:.$C$131]; 2; 0)" office:value-type="string" office:string-value="" calcext:value-type="error">
            <text:p>#N/A</text:p>
          </table:table-cell>
          <table:table-cell table:formula="of:=IFNA([.J166]+[.I166]*256+[.H16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7];[$'Activate lookup'.$A$1:$'Activate lookup'.$B$17];2;0)" office:value-type="string" office:string-value="" calcext:value-type="error">
            <text:p>#N/A</text:p>
          </table:table-cell>
          <table:table-cell table:formula="of:=VLOOKUP([.E167];[$'Clock lookup'.$A$2:$'Clock lookup'.$B$17];2;0)" office:value-type="string" office:string-value="" calcext:value-type="error">
            <text:p>#N/A</text:p>
          </table:table-cell>
          <table:table-cell table:formula="of:=VLOOKUP([.F167]; [.$B$2:.$C$131]; 2; 0)" office:value-type="string" office:string-value="" calcext:value-type="error">
            <text:p>#N/A</text:p>
          </table:table-cell>
          <table:table-cell table:formula="of:=IFNA([.J167]+[.I167]*256+[.H16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8];[$'Activate lookup'.$A$1:$'Activate lookup'.$B$17];2;0)" office:value-type="string" office:string-value="" calcext:value-type="error">
            <text:p>#N/A</text:p>
          </table:table-cell>
          <table:table-cell table:formula="of:=VLOOKUP([.E168];[$'Clock lookup'.$A$2:$'Clock lookup'.$B$17];2;0)" office:value-type="string" office:string-value="" calcext:value-type="error">
            <text:p>#N/A</text:p>
          </table:table-cell>
          <table:table-cell table:formula="of:=VLOOKUP([.F168]; [.$B$2:.$C$131]; 2; 0)" office:value-type="string" office:string-value="" calcext:value-type="error">
            <text:p>#N/A</text:p>
          </table:table-cell>
          <table:table-cell table:formula="of:=IFNA([.J168]+[.I168]*256+[.H16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69];[$'Activate lookup'.$A$1:$'Activate lookup'.$B$17];2;0)" office:value-type="string" office:string-value="" calcext:value-type="error">
            <text:p>#N/A</text:p>
          </table:table-cell>
          <table:table-cell table:formula="of:=VLOOKUP([.E169];[$'Clock lookup'.$A$2:$'Clock lookup'.$B$17];2;0)" office:value-type="string" office:string-value="" calcext:value-type="error">
            <text:p>#N/A</text:p>
          </table:table-cell>
          <table:table-cell table:formula="of:=VLOOKUP([.F169]; [.$B$2:.$C$131]; 2; 0)" office:value-type="string" office:string-value="" calcext:value-type="error">
            <text:p>#N/A</text:p>
          </table:table-cell>
          <table:table-cell table:formula="of:=IFNA([.J169]+[.I169]*256+[.H16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0];[$'Activate lookup'.$A$1:$'Activate lookup'.$B$17];2;0)" office:value-type="string" office:string-value="" calcext:value-type="error">
            <text:p>#N/A</text:p>
          </table:table-cell>
          <table:table-cell table:formula="of:=VLOOKUP([.E170];[$'Clock lookup'.$A$2:$'Clock lookup'.$B$17];2;0)" office:value-type="string" office:string-value="" calcext:value-type="error">
            <text:p>#N/A</text:p>
          </table:table-cell>
          <table:table-cell table:formula="of:=VLOOKUP([.F170]; [.$B$2:.$C$131]; 2; 0)" office:value-type="string" office:string-value="" calcext:value-type="error">
            <text:p>#N/A</text:p>
          </table:table-cell>
          <table:table-cell table:formula="of:=IFNA([.J170]+[.I170]*256+[.H17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1];[$'Activate lookup'.$A$1:$'Activate lookup'.$B$17];2;0)" office:value-type="string" office:string-value="" calcext:value-type="error">
            <text:p>#N/A</text:p>
          </table:table-cell>
          <table:table-cell table:formula="of:=VLOOKUP([.E171];[$'Clock lookup'.$A$2:$'Clock lookup'.$B$17];2;0)" office:value-type="string" office:string-value="" calcext:value-type="error">
            <text:p>#N/A</text:p>
          </table:table-cell>
          <table:table-cell table:formula="of:=VLOOKUP([.F171]; [.$B$2:.$C$131]; 2; 0)" office:value-type="string" office:string-value="" calcext:value-type="error">
            <text:p>#N/A</text:p>
          </table:table-cell>
          <table:table-cell table:formula="of:=IFNA([.J171]+[.I171]*256+[.H17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2];[$'Activate lookup'.$A$1:$'Activate lookup'.$B$17];2;0)" office:value-type="string" office:string-value="" calcext:value-type="error">
            <text:p>#N/A</text:p>
          </table:table-cell>
          <table:table-cell table:formula="of:=VLOOKUP([.E172];[$'Clock lookup'.$A$2:$'Clock lookup'.$B$17];2;0)" office:value-type="string" office:string-value="" calcext:value-type="error">
            <text:p>#N/A</text:p>
          </table:table-cell>
          <table:table-cell table:formula="of:=VLOOKUP([.F172]; [.$B$2:.$C$131]; 2; 0)" office:value-type="string" office:string-value="" calcext:value-type="error">
            <text:p>#N/A</text:p>
          </table:table-cell>
          <table:table-cell table:formula="of:=IFNA([.J172]+[.I172]*256+[.H17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3];[$'Activate lookup'.$A$1:$'Activate lookup'.$B$17];2;0)" office:value-type="string" office:string-value="" calcext:value-type="error">
            <text:p>#N/A</text:p>
          </table:table-cell>
          <table:table-cell table:formula="of:=VLOOKUP([.E173];[$'Clock lookup'.$A$2:$'Clock lookup'.$B$17];2;0)" office:value-type="string" office:string-value="" calcext:value-type="error">
            <text:p>#N/A</text:p>
          </table:table-cell>
          <table:table-cell table:formula="of:=VLOOKUP([.F173]; [.$B$2:.$C$131]; 2; 0)" office:value-type="string" office:string-value="" calcext:value-type="error">
            <text:p>#N/A</text:p>
          </table:table-cell>
          <table:table-cell table:formula="of:=IFNA([.J173]+[.I173]*256+[.H17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4];[$'Activate lookup'.$A$1:$'Activate lookup'.$B$17];2;0)" office:value-type="string" office:string-value="" calcext:value-type="error">
            <text:p>#N/A</text:p>
          </table:table-cell>
          <table:table-cell table:formula="of:=VLOOKUP([.E174];[$'Clock lookup'.$A$2:$'Clock lookup'.$B$17];2;0)" office:value-type="string" office:string-value="" calcext:value-type="error">
            <text:p>#N/A</text:p>
          </table:table-cell>
          <table:table-cell table:formula="of:=VLOOKUP([.F174]; [.$B$2:.$C$131]; 2; 0)" office:value-type="string" office:string-value="" calcext:value-type="error">
            <text:p>#N/A</text:p>
          </table:table-cell>
          <table:table-cell table:formula="of:=IFNA([.J174]+[.I174]*256+[.H17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5];[$'Activate lookup'.$A$1:$'Activate lookup'.$B$17];2;0)" office:value-type="string" office:string-value="" calcext:value-type="error">
            <text:p>#N/A</text:p>
          </table:table-cell>
          <table:table-cell table:formula="of:=VLOOKUP([.E175];[$'Clock lookup'.$A$2:$'Clock lookup'.$B$17];2;0)" office:value-type="string" office:string-value="" calcext:value-type="error">
            <text:p>#N/A</text:p>
          </table:table-cell>
          <table:table-cell table:formula="of:=VLOOKUP([.F175]; [.$B$2:.$C$131]; 2; 0)" office:value-type="string" office:string-value="" calcext:value-type="error">
            <text:p>#N/A</text:p>
          </table:table-cell>
          <table:table-cell table:formula="of:=IFNA([.J175]+[.I175]*256+[.H17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6];[$'Activate lookup'.$A$1:$'Activate lookup'.$B$17];2;0)" office:value-type="string" office:string-value="" calcext:value-type="error">
            <text:p>#N/A</text:p>
          </table:table-cell>
          <table:table-cell table:formula="of:=VLOOKUP([.E176];[$'Clock lookup'.$A$2:$'Clock lookup'.$B$17];2;0)" office:value-type="string" office:string-value="" calcext:value-type="error">
            <text:p>#N/A</text:p>
          </table:table-cell>
          <table:table-cell table:formula="of:=VLOOKUP([.F176]; [.$B$2:.$C$131]; 2; 0)" office:value-type="string" office:string-value="" calcext:value-type="error">
            <text:p>#N/A</text:p>
          </table:table-cell>
          <table:table-cell table:formula="of:=IFNA([.J176]+[.I176]*256+[.H17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7];[$'Activate lookup'.$A$1:$'Activate lookup'.$B$17];2;0)" office:value-type="string" office:string-value="" calcext:value-type="error">
            <text:p>#N/A</text:p>
          </table:table-cell>
          <table:table-cell table:formula="of:=VLOOKUP([.E177];[$'Clock lookup'.$A$2:$'Clock lookup'.$B$17];2;0)" office:value-type="string" office:string-value="" calcext:value-type="error">
            <text:p>#N/A</text:p>
          </table:table-cell>
          <table:table-cell table:formula="of:=VLOOKUP([.F177]; [.$B$2:.$C$131]; 2; 0)" office:value-type="string" office:string-value="" calcext:value-type="error">
            <text:p>#N/A</text:p>
          </table:table-cell>
          <table:table-cell table:formula="of:=IFNA([.J177]+[.I177]*256+[.H17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8];[$'Activate lookup'.$A$1:$'Activate lookup'.$B$17];2;0)" office:value-type="string" office:string-value="" calcext:value-type="error">
            <text:p>#N/A</text:p>
          </table:table-cell>
          <table:table-cell table:formula="of:=VLOOKUP([.E178];[$'Clock lookup'.$A$2:$'Clock lookup'.$B$17];2;0)" office:value-type="string" office:string-value="" calcext:value-type="error">
            <text:p>#N/A</text:p>
          </table:table-cell>
          <table:table-cell table:formula="of:=VLOOKUP([.F178]; [.$B$2:.$C$131]; 2; 0)" office:value-type="string" office:string-value="" calcext:value-type="error">
            <text:p>#N/A</text:p>
          </table:table-cell>
          <table:table-cell table:formula="of:=IFNA([.J178]+[.I178]*256+[.H17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79];[$'Activate lookup'.$A$1:$'Activate lookup'.$B$17];2;0)" office:value-type="string" office:string-value="" calcext:value-type="error">
            <text:p>#N/A</text:p>
          </table:table-cell>
          <table:table-cell table:formula="of:=VLOOKUP([.E179];[$'Clock lookup'.$A$2:$'Clock lookup'.$B$17];2;0)" office:value-type="string" office:string-value="" calcext:value-type="error">
            <text:p>#N/A</text:p>
          </table:table-cell>
          <table:table-cell table:formula="of:=VLOOKUP([.F179]; [.$B$2:.$C$131]; 2; 0)" office:value-type="string" office:string-value="" calcext:value-type="error">
            <text:p>#N/A</text:p>
          </table:table-cell>
          <table:table-cell table:formula="of:=IFNA([.J179]+[.I179]*256+[.H17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0];[$'Activate lookup'.$A$1:$'Activate lookup'.$B$17];2;0)" office:value-type="string" office:string-value="" calcext:value-type="error">
            <text:p>#N/A</text:p>
          </table:table-cell>
          <table:table-cell table:formula="of:=VLOOKUP([.E180];[$'Clock lookup'.$A$2:$'Clock lookup'.$B$17];2;0)" office:value-type="string" office:string-value="" calcext:value-type="error">
            <text:p>#N/A</text:p>
          </table:table-cell>
          <table:table-cell table:formula="of:=VLOOKUP([.F180]; [.$B$2:.$C$131]; 2; 0)" office:value-type="string" office:string-value="" calcext:value-type="error">
            <text:p>#N/A</text:p>
          </table:table-cell>
          <table:table-cell table:formula="of:=IFNA([.J180]+[.I180]*256+[.H18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1];[$'Activate lookup'.$A$1:$'Activate lookup'.$B$17];2;0)" office:value-type="string" office:string-value="" calcext:value-type="error">
            <text:p>#N/A</text:p>
          </table:table-cell>
          <table:table-cell table:formula="of:=VLOOKUP([.E181];[$'Clock lookup'.$A$2:$'Clock lookup'.$B$17];2;0)" office:value-type="string" office:string-value="" calcext:value-type="error">
            <text:p>#N/A</text:p>
          </table:table-cell>
          <table:table-cell table:formula="of:=VLOOKUP([.F181]; [.$B$2:.$C$131]; 2; 0)" office:value-type="string" office:string-value="" calcext:value-type="error">
            <text:p>#N/A</text:p>
          </table:table-cell>
          <table:table-cell table:formula="of:=IFNA([.J181]+[.I181]*256+[.H18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2];[$'Activate lookup'.$A$1:$'Activate lookup'.$B$17];2;0)" office:value-type="string" office:string-value="" calcext:value-type="error">
            <text:p>#N/A</text:p>
          </table:table-cell>
          <table:table-cell table:formula="of:=VLOOKUP([.E182];[$'Clock lookup'.$A$2:$'Clock lookup'.$B$17];2;0)" office:value-type="string" office:string-value="" calcext:value-type="error">
            <text:p>#N/A</text:p>
          </table:table-cell>
          <table:table-cell table:formula="of:=VLOOKUP([.F182]; [.$B$2:.$C$131]; 2; 0)" office:value-type="string" office:string-value="" calcext:value-type="error">
            <text:p>#N/A</text:p>
          </table:table-cell>
          <table:table-cell table:formula="of:=IFNA([.J182]+[.I182]*256+[.H18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3];[$'Activate lookup'.$A$1:$'Activate lookup'.$B$17];2;0)" office:value-type="string" office:string-value="" calcext:value-type="error">
            <text:p>#N/A</text:p>
          </table:table-cell>
          <table:table-cell table:formula="of:=VLOOKUP([.E183];[$'Clock lookup'.$A$2:$'Clock lookup'.$B$17];2;0)" office:value-type="string" office:string-value="" calcext:value-type="error">
            <text:p>#N/A</text:p>
          </table:table-cell>
          <table:table-cell table:formula="of:=VLOOKUP([.F183]; [.$B$2:.$C$131]; 2; 0)" office:value-type="string" office:string-value="" calcext:value-type="error">
            <text:p>#N/A</text:p>
          </table:table-cell>
          <table:table-cell table:formula="of:=IFNA([.J183]+[.I183]*256+[.H18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4];[$'Activate lookup'.$A$1:$'Activate lookup'.$B$17];2;0)" office:value-type="string" office:string-value="" calcext:value-type="error">
            <text:p>#N/A</text:p>
          </table:table-cell>
          <table:table-cell table:formula="of:=VLOOKUP([.E184];[$'Clock lookup'.$A$2:$'Clock lookup'.$B$17];2;0)" office:value-type="string" office:string-value="" calcext:value-type="error">
            <text:p>#N/A</text:p>
          </table:table-cell>
          <table:table-cell table:formula="of:=VLOOKUP([.F184]; [.$B$2:.$C$131]; 2; 0)" office:value-type="string" office:string-value="" calcext:value-type="error">
            <text:p>#N/A</text:p>
          </table:table-cell>
          <table:table-cell table:formula="of:=IFNA([.J184]+[.I184]*256+[.H18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5];[$'Activate lookup'.$A$1:$'Activate lookup'.$B$17];2;0)" office:value-type="string" office:string-value="" calcext:value-type="error">
            <text:p>#N/A</text:p>
          </table:table-cell>
          <table:table-cell table:formula="of:=VLOOKUP([.E185];[$'Clock lookup'.$A$2:$'Clock lookup'.$B$17];2;0)" office:value-type="string" office:string-value="" calcext:value-type="error">
            <text:p>#N/A</text:p>
          </table:table-cell>
          <table:table-cell table:formula="of:=VLOOKUP([.F185]; [.$B$2:.$C$131]; 2; 0)" office:value-type="string" office:string-value="" calcext:value-type="error">
            <text:p>#N/A</text:p>
          </table:table-cell>
          <table:table-cell table:formula="of:=IFNA([.J185]+[.I185]*256+[.H18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6];[$'Activate lookup'.$A$1:$'Activate lookup'.$B$17];2;0)" office:value-type="string" office:string-value="" calcext:value-type="error">
            <text:p>#N/A</text:p>
          </table:table-cell>
          <table:table-cell table:formula="of:=VLOOKUP([.E186];[$'Clock lookup'.$A$2:$'Clock lookup'.$B$17];2;0)" office:value-type="string" office:string-value="" calcext:value-type="error">
            <text:p>#N/A</text:p>
          </table:table-cell>
          <table:table-cell table:formula="of:=VLOOKUP([.F186]; [.$B$2:.$C$131]; 2; 0)" office:value-type="string" office:string-value="" calcext:value-type="error">
            <text:p>#N/A</text:p>
          </table:table-cell>
          <table:table-cell table:formula="of:=IFNA([.J186]+[.I186]*256+[.H18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7];[$'Activate lookup'.$A$1:$'Activate lookup'.$B$17];2;0)" office:value-type="string" office:string-value="" calcext:value-type="error">
            <text:p>#N/A</text:p>
          </table:table-cell>
          <table:table-cell table:formula="of:=VLOOKUP([.E187];[$'Clock lookup'.$A$2:$'Clock lookup'.$B$17];2;0)" office:value-type="string" office:string-value="" calcext:value-type="error">
            <text:p>#N/A</text:p>
          </table:table-cell>
          <table:table-cell table:formula="of:=VLOOKUP([.F187]; [.$B$2:.$C$131]; 2; 0)" office:value-type="string" office:string-value="" calcext:value-type="error">
            <text:p>#N/A</text:p>
          </table:table-cell>
          <table:table-cell table:formula="of:=IFNA([.J187]+[.I187]*256+[.H18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8];[$'Activate lookup'.$A$1:$'Activate lookup'.$B$17];2;0)" office:value-type="string" office:string-value="" calcext:value-type="error">
            <text:p>#N/A</text:p>
          </table:table-cell>
          <table:table-cell table:formula="of:=VLOOKUP([.E188];[$'Clock lookup'.$A$2:$'Clock lookup'.$B$17];2;0)" office:value-type="string" office:string-value="" calcext:value-type="error">
            <text:p>#N/A</text:p>
          </table:table-cell>
          <table:table-cell table:formula="of:=VLOOKUP([.F188]; [.$B$2:.$C$131]; 2; 0)" office:value-type="string" office:string-value="" calcext:value-type="error">
            <text:p>#N/A</text:p>
          </table:table-cell>
          <table:table-cell table:formula="of:=IFNA([.J188]+[.I188]*256+[.H18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89];[$'Activate lookup'.$A$1:$'Activate lookup'.$B$17];2;0)" office:value-type="string" office:string-value="" calcext:value-type="error">
            <text:p>#N/A</text:p>
          </table:table-cell>
          <table:table-cell table:formula="of:=VLOOKUP([.E189];[$'Clock lookup'.$A$2:$'Clock lookup'.$B$17];2;0)" office:value-type="string" office:string-value="" calcext:value-type="error">
            <text:p>#N/A</text:p>
          </table:table-cell>
          <table:table-cell table:formula="of:=VLOOKUP([.F189]; [.$B$2:.$C$131]; 2; 0)" office:value-type="string" office:string-value="" calcext:value-type="error">
            <text:p>#N/A</text:p>
          </table:table-cell>
          <table:table-cell table:formula="of:=IFNA([.J189]+[.I189]*256+[.H18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0];[$'Activate lookup'.$A$1:$'Activate lookup'.$B$17];2;0)" office:value-type="string" office:string-value="" calcext:value-type="error">
            <text:p>#N/A</text:p>
          </table:table-cell>
          <table:table-cell table:formula="of:=VLOOKUP([.E190];[$'Clock lookup'.$A$2:$'Clock lookup'.$B$17];2;0)" office:value-type="string" office:string-value="" calcext:value-type="error">
            <text:p>#N/A</text:p>
          </table:table-cell>
          <table:table-cell table:formula="of:=VLOOKUP([.F190]; [.$B$2:.$C$131]; 2; 0)" office:value-type="string" office:string-value="" calcext:value-type="error">
            <text:p>#N/A</text:p>
          </table:table-cell>
          <table:table-cell table:formula="of:=IFNA([.J190]+[.I190]*256+[.H19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1];[$'Activate lookup'.$A$1:$'Activate lookup'.$B$17];2;0)" office:value-type="string" office:string-value="" calcext:value-type="error">
            <text:p>#N/A</text:p>
          </table:table-cell>
          <table:table-cell table:formula="of:=VLOOKUP([.E191];[$'Clock lookup'.$A$2:$'Clock lookup'.$B$17];2;0)" office:value-type="string" office:string-value="" calcext:value-type="error">
            <text:p>#N/A</text:p>
          </table:table-cell>
          <table:table-cell table:formula="of:=VLOOKUP([.F191]; [.$B$2:.$C$131]; 2; 0)" office:value-type="string" office:string-value="" calcext:value-type="error">
            <text:p>#N/A</text:p>
          </table:table-cell>
          <table:table-cell table:formula="of:=IFNA([.J191]+[.I191]*256+[.H19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2];[$'Activate lookup'.$A$1:$'Activate lookup'.$B$17];2;0)" office:value-type="string" office:string-value="" calcext:value-type="error">
            <text:p>#N/A</text:p>
          </table:table-cell>
          <table:table-cell table:formula="of:=VLOOKUP([.E192];[$'Clock lookup'.$A$2:$'Clock lookup'.$B$17];2;0)" office:value-type="string" office:string-value="" calcext:value-type="error">
            <text:p>#N/A</text:p>
          </table:table-cell>
          <table:table-cell table:formula="of:=VLOOKUP([.F192]; [.$B$2:.$C$131]; 2; 0)" office:value-type="string" office:string-value="" calcext:value-type="error">
            <text:p>#N/A</text:p>
          </table:table-cell>
          <table:table-cell table:formula="of:=IFNA([.J192]+[.I192]*256+[.H19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3];[$'Activate lookup'.$A$1:$'Activate lookup'.$B$17];2;0)" office:value-type="string" office:string-value="" calcext:value-type="error">
            <text:p>#N/A</text:p>
          </table:table-cell>
          <table:table-cell table:formula="of:=VLOOKUP([.E193];[$'Clock lookup'.$A$2:$'Clock lookup'.$B$17];2;0)" office:value-type="string" office:string-value="" calcext:value-type="error">
            <text:p>#N/A</text:p>
          </table:table-cell>
          <table:table-cell table:formula="of:=VLOOKUP([.F193]; [.$B$2:.$C$131]; 2; 0)" office:value-type="string" office:string-value="" calcext:value-type="error">
            <text:p>#N/A</text:p>
          </table:table-cell>
          <table:table-cell table:formula="of:=IFNA([.J193]+[.I193]*256+[.H19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4];[$'Activate lookup'.$A$1:$'Activate lookup'.$B$17];2;0)" office:value-type="string" office:string-value="" calcext:value-type="error">
            <text:p>#N/A</text:p>
          </table:table-cell>
          <table:table-cell table:formula="of:=VLOOKUP([.E194];[$'Clock lookup'.$A$2:$'Clock lookup'.$B$17];2;0)" office:value-type="string" office:string-value="" calcext:value-type="error">
            <text:p>#N/A</text:p>
          </table:table-cell>
          <table:table-cell table:formula="of:=VLOOKUP([.F194]; [.$B$2:.$C$131]; 2; 0)" office:value-type="string" office:string-value="" calcext:value-type="error">
            <text:p>#N/A</text:p>
          </table:table-cell>
          <table:table-cell table:formula="of:=IFNA([.J194]+[.I194]*256+[.H19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5];[$'Activate lookup'.$A$1:$'Activate lookup'.$B$17];2;0)" office:value-type="string" office:string-value="" calcext:value-type="error">
            <text:p>#N/A</text:p>
          </table:table-cell>
          <table:table-cell table:formula="of:=VLOOKUP([.E195];[$'Clock lookup'.$A$2:$'Clock lookup'.$B$17];2;0)" office:value-type="string" office:string-value="" calcext:value-type="error">
            <text:p>#N/A</text:p>
          </table:table-cell>
          <table:table-cell table:formula="of:=VLOOKUP([.F195]; [.$B$2:.$C$131]; 2; 0)" office:value-type="string" office:string-value="" calcext:value-type="error">
            <text:p>#N/A</text:p>
          </table:table-cell>
          <table:table-cell table:formula="of:=IFNA([.J195]+[.I195]*256+[.H19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6];[$'Activate lookup'.$A$1:$'Activate lookup'.$B$17];2;0)" office:value-type="string" office:string-value="" calcext:value-type="error">
            <text:p>#N/A</text:p>
          </table:table-cell>
          <table:table-cell table:formula="of:=VLOOKUP([.E196];[$'Clock lookup'.$A$2:$'Clock lookup'.$B$17];2;0)" office:value-type="string" office:string-value="" calcext:value-type="error">
            <text:p>#N/A</text:p>
          </table:table-cell>
          <table:table-cell table:formula="of:=VLOOKUP([.F196]; [.$B$2:.$C$131]; 2; 0)" office:value-type="string" office:string-value="" calcext:value-type="error">
            <text:p>#N/A</text:p>
          </table:table-cell>
          <table:table-cell table:formula="of:=IFNA([.J196]+[.I196]*256+[.H19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7];[$'Activate lookup'.$A$1:$'Activate lookup'.$B$17];2;0)" office:value-type="string" office:string-value="" calcext:value-type="error">
            <text:p>#N/A</text:p>
          </table:table-cell>
          <table:table-cell table:formula="of:=VLOOKUP([.E197];[$'Clock lookup'.$A$2:$'Clock lookup'.$B$17];2;0)" office:value-type="string" office:string-value="" calcext:value-type="error">
            <text:p>#N/A</text:p>
          </table:table-cell>
          <table:table-cell table:formula="of:=VLOOKUP([.F197]; [.$B$2:.$C$131]; 2; 0)" office:value-type="string" office:string-value="" calcext:value-type="error">
            <text:p>#N/A</text:p>
          </table:table-cell>
          <table:table-cell table:formula="of:=IFNA([.J197]+[.I197]*256+[.H19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8];[$'Activate lookup'.$A$1:$'Activate lookup'.$B$17];2;0)" office:value-type="string" office:string-value="" calcext:value-type="error">
            <text:p>#N/A</text:p>
          </table:table-cell>
          <table:table-cell table:formula="of:=VLOOKUP([.E198];[$'Clock lookup'.$A$2:$'Clock lookup'.$B$17];2;0)" office:value-type="string" office:string-value="" calcext:value-type="error">
            <text:p>#N/A</text:p>
          </table:table-cell>
          <table:table-cell table:formula="of:=VLOOKUP([.F198]; [.$B$2:.$C$131]; 2; 0)" office:value-type="string" office:string-value="" calcext:value-type="error">
            <text:p>#N/A</text:p>
          </table:table-cell>
          <table:table-cell table:formula="of:=IFNA([.J198]+[.I198]*256+[.H19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199];[$'Activate lookup'.$A$1:$'Activate lookup'.$B$17];2;0)" office:value-type="string" office:string-value="" calcext:value-type="error">
            <text:p>#N/A</text:p>
          </table:table-cell>
          <table:table-cell table:formula="of:=VLOOKUP([.E199];[$'Clock lookup'.$A$2:$'Clock lookup'.$B$17];2;0)" office:value-type="string" office:string-value="" calcext:value-type="error">
            <text:p>#N/A</text:p>
          </table:table-cell>
          <table:table-cell table:formula="of:=VLOOKUP([.F199]; [.$B$2:.$C$131]; 2; 0)" office:value-type="string" office:string-value="" calcext:value-type="error">
            <text:p>#N/A</text:p>
          </table:table-cell>
          <table:table-cell table:formula="of:=IFNA([.J199]+[.I199]*256+[.H19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0];[$'Activate lookup'.$A$1:$'Activate lookup'.$B$17];2;0)" office:value-type="string" office:string-value="" calcext:value-type="error">
            <text:p>#N/A</text:p>
          </table:table-cell>
          <table:table-cell table:formula="of:=VLOOKUP([.E200];[$'Clock lookup'.$A$2:$'Clock lookup'.$B$17];2;0)" office:value-type="string" office:string-value="" calcext:value-type="error">
            <text:p>#N/A</text:p>
          </table:table-cell>
          <table:table-cell table:formula="of:=VLOOKUP([.F200]; [.$B$2:.$C$131]; 2; 0)" office:value-type="string" office:string-value="" calcext:value-type="error">
            <text:p>#N/A</text:p>
          </table:table-cell>
          <table:table-cell table:formula="of:=IFNA([.J200]+[.I200]*256+[.H20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1];[$'Activate lookup'.$A$1:$'Activate lookup'.$B$17];2;0)" office:value-type="string" office:string-value="" calcext:value-type="error">
            <text:p>#N/A</text:p>
          </table:table-cell>
          <table:table-cell table:formula="of:=VLOOKUP([.E201];[$'Clock lookup'.$A$2:$'Clock lookup'.$B$17];2;0)" office:value-type="string" office:string-value="" calcext:value-type="error">
            <text:p>#N/A</text:p>
          </table:table-cell>
          <table:table-cell table:formula="of:=VLOOKUP([.F201]; [.$B$2:.$C$131]; 2; 0)" office:value-type="string" office:string-value="" calcext:value-type="error">
            <text:p>#N/A</text:p>
          </table:table-cell>
          <table:table-cell table:formula="of:=IFNA([.J201]+[.I201]*256+[.H20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2];[$'Activate lookup'.$A$1:$'Activate lookup'.$B$17];2;0)" office:value-type="string" office:string-value="" calcext:value-type="error">
            <text:p>#N/A</text:p>
          </table:table-cell>
          <table:table-cell table:formula="of:=VLOOKUP([.E202];[$'Clock lookup'.$A$2:$'Clock lookup'.$B$17];2;0)" office:value-type="string" office:string-value="" calcext:value-type="error">
            <text:p>#N/A</text:p>
          </table:table-cell>
          <table:table-cell table:formula="of:=VLOOKUP([.F202]; [.$B$2:.$C$131]; 2; 0)" office:value-type="string" office:string-value="" calcext:value-type="error">
            <text:p>#N/A</text:p>
          </table:table-cell>
          <table:table-cell table:formula="of:=IFNA([.J202]+[.I202]*256+[.H20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3];[$'Activate lookup'.$A$1:$'Activate lookup'.$B$17];2;0)" office:value-type="string" office:string-value="" calcext:value-type="error">
            <text:p>#N/A</text:p>
          </table:table-cell>
          <table:table-cell table:formula="of:=VLOOKUP([.E203];[$'Clock lookup'.$A$2:$'Clock lookup'.$B$17];2;0)" office:value-type="string" office:string-value="" calcext:value-type="error">
            <text:p>#N/A</text:p>
          </table:table-cell>
          <table:table-cell table:formula="of:=VLOOKUP([.F203]; [.$B$2:.$C$131]; 2; 0)" office:value-type="string" office:string-value="" calcext:value-type="error">
            <text:p>#N/A</text:p>
          </table:table-cell>
          <table:table-cell table:formula="of:=IFNA([.J203]+[.I203]*256+[.H20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4];[$'Activate lookup'.$A$1:$'Activate lookup'.$B$17];2;0)" office:value-type="string" office:string-value="" calcext:value-type="error">
            <text:p>#N/A</text:p>
          </table:table-cell>
          <table:table-cell table:formula="of:=VLOOKUP([.E204];[$'Clock lookup'.$A$2:$'Clock lookup'.$B$17];2;0)" office:value-type="string" office:string-value="" calcext:value-type="error">
            <text:p>#N/A</text:p>
          </table:table-cell>
          <table:table-cell table:formula="of:=VLOOKUP([.F204]; [.$B$2:.$C$131]; 2; 0)" office:value-type="string" office:string-value="" calcext:value-type="error">
            <text:p>#N/A</text:p>
          </table:table-cell>
          <table:table-cell table:formula="of:=IFNA([.J204]+[.I204]*256+[.H20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5];[$'Activate lookup'.$A$1:$'Activate lookup'.$B$17];2;0)" office:value-type="string" office:string-value="" calcext:value-type="error">
            <text:p>#N/A</text:p>
          </table:table-cell>
          <table:table-cell table:formula="of:=VLOOKUP([.E205];[$'Clock lookup'.$A$2:$'Clock lookup'.$B$17];2;0)" office:value-type="string" office:string-value="" calcext:value-type="error">
            <text:p>#N/A</text:p>
          </table:table-cell>
          <table:table-cell table:formula="of:=VLOOKUP([.F205]; [.$B$2:.$C$131]; 2; 0)" office:value-type="string" office:string-value="" calcext:value-type="error">
            <text:p>#N/A</text:p>
          </table:table-cell>
          <table:table-cell table:formula="of:=IFNA([.J205]+[.I205]*256+[.H20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6];[$'Activate lookup'.$A$1:$'Activate lookup'.$B$17];2;0)" office:value-type="string" office:string-value="" calcext:value-type="error">
            <text:p>#N/A</text:p>
          </table:table-cell>
          <table:table-cell table:formula="of:=VLOOKUP([.E206];[$'Clock lookup'.$A$2:$'Clock lookup'.$B$17];2;0)" office:value-type="string" office:string-value="" calcext:value-type="error">
            <text:p>#N/A</text:p>
          </table:table-cell>
          <table:table-cell table:formula="of:=VLOOKUP([.F206]; [.$B$2:.$C$131]; 2; 0)" office:value-type="string" office:string-value="" calcext:value-type="error">
            <text:p>#N/A</text:p>
          </table:table-cell>
          <table:table-cell table:formula="of:=IFNA([.J206]+[.I206]*256+[.H20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7];[$'Activate lookup'.$A$1:$'Activate lookup'.$B$17];2;0)" office:value-type="string" office:string-value="" calcext:value-type="error">
            <text:p>#N/A</text:p>
          </table:table-cell>
          <table:table-cell table:formula="of:=VLOOKUP([.E207];[$'Clock lookup'.$A$2:$'Clock lookup'.$B$17];2;0)" office:value-type="string" office:string-value="" calcext:value-type="error">
            <text:p>#N/A</text:p>
          </table:table-cell>
          <table:table-cell table:formula="of:=VLOOKUP([.F207]; [.$B$2:.$C$131]; 2; 0)" office:value-type="string" office:string-value="" calcext:value-type="error">
            <text:p>#N/A</text:p>
          </table:table-cell>
          <table:table-cell table:formula="of:=IFNA([.J207]+[.I207]*256+[.H20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8];[$'Activate lookup'.$A$1:$'Activate lookup'.$B$17];2;0)" office:value-type="string" office:string-value="" calcext:value-type="error">
            <text:p>#N/A</text:p>
          </table:table-cell>
          <table:table-cell table:formula="of:=VLOOKUP([.E208];[$'Clock lookup'.$A$2:$'Clock lookup'.$B$17];2;0)" office:value-type="string" office:string-value="" calcext:value-type="error">
            <text:p>#N/A</text:p>
          </table:table-cell>
          <table:table-cell table:formula="of:=VLOOKUP([.F208]; [.$B$2:.$C$131]; 2; 0)" office:value-type="string" office:string-value="" calcext:value-type="error">
            <text:p>#N/A</text:p>
          </table:table-cell>
          <table:table-cell table:formula="of:=IFNA([.J208]+[.I208]*256+[.H20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09];[$'Activate lookup'.$A$1:$'Activate lookup'.$B$17];2;0)" office:value-type="string" office:string-value="" calcext:value-type="error">
            <text:p>#N/A</text:p>
          </table:table-cell>
          <table:table-cell table:formula="of:=VLOOKUP([.E209];[$'Clock lookup'.$A$2:$'Clock lookup'.$B$17];2;0)" office:value-type="string" office:string-value="" calcext:value-type="error">
            <text:p>#N/A</text:p>
          </table:table-cell>
          <table:table-cell table:formula="of:=VLOOKUP([.F209]; [.$B$2:.$C$131]; 2; 0)" office:value-type="string" office:string-value="" calcext:value-type="error">
            <text:p>#N/A</text:p>
          </table:table-cell>
          <table:table-cell table:formula="of:=IFNA([.J209]+[.I209]*256+[.H20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0];[$'Activate lookup'.$A$1:$'Activate lookup'.$B$17];2;0)" office:value-type="string" office:string-value="" calcext:value-type="error">
            <text:p>#N/A</text:p>
          </table:table-cell>
          <table:table-cell table:formula="of:=VLOOKUP([.E210];[$'Clock lookup'.$A$2:$'Clock lookup'.$B$17];2;0)" office:value-type="string" office:string-value="" calcext:value-type="error">
            <text:p>#N/A</text:p>
          </table:table-cell>
          <table:table-cell table:formula="of:=VLOOKUP([.F210]; [.$B$2:.$C$131]; 2; 0)" office:value-type="string" office:string-value="" calcext:value-type="error">
            <text:p>#N/A</text:p>
          </table:table-cell>
          <table:table-cell table:formula="of:=IFNA([.J210]+[.I210]*256+[.H21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1];[$'Activate lookup'.$A$1:$'Activate lookup'.$B$17];2;0)" office:value-type="string" office:string-value="" calcext:value-type="error">
            <text:p>#N/A</text:p>
          </table:table-cell>
          <table:table-cell table:formula="of:=VLOOKUP([.E211];[$'Clock lookup'.$A$2:$'Clock lookup'.$B$17];2;0)" office:value-type="string" office:string-value="" calcext:value-type="error">
            <text:p>#N/A</text:p>
          </table:table-cell>
          <table:table-cell table:formula="of:=VLOOKUP([.F211]; [.$B$2:.$C$131]; 2; 0)" office:value-type="string" office:string-value="" calcext:value-type="error">
            <text:p>#N/A</text:p>
          </table:table-cell>
          <table:table-cell table:formula="of:=IFNA([.J211]+[.I211]*256+[.H21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2];[$'Activate lookup'.$A$1:$'Activate lookup'.$B$17];2;0)" office:value-type="string" office:string-value="" calcext:value-type="error">
            <text:p>#N/A</text:p>
          </table:table-cell>
          <table:table-cell table:formula="of:=VLOOKUP([.E212];[$'Clock lookup'.$A$2:$'Clock lookup'.$B$17];2;0)" office:value-type="string" office:string-value="" calcext:value-type="error">
            <text:p>#N/A</text:p>
          </table:table-cell>
          <table:table-cell table:formula="of:=VLOOKUP([.F212]; [.$B$2:.$C$131]; 2; 0)" office:value-type="string" office:string-value="" calcext:value-type="error">
            <text:p>#N/A</text:p>
          </table:table-cell>
          <table:table-cell table:formula="of:=IFNA([.J212]+[.I212]*256+[.H21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3];[$'Activate lookup'.$A$1:$'Activate lookup'.$B$17];2;0)" office:value-type="string" office:string-value="" calcext:value-type="error">
            <text:p>#N/A</text:p>
          </table:table-cell>
          <table:table-cell table:formula="of:=VLOOKUP([.E213];[$'Clock lookup'.$A$2:$'Clock lookup'.$B$17];2;0)" office:value-type="string" office:string-value="" calcext:value-type="error">
            <text:p>#N/A</text:p>
          </table:table-cell>
          <table:table-cell table:formula="of:=VLOOKUP([.F213]; [.$B$2:.$C$131]; 2; 0)" office:value-type="string" office:string-value="" calcext:value-type="error">
            <text:p>#N/A</text:p>
          </table:table-cell>
          <table:table-cell table:formula="of:=IFNA([.J213]+[.I213]*256+[.H21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4];[$'Activate lookup'.$A$1:$'Activate lookup'.$B$17];2;0)" office:value-type="string" office:string-value="" calcext:value-type="error">
            <text:p>#N/A</text:p>
          </table:table-cell>
          <table:table-cell table:formula="of:=VLOOKUP([.E214];[$'Clock lookup'.$A$2:$'Clock lookup'.$B$17];2;0)" office:value-type="string" office:string-value="" calcext:value-type="error">
            <text:p>#N/A</text:p>
          </table:table-cell>
          <table:table-cell table:formula="of:=VLOOKUP([.F214]; [.$B$2:.$C$131]; 2; 0)" office:value-type="string" office:string-value="" calcext:value-type="error">
            <text:p>#N/A</text:p>
          </table:table-cell>
          <table:table-cell table:formula="of:=IFNA([.J214]+[.I214]*256+[.H21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5];[$'Activate lookup'.$A$1:$'Activate lookup'.$B$17];2;0)" office:value-type="string" office:string-value="" calcext:value-type="error">
            <text:p>#N/A</text:p>
          </table:table-cell>
          <table:table-cell table:formula="of:=VLOOKUP([.E215];[$'Clock lookup'.$A$2:$'Clock lookup'.$B$17];2;0)" office:value-type="string" office:string-value="" calcext:value-type="error">
            <text:p>#N/A</text:p>
          </table:table-cell>
          <table:table-cell table:formula="of:=VLOOKUP([.F215]; [.$B$2:.$C$131]; 2; 0)" office:value-type="string" office:string-value="" calcext:value-type="error">
            <text:p>#N/A</text:p>
          </table:table-cell>
          <table:table-cell table:formula="of:=IFNA([.J215]+[.I215]*256+[.H21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6];[$'Activate lookup'.$A$1:$'Activate lookup'.$B$17];2;0)" office:value-type="string" office:string-value="" calcext:value-type="error">
            <text:p>#N/A</text:p>
          </table:table-cell>
          <table:table-cell table:formula="of:=VLOOKUP([.E216];[$'Clock lookup'.$A$2:$'Clock lookup'.$B$17];2;0)" office:value-type="string" office:string-value="" calcext:value-type="error">
            <text:p>#N/A</text:p>
          </table:table-cell>
          <table:table-cell table:formula="of:=VLOOKUP([.F216]; [.$B$2:.$C$131]; 2; 0)" office:value-type="string" office:string-value="" calcext:value-type="error">
            <text:p>#N/A</text:p>
          </table:table-cell>
          <table:table-cell table:formula="of:=IFNA([.J216]+[.I216]*256+[.H21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7];[$'Activate lookup'.$A$1:$'Activate lookup'.$B$17];2;0)" office:value-type="string" office:string-value="" calcext:value-type="error">
            <text:p>#N/A</text:p>
          </table:table-cell>
          <table:table-cell table:formula="of:=VLOOKUP([.E217];[$'Clock lookup'.$A$2:$'Clock lookup'.$B$17];2;0)" office:value-type="string" office:string-value="" calcext:value-type="error">
            <text:p>#N/A</text:p>
          </table:table-cell>
          <table:table-cell table:formula="of:=VLOOKUP([.F217]; [.$B$2:.$C$131]; 2; 0)" office:value-type="string" office:string-value="" calcext:value-type="error">
            <text:p>#N/A</text:p>
          </table:table-cell>
          <table:table-cell table:formula="of:=IFNA([.J217]+[.I217]*256+[.H21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8];[$'Activate lookup'.$A$1:$'Activate lookup'.$B$17];2;0)" office:value-type="string" office:string-value="" calcext:value-type="error">
            <text:p>#N/A</text:p>
          </table:table-cell>
          <table:table-cell table:formula="of:=VLOOKUP([.E218];[$'Clock lookup'.$A$2:$'Clock lookup'.$B$17];2;0)" office:value-type="string" office:string-value="" calcext:value-type="error">
            <text:p>#N/A</text:p>
          </table:table-cell>
          <table:table-cell table:formula="of:=VLOOKUP([.F218]; [.$B$2:.$C$131]; 2; 0)" office:value-type="string" office:string-value="" calcext:value-type="error">
            <text:p>#N/A</text:p>
          </table:table-cell>
          <table:table-cell table:formula="of:=IFNA([.J218]+[.I218]*256+[.H21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19];[$'Activate lookup'.$A$1:$'Activate lookup'.$B$17];2;0)" office:value-type="string" office:string-value="" calcext:value-type="error">
            <text:p>#N/A</text:p>
          </table:table-cell>
          <table:table-cell table:formula="of:=VLOOKUP([.E219];[$'Clock lookup'.$A$2:$'Clock lookup'.$B$17];2;0)" office:value-type="string" office:string-value="" calcext:value-type="error">
            <text:p>#N/A</text:p>
          </table:table-cell>
          <table:table-cell table:formula="of:=VLOOKUP([.F219]; [.$B$2:.$C$131]; 2; 0)" office:value-type="string" office:string-value="" calcext:value-type="error">
            <text:p>#N/A</text:p>
          </table:table-cell>
          <table:table-cell table:formula="of:=IFNA([.J219]+[.I219]*256+[.H21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0];[$'Activate lookup'.$A$1:$'Activate lookup'.$B$17];2;0)" office:value-type="string" office:string-value="" calcext:value-type="error">
            <text:p>#N/A</text:p>
          </table:table-cell>
          <table:table-cell table:formula="of:=VLOOKUP([.E220];[$'Clock lookup'.$A$2:$'Clock lookup'.$B$17];2;0)" office:value-type="string" office:string-value="" calcext:value-type="error">
            <text:p>#N/A</text:p>
          </table:table-cell>
          <table:table-cell table:formula="of:=VLOOKUP([.F220]; [.$B$2:.$C$131]; 2; 0)" office:value-type="string" office:string-value="" calcext:value-type="error">
            <text:p>#N/A</text:p>
          </table:table-cell>
          <table:table-cell table:formula="of:=IFNA([.J220]+[.I220]*256+[.H22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1];[$'Activate lookup'.$A$1:$'Activate lookup'.$B$17];2;0)" office:value-type="string" office:string-value="" calcext:value-type="error">
            <text:p>#N/A</text:p>
          </table:table-cell>
          <table:table-cell table:formula="of:=VLOOKUP([.E221];[$'Clock lookup'.$A$2:$'Clock lookup'.$B$17];2;0)" office:value-type="string" office:string-value="" calcext:value-type="error">
            <text:p>#N/A</text:p>
          </table:table-cell>
          <table:table-cell table:formula="of:=VLOOKUP([.F221]; [.$B$2:.$C$131]; 2; 0)" office:value-type="string" office:string-value="" calcext:value-type="error">
            <text:p>#N/A</text:p>
          </table:table-cell>
          <table:table-cell table:formula="of:=IFNA([.J221]+[.I221]*256+[.H22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2];[$'Activate lookup'.$A$1:$'Activate lookup'.$B$17];2;0)" office:value-type="string" office:string-value="" calcext:value-type="error">
            <text:p>#N/A</text:p>
          </table:table-cell>
          <table:table-cell table:formula="of:=VLOOKUP([.E222];[$'Clock lookup'.$A$2:$'Clock lookup'.$B$17];2;0)" office:value-type="string" office:string-value="" calcext:value-type="error">
            <text:p>#N/A</text:p>
          </table:table-cell>
          <table:table-cell table:formula="of:=VLOOKUP([.F222]; [.$B$2:.$C$131]; 2; 0)" office:value-type="string" office:string-value="" calcext:value-type="error">
            <text:p>#N/A</text:p>
          </table:table-cell>
          <table:table-cell table:formula="of:=IFNA([.J222]+[.I222]*256+[.H22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3];[$'Activate lookup'.$A$1:$'Activate lookup'.$B$17];2;0)" office:value-type="string" office:string-value="" calcext:value-type="error">
            <text:p>#N/A</text:p>
          </table:table-cell>
          <table:table-cell table:formula="of:=VLOOKUP([.E223];[$'Clock lookup'.$A$2:$'Clock lookup'.$B$17];2;0)" office:value-type="string" office:string-value="" calcext:value-type="error">
            <text:p>#N/A</text:p>
          </table:table-cell>
          <table:table-cell table:formula="of:=VLOOKUP([.F223]; [.$B$2:.$C$131]; 2; 0)" office:value-type="string" office:string-value="" calcext:value-type="error">
            <text:p>#N/A</text:p>
          </table:table-cell>
          <table:table-cell table:formula="of:=IFNA([.J223]+[.I223]*256+[.H22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4];[$'Activate lookup'.$A$1:$'Activate lookup'.$B$17];2;0)" office:value-type="string" office:string-value="" calcext:value-type="error">
            <text:p>#N/A</text:p>
          </table:table-cell>
          <table:table-cell table:formula="of:=VLOOKUP([.E224];[$'Clock lookup'.$A$2:$'Clock lookup'.$B$17];2;0)" office:value-type="string" office:string-value="" calcext:value-type="error">
            <text:p>#N/A</text:p>
          </table:table-cell>
          <table:table-cell table:formula="of:=VLOOKUP([.F224]; [.$B$2:.$C$131]; 2; 0)" office:value-type="string" office:string-value="" calcext:value-type="error">
            <text:p>#N/A</text:p>
          </table:table-cell>
          <table:table-cell table:formula="of:=IFNA([.J224]+[.I224]*256+[.H22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5];[$'Activate lookup'.$A$1:$'Activate lookup'.$B$17];2;0)" office:value-type="string" office:string-value="" calcext:value-type="error">
            <text:p>#N/A</text:p>
          </table:table-cell>
          <table:table-cell table:formula="of:=VLOOKUP([.E225];[$'Clock lookup'.$A$2:$'Clock lookup'.$B$17];2;0)" office:value-type="string" office:string-value="" calcext:value-type="error">
            <text:p>#N/A</text:p>
          </table:table-cell>
          <table:table-cell table:formula="of:=VLOOKUP([.F225]; [.$B$2:.$C$131]; 2; 0)" office:value-type="string" office:string-value="" calcext:value-type="error">
            <text:p>#N/A</text:p>
          </table:table-cell>
          <table:table-cell table:formula="of:=IFNA([.J225]+[.I225]*256+[.H22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6];[$'Activate lookup'.$A$1:$'Activate lookup'.$B$17];2;0)" office:value-type="string" office:string-value="" calcext:value-type="error">
            <text:p>#N/A</text:p>
          </table:table-cell>
          <table:table-cell table:formula="of:=VLOOKUP([.E226];[$'Clock lookup'.$A$2:$'Clock lookup'.$B$17];2;0)" office:value-type="string" office:string-value="" calcext:value-type="error">
            <text:p>#N/A</text:p>
          </table:table-cell>
          <table:table-cell table:formula="of:=VLOOKUP([.F226]; [.$B$2:.$C$131]; 2; 0)" office:value-type="string" office:string-value="" calcext:value-type="error">
            <text:p>#N/A</text:p>
          </table:table-cell>
          <table:table-cell table:formula="of:=IFNA([.J226]+[.I226]*256+[.H22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7];[$'Activate lookup'.$A$1:$'Activate lookup'.$B$17];2;0)" office:value-type="string" office:string-value="" calcext:value-type="error">
            <text:p>#N/A</text:p>
          </table:table-cell>
          <table:table-cell table:formula="of:=VLOOKUP([.E227];[$'Clock lookup'.$A$2:$'Clock lookup'.$B$17];2;0)" office:value-type="string" office:string-value="" calcext:value-type="error">
            <text:p>#N/A</text:p>
          </table:table-cell>
          <table:table-cell table:formula="of:=VLOOKUP([.F227]; [.$B$2:.$C$131]; 2; 0)" office:value-type="string" office:string-value="" calcext:value-type="error">
            <text:p>#N/A</text:p>
          </table:table-cell>
          <table:table-cell table:formula="of:=IFNA([.J227]+[.I227]*256+[.H22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8];[$'Activate lookup'.$A$1:$'Activate lookup'.$B$17];2;0)" office:value-type="string" office:string-value="" calcext:value-type="error">
            <text:p>#N/A</text:p>
          </table:table-cell>
          <table:table-cell table:formula="of:=VLOOKUP([.E228];[$'Clock lookup'.$A$2:$'Clock lookup'.$B$17];2;0)" office:value-type="string" office:string-value="" calcext:value-type="error">
            <text:p>#N/A</text:p>
          </table:table-cell>
          <table:table-cell table:formula="of:=VLOOKUP([.F228]; [.$B$2:.$C$131]; 2; 0)" office:value-type="string" office:string-value="" calcext:value-type="error">
            <text:p>#N/A</text:p>
          </table:table-cell>
          <table:table-cell table:formula="of:=IFNA([.J228]+[.I228]*256+[.H22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29];[$'Activate lookup'.$A$1:$'Activate lookup'.$B$17];2;0)" office:value-type="string" office:string-value="" calcext:value-type="error">
            <text:p>#N/A</text:p>
          </table:table-cell>
          <table:table-cell table:formula="of:=VLOOKUP([.E229];[$'Clock lookup'.$A$2:$'Clock lookup'.$B$17];2;0)" office:value-type="string" office:string-value="" calcext:value-type="error">
            <text:p>#N/A</text:p>
          </table:table-cell>
          <table:table-cell table:formula="of:=VLOOKUP([.F229]; [.$B$2:.$C$131]; 2; 0)" office:value-type="string" office:string-value="" calcext:value-type="error">
            <text:p>#N/A</text:p>
          </table:table-cell>
          <table:table-cell table:formula="of:=IFNA([.J229]+[.I229]*256+[.H22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0];[$'Activate lookup'.$A$1:$'Activate lookup'.$B$17];2;0)" office:value-type="string" office:string-value="" calcext:value-type="error">
            <text:p>#N/A</text:p>
          </table:table-cell>
          <table:table-cell table:formula="of:=VLOOKUP([.E230];[$'Clock lookup'.$A$2:$'Clock lookup'.$B$17];2;0)" office:value-type="string" office:string-value="" calcext:value-type="error">
            <text:p>#N/A</text:p>
          </table:table-cell>
          <table:table-cell table:formula="of:=VLOOKUP([.F230]; [.$B$2:.$C$131]; 2; 0)" office:value-type="string" office:string-value="" calcext:value-type="error">
            <text:p>#N/A</text:p>
          </table:table-cell>
          <table:table-cell table:formula="of:=IFNA([.J230]+[.I230]*256+[.H23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1];[$'Activate lookup'.$A$1:$'Activate lookup'.$B$17];2;0)" office:value-type="string" office:string-value="" calcext:value-type="error">
            <text:p>#N/A</text:p>
          </table:table-cell>
          <table:table-cell table:formula="of:=VLOOKUP([.E231];[$'Clock lookup'.$A$2:$'Clock lookup'.$B$17];2;0)" office:value-type="string" office:string-value="" calcext:value-type="error">
            <text:p>#N/A</text:p>
          </table:table-cell>
          <table:table-cell table:formula="of:=VLOOKUP([.F231]; [.$B$2:.$C$131]; 2; 0)" office:value-type="string" office:string-value="" calcext:value-type="error">
            <text:p>#N/A</text:p>
          </table:table-cell>
          <table:table-cell table:formula="of:=IFNA([.J231]+[.I231]*256+[.H23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2];[$'Activate lookup'.$A$1:$'Activate lookup'.$B$17];2;0)" office:value-type="string" office:string-value="" calcext:value-type="error">
            <text:p>#N/A</text:p>
          </table:table-cell>
          <table:table-cell table:formula="of:=VLOOKUP([.E232];[$'Clock lookup'.$A$2:$'Clock lookup'.$B$17];2;0)" office:value-type="string" office:string-value="" calcext:value-type="error">
            <text:p>#N/A</text:p>
          </table:table-cell>
          <table:table-cell table:formula="of:=VLOOKUP([.F232]; [.$B$2:.$C$131]; 2; 0)" office:value-type="string" office:string-value="" calcext:value-type="error">
            <text:p>#N/A</text:p>
          </table:table-cell>
          <table:table-cell table:formula="of:=IFNA([.J232]+[.I232]*256+[.H23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3];[$'Activate lookup'.$A$1:$'Activate lookup'.$B$17];2;0)" office:value-type="string" office:string-value="" calcext:value-type="error">
            <text:p>#N/A</text:p>
          </table:table-cell>
          <table:table-cell table:formula="of:=VLOOKUP([.E233];[$'Clock lookup'.$A$2:$'Clock lookup'.$B$17];2;0)" office:value-type="string" office:string-value="" calcext:value-type="error">
            <text:p>#N/A</text:p>
          </table:table-cell>
          <table:table-cell table:formula="of:=VLOOKUP([.F233]; [.$B$2:.$C$131]; 2; 0)" office:value-type="string" office:string-value="" calcext:value-type="error">
            <text:p>#N/A</text:p>
          </table:table-cell>
          <table:table-cell table:formula="of:=IFNA([.J233]+[.I233]*256+[.H23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4];[$'Activate lookup'.$A$1:$'Activate lookup'.$B$17];2;0)" office:value-type="string" office:string-value="" calcext:value-type="error">
            <text:p>#N/A</text:p>
          </table:table-cell>
          <table:table-cell table:formula="of:=VLOOKUP([.E234];[$'Clock lookup'.$A$2:$'Clock lookup'.$B$17];2;0)" office:value-type="string" office:string-value="" calcext:value-type="error">
            <text:p>#N/A</text:p>
          </table:table-cell>
          <table:table-cell table:formula="of:=VLOOKUP([.F234]; [.$B$2:.$C$131]; 2; 0)" office:value-type="string" office:string-value="" calcext:value-type="error">
            <text:p>#N/A</text:p>
          </table:table-cell>
          <table:table-cell table:formula="of:=IFNA([.J234]+[.I234]*256+[.H23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5];[$'Activate lookup'.$A$1:$'Activate lookup'.$B$17];2;0)" office:value-type="string" office:string-value="" calcext:value-type="error">
            <text:p>#N/A</text:p>
          </table:table-cell>
          <table:table-cell table:formula="of:=VLOOKUP([.E235];[$'Clock lookup'.$A$2:$'Clock lookup'.$B$17];2;0)" office:value-type="string" office:string-value="" calcext:value-type="error">
            <text:p>#N/A</text:p>
          </table:table-cell>
          <table:table-cell table:formula="of:=VLOOKUP([.F235]; [.$B$2:.$C$131]; 2; 0)" office:value-type="string" office:string-value="" calcext:value-type="error">
            <text:p>#N/A</text:p>
          </table:table-cell>
          <table:table-cell table:formula="of:=IFNA([.J235]+[.I235]*256+[.H23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6];[$'Activate lookup'.$A$1:$'Activate lookup'.$B$17];2;0)" office:value-type="string" office:string-value="" calcext:value-type="error">
            <text:p>#N/A</text:p>
          </table:table-cell>
          <table:table-cell table:formula="of:=VLOOKUP([.E236];[$'Clock lookup'.$A$2:$'Clock lookup'.$B$17];2;0)" office:value-type="string" office:string-value="" calcext:value-type="error">
            <text:p>#N/A</text:p>
          </table:table-cell>
          <table:table-cell table:formula="of:=VLOOKUP([.F236]; [.$B$2:.$C$131]; 2; 0)" office:value-type="string" office:string-value="" calcext:value-type="error">
            <text:p>#N/A</text:p>
          </table:table-cell>
          <table:table-cell table:formula="of:=IFNA([.J236]+[.I236]*256+[.H23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7];[$'Activate lookup'.$A$1:$'Activate lookup'.$B$17];2;0)" office:value-type="string" office:string-value="" calcext:value-type="error">
            <text:p>#N/A</text:p>
          </table:table-cell>
          <table:table-cell table:formula="of:=VLOOKUP([.E237];[$'Clock lookup'.$A$2:$'Clock lookup'.$B$17];2;0)" office:value-type="string" office:string-value="" calcext:value-type="error">
            <text:p>#N/A</text:p>
          </table:table-cell>
          <table:table-cell table:formula="of:=VLOOKUP([.F237]; [.$B$2:.$C$131]; 2; 0)" office:value-type="string" office:string-value="" calcext:value-type="error">
            <text:p>#N/A</text:p>
          </table:table-cell>
          <table:table-cell table:formula="of:=IFNA([.J237]+[.I237]*256+[.H23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8];[$'Activate lookup'.$A$1:$'Activate lookup'.$B$17];2;0)" office:value-type="string" office:string-value="" calcext:value-type="error">
            <text:p>#N/A</text:p>
          </table:table-cell>
          <table:table-cell table:formula="of:=VLOOKUP([.E238];[$'Clock lookup'.$A$2:$'Clock lookup'.$B$17];2;0)" office:value-type="string" office:string-value="" calcext:value-type="error">
            <text:p>#N/A</text:p>
          </table:table-cell>
          <table:table-cell table:formula="of:=VLOOKUP([.F238]; [.$B$2:.$C$131]; 2; 0)" office:value-type="string" office:string-value="" calcext:value-type="error">
            <text:p>#N/A</text:p>
          </table:table-cell>
          <table:table-cell table:formula="of:=IFNA([.J238]+[.I238]*256+[.H23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39];[$'Activate lookup'.$A$1:$'Activate lookup'.$B$17];2;0)" office:value-type="string" office:string-value="" calcext:value-type="error">
            <text:p>#N/A</text:p>
          </table:table-cell>
          <table:table-cell table:formula="of:=VLOOKUP([.E239];[$'Clock lookup'.$A$2:$'Clock lookup'.$B$17];2;0)" office:value-type="string" office:string-value="" calcext:value-type="error">
            <text:p>#N/A</text:p>
          </table:table-cell>
          <table:table-cell table:formula="of:=VLOOKUP([.F239]; [.$B$2:.$C$131]; 2; 0)" office:value-type="string" office:string-value="" calcext:value-type="error">
            <text:p>#N/A</text:p>
          </table:table-cell>
          <table:table-cell table:formula="of:=IFNA([.J239]+[.I239]*256+[.H23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0];[$'Activate lookup'.$A$1:$'Activate lookup'.$B$17];2;0)" office:value-type="string" office:string-value="" calcext:value-type="error">
            <text:p>#N/A</text:p>
          </table:table-cell>
          <table:table-cell table:formula="of:=VLOOKUP([.E240];[$'Clock lookup'.$A$2:$'Clock lookup'.$B$17];2;0)" office:value-type="string" office:string-value="" calcext:value-type="error">
            <text:p>#N/A</text:p>
          </table:table-cell>
          <table:table-cell table:formula="of:=VLOOKUP([.F240]; [.$B$2:.$C$131]; 2; 0)" office:value-type="string" office:string-value="" calcext:value-type="error">
            <text:p>#N/A</text:p>
          </table:table-cell>
          <table:table-cell table:formula="of:=IFNA([.J240]+[.I240]*256+[.H24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1];[$'Activate lookup'.$A$1:$'Activate lookup'.$B$17];2;0)" office:value-type="string" office:string-value="" calcext:value-type="error">
            <text:p>#N/A</text:p>
          </table:table-cell>
          <table:table-cell table:formula="of:=VLOOKUP([.E241];[$'Clock lookup'.$A$2:$'Clock lookup'.$B$17];2;0)" office:value-type="string" office:string-value="" calcext:value-type="error">
            <text:p>#N/A</text:p>
          </table:table-cell>
          <table:table-cell table:formula="of:=VLOOKUP([.F241]; [.$B$2:.$C$131]; 2; 0)" office:value-type="string" office:string-value="" calcext:value-type="error">
            <text:p>#N/A</text:p>
          </table:table-cell>
          <table:table-cell table:formula="of:=IFNA([.J241]+[.I241]*256+[.H24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2];[$'Activate lookup'.$A$1:$'Activate lookup'.$B$17];2;0)" office:value-type="string" office:string-value="" calcext:value-type="error">
            <text:p>#N/A</text:p>
          </table:table-cell>
          <table:table-cell table:formula="of:=VLOOKUP([.E242];[$'Clock lookup'.$A$2:$'Clock lookup'.$B$17];2;0)" office:value-type="string" office:string-value="" calcext:value-type="error">
            <text:p>#N/A</text:p>
          </table:table-cell>
          <table:table-cell table:formula="of:=VLOOKUP([.F242]; [.$B$2:.$C$131]; 2; 0)" office:value-type="string" office:string-value="" calcext:value-type="error">
            <text:p>#N/A</text:p>
          </table:table-cell>
          <table:table-cell table:formula="of:=IFNA([.J242]+[.I242]*256+[.H24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3];[$'Activate lookup'.$A$1:$'Activate lookup'.$B$17];2;0)" office:value-type="string" office:string-value="" calcext:value-type="error">
            <text:p>#N/A</text:p>
          </table:table-cell>
          <table:table-cell table:formula="of:=VLOOKUP([.E243];[$'Clock lookup'.$A$2:$'Clock lookup'.$B$17];2;0)" office:value-type="string" office:string-value="" calcext:value-type="error">
            <text:p>#N/A</text:p>
          </table:table-cell>
          <table:table-cell table:formula="of:=VLOOKUP([.F243]; [.$B$2:.$C$131]; 2; 0)" office:value-type="string" office:string-value="" calcext:value-type="error">
            <text:p>#N/A</text:p>
          </table:table-cell>
          <table:table-cell table:formula="of:=IFNA([.J243]+[.I243]*256+[.H24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4];[$'Activate lookup'.$A$1:$'Activate lookup'.$B$17];2;0)" office:value-type="string" office:string-value="" calcext:value-type="error">
            <text:p>#N/A</text:p>
          </table:table-cell>
          <table:table-cell table:formula="of:=VLOOKUP([.E244];[$'Clock lookup'.$A$2:$'Clock lookup'.$B$17];2;0)" office:value-type="string" office:string-value="" calcext:value-type="error">
            <text:p>#N/A</text:p>
          </table:table-cell>
          <table:table-cell table:formula="of:=VLOOKUP([.F244]; [.$B$2:.$C$131]; 2; 0)" office:value-type="string" office:string-value="" calcext:value-type="error">
            <text:p>#N/A</text:p>
          </table:table-cell>
          <table:table-cell table:formula="of:=IFNA([.J244]+[.I244]*256+[.H24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5];[$'Activate lookup'.$A$1:$'Activate lookup'.$B$17];2;0)" office:value-type="string" office:string-value="" calcext:value-type="error">
            <text:p>#N/A</text:p>
          </table:table-cell>
          <table:table-cell table:formula="of:=VLOOKUP([.E245];[$'Clock lookup'.$A$2:$'Clock lookup'.$B$17];2;0)" office:value-type="string" office:string-value="" calcext:value-type="error">
            <text:p>#N/A</text:p>
          </table:table-cell>
          <table:table-cell table:formula="of:=VLOOKUP([.F245]; [.$B$2:.$C$131]; 2; 0)" office:value-type="string" office:string-value="" calcext:value-type="error">
            <text:p>#N/A</text:p>
          </table:table-cell>
          <table:table-cell table:formula="of:=IFNA([.J245]+[.I245]*256+[.H24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6];[$'Activate lookup'.$A$1:$'Activate lookup'.$B$17];2;0)" office:value-type="string" office:string-value="" calcext:value-type="error">
            <text:p>#N/A</text:p>
          </table:table-cell>
          <table:table-cell table:formula="of:=VLOOKUP([.E246];[$'Clock lookup'.$A$2:$'Clock lookup'.$B$17];2;0)" office:value-type="string" office:string-value="" calcext:value-type="error">
            <text:p>#N/A</text:p>
          </table:table-cell>
          <table:table-cell table:formula="of:=VLOOKUP([.F246]; [.$B$2:.$C$131]; 2; 0)" office:value-type="string" office:string-value="" calcext:value-type="error">
            <text:p>#N/A</text:p>
          </table:table-cell>
          <table:table-cell table:formula="of:=IFNA([.J246]+[.I246]*256+[.H246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7];[$'Activate lookup'.$A$1:$'Activate lookup'.$B$17];2;0)" office:value-type="string" office:string-value="" calcext:value-type="error">
            <text:p>#N/A</text:p>
          </table:table-cell>
          <table:table-cell table:formula="of:=VLOOKUP([.E247];[$'Clock lookup'.$A$2:$'Clock lookup'.$B$17];2;0)" office:value-type="string" office:string-value="" calcext:value-type="error">
            <text:p>#N/A</text:p>
          </table:table-cell>
          <table:table-cell table:formula="of:=VLOOKUP([.F247]; [.$B$2:.$C$131]; 2; 0)" office:value-type="string" office:string-value="" calcext:value-type="error">
            <text:p>#N/A</text:p>
          </table:table-cell>
          <table:table-cell table:formula="of:=IFNA([.J247]+[.I247]*256+[.H247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8];[$'Activate lookup'.$A$1:$'Activate lookup'.$B$17];2;0)" office:value-type="string" office:string-value="" calcext:value-type="error">
            <text:p>#N/A</text:p>
          </table:table-cell>
          <table:table-cell table:formula="of:=VLOOKUP([.E248];[$'Clock lookup'.$A$2:$'Clock lookup'.$B$17];2;0)" office:value-type="string" office:string-value="" calcext:value-type="error">
            <text:p>#N/A</text:p>
          </table:table-cell>
          <table:table-cell table:formula="of:=VLOOKUP([.F248]; [.$B$2:.$C$131]; 2; 0)" office:value-type="string" office:string-value="" calcext:value-type="error">
            <text:p>#N/A</text:p>
          </table:table-cell>
          <table:table-cell table:formula="of:=IFNA([.J248]+[.I248]*256+[.H248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49];[$'Activate lookup'.$A$1:$'Activate lookup'.$B$17];2;0)" office:value-type="string" office:string-value="" calcext:value-type="error">
            <text:p>#N/A</text:p>
          </table:table-cell>
          <table:table-cell table:formula="of:=VLOOKUP([.E249];[$'Clock lookup'.$A$2:$'Clock lookup'.$B$17];2;0)" office:value-type="string" office:string-value="" calcext:value-type="error">
            <text:p>#N/A</text:p>
          </table:table-cell>
          <table:table-cell table:formula="of:=VLOOKUP([.F249]; [.$B$2:.$C$131]; 2; 0)" office:value-type="string" office:string-value="" calcext:value-type="error">
            <text:p>#N/A</text:p>
          </table:table-cell>
          <table:table-cell table:formula="of:=IFNA([.J249]+[.I249]*256+[.H249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0];[$'Activate lookup'.$A$1:$'Activate lookup'.$B$17];2;0)" office:value-type="string" office:string-value="" calcext:value-type="error">
            <text:p>#N/A</text:p>
          </table:table-cell>
          <table:table-cell table:formula="of:=VLOOKUP([.E250];[$'Clock lookup'.$A$2:$'Clock lookup'.$B$17];2;0)" office:value-type="string" office:string-value="" calcext:value-type="error">
            <text:p>#N/A</text:p>
          </table:table-cell>
          <table:table-cell table:formula="of:=VLOOKUP([.F250]; [.$B$2:.$C$131]; 2; 0)" office:value-type="string" office:string-value="" calcext:value-type="error">
            <text:p>#N/A</text:p>
          </table:table-cell>
          <table:table-cell table:formula="of:=IFNA([.J250]+[.I250]*256+[.H250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1];[$'Activate lookup'.$A$1:$'Activate lookup'.$B$17];2;0)" office:value-type="string" office:string-value="" calcext:value-type="error">
            <text:p>#N/A</text:p>
          </table:table-cell>
          <table:table-cell table:formula="of:=VLOOKUP([.E251];[$'Clock lookup'.$A$2:$'Clock lookup'.$B$17];2;0)" office:value-type="string" office:string-value="" calcext:value-type="error">
            <text:p>#N/A</text:p>
          </table:table-cell>
          <table:table-cell table:formula="of:=VLOOKUP([.F251]; [.$B$2:.$C$131]; 2; 0)" office:value-type="string" office:string-value="" calcext:value-type="error">
            <text:p>#N/A</text:p>
          </table:table-cell>
          <table:table-cell table:formula="of:=IFNA([.J251]+[.I251]*256+[.H251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2];[$'Activate lookup'.$A$1:$'Activate lookup'.$B$17];2;0)" office:value-type="string" office:string-value="" calcext:value-type="error">
            <text:p>#N/A</text:p>
          </table:table-cell>
          <table:table-cell table:formula="of:=VLOOKUP([.E252];[$'Clock lookup'.$A$2:$'Clock lookup'.$B$17];2;0)" office:value-type="string" office:string-value="" calcext:value-type="error">
            <text:p>#N/A</text:p>
          </table:table-cell>
          <table:table-cell table:formula="of:=VLOOKUP([.F252]; [.$B$2:.$C$131]; 2; 0)" office:value-type="string" office:string-value="" calcext:value-type="error">
            <text:p>#N/A</text:p>
          </table:table-cell>
          <table:table-cell table:formula="of:=IFNA([.J252]+[.I252]*256+[.H252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3];[$'Activate lookup'.$A$1:$'Activate lookup'.$B$17];2;0)" office:value-type="string" office:string-value="" calcext:value-type="error">
            <text:p>#N/A</text:p>
          </table:table-cell>
          <table:table-cell table:formula="of:=VLOOKUP([.E253];[$'Clock lookup'.$A$2:$'Clock lookup'.$B$17];2;0)" office:value-type="string" office:string-value="" calcext:value-type="error">
            <text:p>#N/A</text:p>
          </table:table-cell>
          <table:table-cell table:formula="of:=VLOOKUP([.F253]; [.$B$2:.$C$131]; 2; 0)" office:value-type="string" office:string-value="" calcext:value-type="error">
            <text:p>#N/A</text:p>
          </table:table-cell>
          <table:table-cell table:formula="of:=IFNA([.J253]+[.I253]*256+[.H253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4];[$'Activate lookup'.$A$1:$'Activate lookup'.$B$17];2;0)" office:value-type="string" office:string-value="" calcext:value-type="error">
            <text:p>#N/A</text:p>
          </table:table-cell>
          <table:table-cell table:formula="of:=VLOOKUP([.E254];[$'Clock lookup'.$A$2:$'Clock lookup'.$B$17];2;0)" office:value-type="string" office:string-value="" calcext:value-type="error">
            <text:p>#N/A</text:p>
          </table:table-cell>
          <table:table-cell table:formula="of:=VLOOKUP([.F254]; [.$B$2:.$C$131]; 2; 0)" office:value-type="string" office:string-value="" calcext:value-type="error">
            <text:p>#N/A</text:p>
          </table:table-cell>
          <table:table-cell table:formula="of:=IFNA([.J254]+[.I254]*256+[.H254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5];[$'Activate lookup'.$A$1:$'Activate lookup'.$B$17];2;0)" office:value-type="string" office:string-value="" calcext:value-type="error">
            <text:p>#N/A</text:p>
          </table:table-cell>
          <table:table-cell table:formula="of:=VLOOKUP([.E255];[$'Clock lookup'.$A$2:$'Clock lookup'.$B$17];2;0)" office:value-type="string" office:string-value="" calcext:value-type="error">
            <text:p>#N/A</text:p>
          </table:table-cell>
          <table:table-cell table:formula="of:=VLOOKUP([.F255]; [.$B$2:.$C$131]; 2; 0)" office:value-type="string" office:string-value="" calcext:value-type="error">
            <text:p>#N/A</text:p>
          </table:table-cell>
          <table:table-cell table:formula="of:=IFNA([.J255]+[.I255]*256+[.H255]*4096; 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VLOOKUP([.D256];[$'Activate lookup'.$A$1:$'Activate lookup'.$B$17];2;0)" office:value-type="string" office:string-value="" calcext:value-type="error">
            <text:p>#N/A</text:p>
          </table:table-cell>
          <table:table-cell table:formula="of:=VLOOKUP([.E256];[$'Clock lookup'.$A$2:$'Clock lookup'.$B$17];2;0)" office:value-type="string" office:string-value="" calcext:value-type="error">
            <text:p>#N/A</text:p>
          </table:table-cell>
          <table:table-cell table:formula="of:=VLOOKUP([.F256]; [.$B$2:.$C$131]; 2; 0)" office:value-type="string" office:string-value="" calcext:value-type="error">
            <text:p>#N/A</text:p>
          </table:table-cell>
          <table:table-cell table:formula="of:=IFNA([.J256]+[.I256]*256+[.H256]*4096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MA, PC</text:p>
          </table:table-cell>
          <table:table-cell office:value-type="string" calcext:value-type="string">
            <text:p>DECODE</text:p>
          </table:table-cell>
          <table:table-cell/>
          <table:table-cell table:formula="of:=VLOOKUP([.D257];[$'Activate lookup'.$A$1:$'Activate lookup'.$B$17];2;0)" office:value-type="float" office:value="0" calcext:value-type="float">
            <text:p>0</text:p>
          </table:table-cell>
          <table:table-cell table:formula="of:=VLOOKUP([.E257];[$'Clock lookup'.$A$2:$'Clock lookup'.$B$17];2;0)" office:value-type="float" office:value="10" calcext:value-type="float">
            <text:p>10</text:p>
          </table:table-cell>
          <table:table-cell table:formula="of:=VLOOKUP([.F257]; [.$B$2:.$C$131]; 2; 0)" office:value-type="float" office:value="2" calcext:value-type="float">
            <text:p>2</text:p>
          </table:table-cell>
          <table:table-cell table:formula="of:=IFNA([.J257]+[.I257]*256+[.H257]*4096; 0)" office:value-type="float" office:value="2562" calcext:value-type="float">
            <text:p>2562</text:p>
          </table:table-cell>
        </table:table-row>
      </table:table>
      <table:table table:name="Decoder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microcode instruction</text:p>
          </table:table-cell>
        </table:table-row>
        <table:table-row table:style-name="ro1">
          <table:table-cell table:formula="of:=&quot;00000000&quot;" office:value-type="string" office:string-value="00000000" calcext:value-type="string">
            <text:p>00000000</text:p>
          </table:table-cell>
          <table:table-cell table:formula="of:=IFNA(VLOOKUP(ORG.LIBREOFFICE.REGEX([.A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00001&quot;" office:value-type="string" office:string-value="00000001" calcext:value-type="string">
            <text:p>00000001</text:p>
          </table:table-cell>
          <table:table-cell table:formula="of:=IFNA(VLOOKUP(ORG.LIBREOFFICE.REGEX([.A3]; &quot;(.)&quot;; &quot;[$1x]&quot;;&quot;g&quot;); [$Microcode.$A$2:.$C$257]; 3; 0); 0)" office:value-type="float" office:value="23" calcext:value-type="float">
            <text:p>23</text:p>
          </table:table-cell>
        </table:table-row>
        <table:table-row table:style-name="ro1">
          <table:table-cell table:formula="of:=&quot;00000010&quot;" office:value-type="string" office:string-value="00000010" calcext:value-type="string">
            <text:p>00000010</text:p>
          </table:table-cell>
          <table:table-cell table:formula="of:=IFNA(VLOOKUP(ORG.LIBREOFFICE.REGEX([.A4]; &quot;(.)&quot;; &quot;[$1x]&quot;;&quot;g&quot;); [$Microcode.$A$2:.$C$257]; 3; 0); 0)" office:value-type="float" office:value="11" calcext:value-type="float">
            <text:p>11</text:p>
          </table:table-cell>
        </table:table-row>
        <table:table-row table:style-name="ro1">
          <table:table-cell table:formula="of:=&quot;00000011&quot;" office:value-type="string" office:string-value="00000011" calcext:value-type="string">
            <text:p>00000011</text:p>
          </table:table-cell>
          <table:table-cell table:formula="of:=IFNA(VLOOKUP(ORG.LIBREOFFICE.REGEX([.A5]; &quot;(.)&quot;; &quot;[$1x]&quot;;&quot;g&quot;); [$Microcode.$A$2:.$C$257]; 3; 0); 0)" office:value-type="float" office:value="21" calcext:value-type="float">
            <text:p>21</text:p>
          </table:table-cell>
        </table:table-row>
        <table:table-row table:style-name="ro1">
          <table:table-cell table:formula="of:=&quot;00000100&quot;" office:value-type="string" office:string-value="00000100" calcext:value-type="string">
            <text:p>00000100</text:p>
          </table:table-cell>
          <table:table-cell table:formula="of:=IFNA(VLOOKUP(ORG.LIBREOFFICE.REGEX([.A6]; &quot;(.)&quot;; &quot;[$1x]&quot;;&quot;g&quot;); [$Microcode.$A$2:.$C$257]; 3; 0); 0)" office:value-type="float" office:value="12" calcext:value-type="float">
            <text:p>12</text:p>
          </table:table-cell>
        </table:table-row>
        <table:table-row table:style-name="ro1">
          <table:table-cell table:formula="of:=&quot;00000101&quot;" office:value-type="string" office:string-value="00000101" calcext:value-type="string">
            <text:p>00000101</text:p>
          </table:table-cell>
          <table:table-cell table:formula="of:=IFNA(VLOOKUP(ORG.LIBREOFFICE.REGEX([.A7]; &quot;(.)&quot;; &quot;[$1x]&quot;;&quot;g&quot;); [$Microcode.$A$2:.$C$257]; 3; 0); 0)" office:value-type="float" office:value="23" calcext:value-type="float">
            <text:p>23</text:p>
          </table:table-cell>
        </table:table-row>
        <table:table-row table:style-name="ro1">
          <table:table-cell table:formula="of:=&quot;00000110&quot;" office:value-type="string" office:string-value="00000110" calcext:value-type="string">
            <text:p>00000110</text:p>
          </table:table-cell>
          <table:table-cell table:formula="of:=IFNA(VLOOKUP(ORG.LIBREOFFICE.REGEX([.A8]; &quot;(.)&quot;; &quot;[$1x]&quot;;&quot;g&quot;); [$Microcode.$A$2:.$C$257]; 3; 0); 0)" office:value-type="float" office:value="12" calcext:value-type="float">
            <text:p>12</text:p>
          </table:table-cell>
        </table:table-row>
        <table:table-row table:style-name="ro1">
          <table:table-cell table:formula="of:=&quot;00000111&quot;" office:value-type="string" office:string-value="00000111" calcext:value-type="string">
            <text:p>00000111</text:p>
          </table:table-cell>
          <table:table-cell table:formula="of:=IFNA(VLOOKUP(ORG.LIBREOFFICE.REGEX([.A9]; &quot;(.)&quot;; &quot;[$1x]&quot;;&quot;g&quot;); [$Microcode.$A$2:.$C$257]; 3; 0); 0)" office:value-type="float" office:value="23" calcext:value-type="float">
            <text:p>23</text:p>
          </table:table-cell>
        </table:table-row>
        <table:table-row table:style-name="ro1">
          <table:table-cell table:formula="of:=&quot;00001000&quot;" office:value-type="string" office:string-value="00001000" calcext:value-type="string">
            <text:p>00001000</text:p>
          </table:table-cell>
          <table:table-cell table:formula="of:=IFNA(VLOOKUP(ORG.LIBREOFFICE.REGEX([.A10]; &quot;(.)&quot;; &quot;[$1x]&quot;;&quot;g&quot;); [$Microcode.$A$2:.$C$257]; 3; 0); 0)" office:value-type="float" office:value="7" calcext:value-type="float">
            <text:p>7</text:p>
          </table:table-cell>
        </table:table-row>
        <table:table-row table:style-name="ro1">
          <table:table-cell table:formula="of:=&quot;00001001&quot;" office:value-type="string" office:string-value="00001001" calcext:value-type="string">
            <text:p>00001001</text:p>
          </table:table-cell>
          <table:table-cell table:formula="of:=IFNA(VLOOKUP(ORG.LIBREOFFICE.REGEX([.A1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01010&quot;" office:value-type="string" office:string-value="00001010" calcext:value-type="string">
            <text:p>00001010</text:p>
          </table:table-cell>
          <table:table-cell table:formula="of:=IFNA(VLOOKUP(ORG.LIBREOFFICE.REGEX([.A12]; &quot;(.)&quot;; &quot;[$1x]&quot;;&quot;g&quot;); [$Microcode.$A$2:.$C$257]; 3; 0); 0)" office:value-type="float" office:value="15" calcext:value-type="float">
            <text:p>15</text:p>
          </table:table-cell>
        </table:table-row>
        <table:table-row table:style-name="ro1">
          <table:table-cell table:formula="of:=&quot;00001011&quot;" office:value-type="string" office:string-value="00001011" calcext:value-type="string">
            <text:p>00001011</text:p>
          </table:table-cell>
          <table:table-cell table:formula="of:=IFNA(VLOOKUP(ORG.LIBREOFFICE.REGEX([.A1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01100&quot;" office:value-type="string" office:string-value="00001100" calcext:value-type="string">
            <text:p>00001100</text:p>
          </table:table-cell>
          <table:table-cell table:formula="of:=IFNA(VLOOKUP(ORG.LIBREOFFICE.REGEX([.A14]; &quot;(.)&quot;; &quot;[$1x]&quot;;&quot;g&quot;); [$Microcode.$A$2:.$C$257]; 3; 0); 0)" office:value-type="float" office:value="17" calcext:value-type="float">
            <text:p>17</text:p>
          </table:table-cell>
        </table:table-row>
        <table:table-row table:style-name="ro1">
          <table:table-cell table:formula="of:=&quot;00001101&quot;" office:value-type="string" office:string-value="00001101" calcext:value-type="string">
            <text:p>00001101</text:p>
          </table:table-cell>
          <table:table-cell table:formula="of:=IFNA(VLOOKUP(ORG.LIBREOFFICE.REGEX([.A1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01110&quot;" office:value-type="string" office:string-value="00001110" calcext:value-type="string">
            <text:p>00001110</text:p>
          </table:table-cell>
          <table:table-cell table:formula="of:=IFNA(VLOOKUP(ORG.LIBREOFFICE.REGEX([.A16]; &quot;(.)&quot;; &quot;[$1x]&quot;;&quot;g&quot;); [$Microcode.$A$2:.$C$257]; 3; 0); 0)" office:value-type="float" office:value="17" calcext:value-type="float">
            <text:p>17</text:p>
          </table:table-cell>
        </table:table-row>
        <table:table-row table:style-name="ro1">
          <table:table-cell table:formula="of:=&quot;00001111&quot;" office:value-type="string" office:string-value="00001111" calcext:value-type="string">
            <text:p>00001111</text:p>
          </table:table-cell>
          <table:table-cell table:formula="of:=IFNA(VLOOKUP(ORG.LIBREOFFICE.REGEX([.A1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10000&quot;" office:value-type="string" office:string-value="00010000" calcext:value-type="string">
            <text:p>00010000</text:p>
          </table:table-cell>
          <table:table-cell table:formula="of:=IFNA(VLOOKUP(ORG.LIBREOFFICE.REGEX([.A18]; &quot;(.)&quot;; &quot;[$1x]&quot;;&quot;g&quot;); [$Microcode.$A$2:.$C$257]; 3; 0); 0)" office:value-type="float" office:value="4" calcext:value-type="float">
            <text:p>4</text:p>
          </table:table-cell>
        </table:table-row>
        <table:table-row table:style-name="ro1">
          <table:table-cell table:formula="of:=&quot;00010001&quot;" office:value-type="string" office:string-value="00010001" calcext:value-type="string">
            <text:p>00010001</text:p>
          </table:table-cell>
          <table:table-cell table:formula="of:=IFNA(VLOOKUP(ORG.LIBREOFFICE.REGEX([.A19]; &quot;(.)&quot;; &quot;[$1x]&quot;;&quot;g&quot;); [$Microcode.$A$2:.$C$257]; 3; 0); 0)" office:value-type="float" office:value="25" calcext:value-type="float">
            <text:p>25</text:p>
          </table:table-cell>
        </table:table-row>
        <table:table-row table:style-name="ro1">
          <table:table-cell table:formula="of:=&quot;00010010&quot;" office:value-type="string" office:string-value="00010010" calcext:value-type="string">
            <text:p>00010010</text:p>
          </table:table-cell>
          <table:table-cell table:formula="of:=IFNA(VLOOKUP(ORG.LIBREOFFICE.REGEX([.A20]; &quot;(.)&quot;; &quot;[$1x]&quot;;&quot;g&quot;); [$Microcode.$A$2:.$C$257]; 3; 0); 0)" office:value-type="float" office:value="13" calcext:value-type="float">
            <text:p>13</text:p>
          </table:table-cell>
        </table:table-row>
        <table:table-row table:style-name="ro1">
          <table:table-cell table:formula="of:=&quot;00010011&quot;" office:value-type="string" office:string-value="00010011" calcext:value-type="string">
            <text:p>00010011</text:p>
          </table:table-cell>
          <table:table-cell table:formula="of:=IFNA(VLOOKUP(ORG.LIBREOFFICE.REGEX([.A21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010100&quot;" office:value-type="string" office:string-value="00010100" calcext:value-type="string">
            <text:p>00010100</text:p>
          </table:table-cell>
          <table:table-cell table:formula="of:=IFNA(VLOOKUP(ORG.LIBREOFFICE.REGEX([.A22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010101&quot;" office:value-type="string" office:string-value="00010101" calcext:value-type="string">
            <text:p>00010101</text:p>
          </table:table-cell>
          <table:table-cell table:formula="of:=IFNA(VLOOKUP(ORG.LIBREOFFICE.REGEX([.A23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010110&quot;" office:value-type="string" office:string-value="00010110" calcext:value-type="string">
            <text:p>00010110</text:p>
          </table:table-cell>
          <table:table-cell table:formula="of:=IFNA(VLOOKUP(ORG.LIBREOFFICE.REGEX([.A24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010111&quot;" office:value-type="string" office:string-value="00010111" calcext:value-type="string">
            <text:p>00010111</text:p>
          </table:table-cell>
          <table:table-cell table:formula="of:=IFNA(VLOOKUP(ORG.LIBREOFFICE.REGEX([.A25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011000&quot;" office:value-type="string" office:string-value="00011000" calcext:value-type="string">
            <text:p>00011000</text:p>
          </table:table-cell>
          <table:table-cell table:formula="of:=IFNA(VLOOKUP(ORG.LIBREOFFICE.REGEX([.A26]; &quot;(.)&quot;; &quot;[$1x]&quot;;&quot;g&quot;); [$Microcode.$A$2:.$C$257]; 3; 0); 0)" office:value-type="float" office:value="8" calcext:value-type="float">
            <text:p>8</text:p>
          </table:table-cell>
        </table:table-row>
        <table:table-row table:style-name="ro1">
          <table:table-cell table:formula="of:=&quot;00011001&quot;" office:value-type="string" office:string-value="00011001" calcext:value-type="string">
            <text:p>00011001</text:p>
          </table:table-cell>
          <table:table-cell table:formula="of:=IFNA(VLOOKUP(ORG.LIBREOFFICE.REGEX([.A2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11010&quot;" office:value-type="string" office:string-value="00011010" calcext:value-type="string">
            <text:p>00011010</text:p>
          </table:table-cell>
          <table:table-cell table:formula="of:=IFNA(VLOOKUP(ORG.LIBREOFFICE.REGEX([.A28]; &quot;(.)&quot;; &quot;[$1x]&quot;;&quot;g&quot;); [$Microcode.$A$2:.$C$257]; 3; 0); 0)" office:value-type="float" office:value="19" calcext:value-type="float">
            <text:p>19</text:p>
          </table:table-cell>
        </table:table-row>
        <table:table-row table:style-name="ro1">
          <table:table-cell table:formula="of:=&quot;00011011&quot;" office:value-type="string" office:string-value="00011011" calcext:value-type="string">
            <text:p>00011011</text:p>
          </table:table-cell>
          <table:table-cell table:formula="of:=IFNA(VLOOKUP(ORG.LIBREOFFICE.REGEX([.A2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11100&quot;" office:value-type="string" office:string-value="00011100" calcext:value-type="string">
            <text:p>00011100</text:p>
          </table:table-cell>
          <table:table-cell table:formula="of:=IFNA(VLOOKUP(ORG.LIBREOFFICE.REGEX([.A30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011101&quot;" office:value-type="string" office:string-value="00011101" calcext:value-type="string">
            <text:p>00011101</text:p>
          </table:table-cell>
          <table:table-cell table:formula="of:=IFNA(VLOOKUP(ORG.LIBREOFFICE.REGEX([.A3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011110&quot;" office:value-type="string" office:string-value="00011110" calcext:value-type="string">
            <text:p>00011110</text:p>
          </table:table-cell>
          <table:table-cell table:formula="of:=IFNA(VLOOKUP(ORG.LIBREOFFICE.REGEX([.A32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011111&quot;" office:value-type="string" office:string-value="00011111" calcext:value-type="string">
            <text:p>00011111</text:p>
          </table:table-cell>
          <table:table-cell table:formula="of:=IFNA(VLOOKUP(ORG.LIBREOFFICE.REGEX([.A3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00000&quot;" office:value-type="string" office:string-value="00100000" calcext:value-type="string">
            <text:p>00100000</text:p>
          </table:table-cell>
          <table:table-cell table:formula="of:=IFNA(VLOOKUP(ORG.LIBREOFFICE.REGEX([.A34]; &quot;(.)&quot;; &quot;[$1x]&quot;;&quot;g&quot;); [$Microcode.$A$2:.$C$257]; 3; 0); 0)" office:value-type="float" office:value="5" calcext:value-type="float">
            <text:p>5</text:p>
          </table:table-cell>
        </table:table-row>
        <table:table-row table:style-name="ro1">
          <table:table-cell table:formula="of:=&quot;00100001&quot;" office:value-type="string" office:string-value="00100001" calcext:value-type="string">
            <text:p>00100001</text:p>
          </table:table-cell>
          <table:table-cell table:formula="of:=IFNA(VLOOKUP(ORG.LIBREOFFICE.REGEX([.A35]; &quot;(.)&quot;; &quot;[$1x]&quot;;&quot;g&quot;); [$Microcode.$A$2:.$C$257]; 3; 0); 0)" office:value-type="float" office:value="29" calcext:value-type="float">
            <text:p>29</text:p>
          </table:table-cell>
        </table:table-row>
        <table:table-row table:style-name="ro1">
          <table:table-cell table:formula="of:=&quot;00100010&quot;" office:value-type="string" office:string-value="00100010" calcext:value-type="string">
            <text:p>00100010</text:p>
          </table:table-cell>
          <table:table-cell table:formula="of:=IFNA(VLOOKUP(ORG.LIBREOFFICE.REGEX([.A36]; &quot;(.)&quot;; &quot;[$1x]&quot;;&quot;g&quot;); [$Microcode.$A$2:.$C$257]; 3; 0); 0)" office:value-type="float" office:value="13" calcext:value-type="float">
            <text:p>13</text:p>
          </table:table-cell>
        </table:table-row>
        <table:table-row table:style-name="ro1">
          <table:table-cell table:formula="of:=&quot;00100011&quot;" office:value-type="string" office:string-value="00100011" calcext:value-type="string">
            <text:p>00100011</text:p>
          </table:table-cell>
          <table:table-cell table:formula="of:=IFNA(VLOOKUP(ORG.LIBREOFFICE.REGEX([.A37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00100&quot;" office:value-type="string" office:string-value="00100100" calcext:value-type="string">
            <text:p>00100100</text:p>
          </table:table-cell>
          <table:table-cell table:formula="of:=IFNA(VLOOKUP(ORG.LIBREOFFICE.REGEX([.A38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100101&quot;" office:value-type="string" office:string-value="00100101" calcext:value-type="string">
            <text:p>00100101</text:p>
          </table:table-cell>
          <table:table-cell table:formula="of:=IFNA(VLOOKUP(ORG.LIBREOFFICE.REGEX([.A39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00110&quot;" office:value-type="string" office:string-value="00100110" calcext:value-type="string">
            <text:p>00100110</text:p>
          </table:table-cell>
          <table:table-cell table:formula="of:=IFNA(VLOOKUP(ORG.LIBREOFFICE.REGEX([.A40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100111&quot;" office:value-type="string" office:string-value="00100111" calcext:value-type="string">
            <text:p>00100111</text:p>
          </table:table-cell>
          <table:table-cell table:formula="of:=IFNA(VLOOKUP(ORG.LIBREOFFICE.REGEX([.A41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01000&quot;" office:value-type="string" office:string-value="00101000" calcext:value-type="string">
            <text:p>00101000</text:p>
          </table:table-cell>
          <table:table-cell table:formula="of:=IFNA(VLOOKUP(ORG.LIBREOFFICE.REGEX([.A42]; &quot;(.)&quot;; &quot;[$1x]&quot;;&quot;g&quot;); [$Microcode.$A$2:.$C$257]; 3; 0); 0)" office:value-type="float" office:value="8" calcext:value-type="float">
            <text:p>8</text:p>
          </table:table-cell>
        </table:table-row>
        <table:table-row table:style-name="ro1">
          <table:table-cell table:formula="of:=&quot;00101001&quot;" office:value-type="string" office:string-value="00101001" calcext:value-type="string">
            <text:p>00101001</text:p>
          </table:table-cell>
          <table:table-cell table:formula="of:=IFNA(VLOOKUP(ORG.LIBREOFFICE.REGEX([.A4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01010&quot;" office:value-type="string" office:string-value="00101010" calcext:value-type="string">
            <text:p>00101010</text:p>
          </table:table-cell>
          <table:table-cell table:formula="of:=IFNA(VLOOKUP(ORG.LIBREOFFICE.REGEX([.A44]; &quot;(.)&quot;; &quot;[$1x]&quot;;&quot;g&quot;); [$Microcode.$A$2:.$C$257]; 3; 0); 0)" office:value-type="float" office:value="19" calcext:value-type="float">
            <text:p>19</text:p>
          </table:table-cell>
        </table:table-row>
        <table:table-row table:style-name="ro1">
          <table:table-cell table:formula="of:=&quot;00101011&quot;" office:value-type="string" office:string-value="00101011" calcext:value-type="string">
            <text:p>00101011</text:p>
          </table:table-cell>
          <table:table-cell table:formula="of:=IFNA(VLOOKUP(ORG.LIBREOFFICE.REGEX([.A4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01100&quot;" office:value-type="string" office:string-value="00101100" calcext:value-type="string">
            <text:p>00101100</text:p>
          </table:table-cell>
          <table:table-cell table:formula="of:=IFNA(VLOOKUP(ORG.LIBREOFFICE.REGEX([.A46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101101&quot;" office:value-type="string" office:string-value="00101101" calcext:value-type="string">
            <text:p>00101101</text:p>
          </table:table-cell>
          <table:table-cell table:formula="of:=IFNA(VLOOKUP(ORG.LIBREOFFICE.REGEX([.A4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01110&quot;" office:value-type="string" office:string-value="00101110" calcext:value-type="string">
            <text:p>00101110</text:p>
          </table:table-cell>
          <table:table-cell table:formula="of:=IFNA(VLOOKUP(ORG.LIBREOFFICE.REGEX([.A48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101111&quot;" office:value-type="string" office:string-value="00101111" calcext:value-type="string">
            <text:p>00101111</text:p>
          </table:table-cell>
          <table:table-cell table:formula="of:=IFNA(VLOOKUP(ORG.LIBREOFFICE.REGEX([.A4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10000&quot;" office:value-type="string" office:string-value="00110000" calcext:value-type="string">
            <text:p>00110000</text:p>
          </table:table-cell>
          <table:table-cell table:formula="of:=IFNA(VLOOKUP(ORG.LIBREOFFICE.REGEX([.A50]; &quot;(.)&quot;; &quot;[$1x]&quot;;&quot;g&quot;); [$Microcode.$A$2:.$C$257]; 3; 0); 0)" office:value-type="float" office:value="5" calcext:value-type="float">
            <text:p>5</text:p>
          </table:table-cell>
        </table:table-row>
        <table:table-row table:style-name="ro1">
          <table:table-cell table:formula="of:=&quot;00110001&quot;" office:value-type="string" office:string-value="00110001" calcext:value-type="string">
            <text:p>00110001</text:p>
          </table:table-cell>
          <table:table-cell table:formula="of:=IFNA(VLOOKUP(ORG.LIBREOFFICE.REGEX([.A51]; &quot;(.)&quot;; &quot;[$1x]&quot;;&quot;g&quot;); [$Microcode.$A$2:.$C$257]; 3; 0); 0)" office:value-type="float" office:value="29" calcext:value-type="float">
            <text:p>29</text:p>
          </table:table-cell>
        </table:table-row>
        <table:table-row table:style-name="ro1">
          <table:table-cell table:formula="of:=&quot;00110010&quot;" office:value-type="string" office:string-value="00110010" calcext:value-type="string">
            <text:p>00110010</text:p>
          </table:table-cell>
          <table:table-cell table:formula="of:=IFNA(VLOOKUP(ORG.LIBREOFFICE.REGEX([.A52]; &quot;(.)&quot;; &quot;[$1x]&quot;;&quot;g&quot;); [$Microcode.$A$2:.$C$257]; 3; 0); 0)" office:value-type="float" office:value="13" calcext:value-type="float">
            <text:p>13</text:p>
          </table:table-cell>
        </table:table-row>
        <table:table-row table:style-name="ro1">
          <table:table-cell table:formula="of:=&quot;00110011&quot;" office:value-type="string" office:string-value="00110011" calcext:value-type="string">
            <text:p>00110011</text:p>
          </table:table-cell>
          <table:table-cell table:formula="of:=IFNA(VLOOKUP(ORG.LIBREOFFICE.REGEX([.A53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10100&quot;" office:value-type="string" office:string-value="00110100" calcext:value-type="string">
            <text:p>00110100</text:p>
          </table:table-cell>
          <table:table-cell table:formula="of:=IFNA(VLOOKUP(ORG.LIBREOFFICE.REGEX([.A54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110101&quot;" office:value-type="string" office:string-value="00110101" calcext:value-type="string">
            <text:p>00110101</text:p>
          </table:table-cell>
          <table:table-cell table:formula="of:=IFNA(VLOOKUP(ORG.LIBREOFFICE.REGEX([.A55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10110&quot;" office:value-type="string" office:string-value="00110110" calcext:value-type="string">
            <text:p>00110110</text:p>
          </table:table-cell>
          <table:table-cell table:formula="of:=IFNA(VLOOKUP(ORG.LIBREOFFICE.REGEX([.A56]; &quot;(.)&quot;; &quot;[$1x]&quot;;&quot;g&quot;); [$Microcode.$A$2:.$C$257]; 3; 0); 0)" office:value-type="float" office:value="14" calcext:value-type="float">
            <text:p>14</text:p>
          </table:table-cell>
        </table:table-row>
        <table:table-row table:style-name="ro1">
          <table:table-cell table:formula="of:=&quot;00110111&quot;" office:value-type="string" office:string-value="00110111" calcext:value-type="string">
            <text:p>00110111</text:p>
          </table:table-cell>
          <table:table-cell table:formula="of:=IFNA(VLOOKUP(ORG.LIBREOFFICE.REGEX([.A57]; &quot;(.)&quot;; &quot;[$1x]&quot;;&quot;g&quot;); [$Microcode.$A$2:.$C$257]; 3; 0); 0)" office:value-type="float" office:value="32" calcext:value-type="float">
            <text:p>32</text:p>
          </table:table-cell>
        </table:table-row>
        <table:table-row table:style-name="ro1">
          <table:table-cell table:formula="of:=&quot;00111000&quot;" office:value-type="string" office:string-value="00111000" calcext:value-type="string">
            <text:p>00111000</text:p>
          </table:table-cell>
          <table:table-cell table:formula="of:=IFNA(VLOOKUP(ORG.LIBREOFFICE.REGEX([.A58]; &quot;(.)&quot;; &quot;[$1x]&quot;;&quot;g&quot;); [$Microcode.$A$2:.$C$257]; 3; 0); 0)" office:value-type="float" office:value="8" calcext:value-type="float">
            <text:p>8</text:p>
          </table:table-cell>
        </table:table-row>
        <table:table-row table:style-name="ro1">
          <table:table-cell table:formula="of:=&quot;00111001&quot;" office:value-type="string" office:string-value="00111001" calcext:value-type="string">
            <text:p>00111001</text:p>
          </table:table-cell>
          <table:table-cell table:formula="of:=IFNA(VLOOKUP(ORG.LIBREOFFICE.REGEX([.A5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11010&quot;" office:value-type="string" office:string-value="00111010" calcext:value-type="string">
            <text:p>00111010</text:p>
          </table:table-cell>
          <table:table-cell table:formula="of:=IFNA(VLOOKUP(ORG.LIBREOFFICE.REGEX([.A60]; &quot;(.)&quot;; &quot;[$1x]&quot;;&quot;g&quot;); [$Microcode.$A$2:.$C$257]; 3; 0); 0)" office:value-type="float" office:value="19" calcext:value-type="float">
            <text:p>19</text:p>
          </table:table-cell>
        </table:table-row>
        <table:table-row table:style-name="ro1">
          <table:table-cell table:formula="of:=&quot;00111011&quot;" office:value-type="string" office:string-value="00111011" calcext:value-type="string">
            <text:p>00111011</text:p>
          </table:table-cell>
          <table:table-cell table:formula="of:=IFNA(VLOOKUP(ORG.LIBREOFFICE.REGEX([.A6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11100&quot;" office:value-type="string" office:string-value="00111100" calcext:value-type="string">
            <text:p>00111100</text:p>
          </table:table-cell>
          <table:table-cell table:formula="of:=IFNA(VLOOKUP(ORG.LIBREOFFICE.REGEX([.A62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111101&quot;" office:value-type="string" office:string-value="00111101" calcext:value-type="string">
            <text:p>00111101</text:p>
          </table:table-cell>
          <table:table-cell table:formula="of:=IFNA(VLOOKUP(ORG.LIBREOFFICE.REGEX([.A6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0111110&quot;" office:value-type="string" office:string-value="00111110" calcext:value-type="string">
            <text:p>00111110</text:p>
          </table:table-cell>
          <table:table-cell table:formula="of:=IFNA(VLOOKUP(ORG.LIBREOFFICE.REGEX([.A64]; &quot;(.)&quot;; &quot;[$1x]&quot;;&quot;g&quot;); [$Microcode.$A$2:.$C$257]; 3; 0); 0)" office:value-type="float" office:value="20" calcext:value-type="float">
            <text:p>20</text:p>
          </table:table-cell>
        </table:table-row>
        <table:table-row table:style-name="ro1">
          <table:table-cell table:formula="of:=&quot;00111111&quot;" office:value-type="string" office:string-value="00111111" calcext:value-type="string">
            <text:p>00111111</text:p>
          </table:table-cell>
          <table:table-cell table:formula="of:=IFNA(VLOOKUP(ORG.LIBREOFFICE.REGEX([.A6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01000000&quot;" office:value-type="string" office:string-value="01000000" calcext:value-type="string">
            <text:p>01000000</text:p>
          </table:table-cell>
          <table:table-cell table:formula="of:=IFNA(VLOOKUP(ORG.LIBREOFFICE.REGEX([.A66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001&quot;" office:value-type="string" office:string-value="01000001" calcext:value-type="string">
            <text:p>01000001</text:p>
          </table:table-cell>
          <table:table-cell table:formula="of:=IFNA(VLOOKUP(ORG.LIBREOFFICE.REGEX([.A67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010&quot;" office:value-type="string" office:string-value="01000010" calcext:value-type="string">
            <text:p>01000010</text:p>
          </table:table-cell>
          <table:table-cell table:formula="of:=IFNA(VLOOKUP(ORG.LIBREOFFICE.REGEX([.A68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011&quot;" office:value-type="string" office:string-value="01000011" calcext:value-type="string">
            <text:p>01000011</text:p>
          </table:table-cell>
          <table:table-cell table:formula="of:=IFNA(VLOOKUP(ORG.LIBREOFFICE.REGEX([.A69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100&quot;" office:value-type="string" office:string-value="01000100" calcext:value-type="string">
            <text:p>01000100</text:p>
          </table:table-cell>
          <table:table-cell table:formula="of:=IFNA(VLOOKUP(ORG.LIBREOFFICE.REGEX([.A70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101&quot;" office:value-type="string" office:string-value="01000101" calcext:value-type="string">
            <text:p>01000101</text:p>
          </table:table-cell>
          <table:table-cell table:formula="of:=IFNA(VLOOKUP(ORG.LIBREOFFICE.REGEX([.A71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110&quot;" office:value-type="string" office:string-value="01000110" calcext:value-type="string">
            <text:p>01000110</text:p>
          </table:table-cell>
          <table:table-cell table:formula="of:=IFNA(VLOOKUP(ORG.LIBREOFFICE.REGEX([.A72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0111&quot;" office:value-type="string" office:string-value="01000111" calcext:value-type="string">
            <text:p>01000111</text:p>
          </table:table-cell>
          <table:table-cell table:formula="of:=IFNA(VLOOKUP(ORG.LIBREOFFICE.REGEX([.A73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000&quot;" office:value-type="string" office:string-value="01001000" calcext:value-type="string">
            <text:p>01001000</text:p>
          </table:table-cell>
          <table:table-cell table:formula="of:=IFNA(VLOOKUP(ORG.LIBREOFFICE.REGEX([.A74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001&quot;" office:value-type="string" office:string-value="01001001" calcext:value-type="string">
            <text:p>01001001</text:p>
          </table:table-cell>
          <table:table-cell table:formula="of:=IFNA(VLOOKUP(ORG.LIBREOFFICE.REGEX([.A75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010&quot;" office:value-type="string" office:string-value="01001010" calcext:value-type="string">
            <text:p>01001010</text:p>
          </table:table-cell>
          <table:table-cell table:formula="of:=IFNA(VLOOKUP(ORG.LIBREOFFICE.REGEX([.A76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011&quot;" office:value-type="string" office:string-value="01001011" calcext:value-type="string">
            <text:p>01001011</text:p>
          </table:table-cell>
          <table:table-cell table:formula="of:=IFNA(VLOOKUP(ORG.LIBREOFFICE.REGEX([.A77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100&quot;" office:value-type="string" office:string-value="01001100" calcext:value-type="string">
            <text:p>01001100</text:p>
          </table:table-cell>
          <table:table-cell table:formula="of:=IFNA(VLOOKUP(ORG.LIBREOFFICE.REGEX([.A78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101&quot;" office:value-type="string" office:string-value="01001101" calcext:value-type="string">
            <text:p>01001101</text:p>
          </table:table-cell>
          <table:table-cell table:formula="of:=IFNA(VLOOKUP(ORG.LIBREOFFICE.REGEX([.A79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110&quot;" office:value-type="string" office:string-value="01001110" calcext:value-type="string">
            <text:p>01001110</text:p>
          </table:table-cell>
          <table:table-cell table:formula="of:=IFNA(VLOOKUP(ORG.LIBREOFFICE.REGEX([.A80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01111&quot;" office:value-type="string" office:string-value="01001111" calcext:value-type="string">
            <text:p>01001111</text:p>
          </table:table-cell>
          <table:table-cell table:formula="of:=IFNA(VLOOKUP(ORG.LIBREOFFICE.REGEX([.A81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010000&quot;" office:value-type="string" office:string-value="01010000" calcext:value-type="string">
            <text:p>01010000</text:p>
          </table:table-cell>
          <table:table-cell table:formula="of:=IFNA(VLOOKUP(ORG.LIBREOFFICE.REGEX([.A82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001&quot;" office:value-type="string" office:string-value="01010001" calcext:value-type="string">
            <text:p>01010001</text:p>
          </table:table-cell>
          <table:table-cell table:formula="of:=IFNA(VLOOKUP(ORG.LIBREOFFICE.REGEX([.A83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010&quot;" office:value-type="string" office:string-value="01010010" calcext:value-type="string">
            <text:p>01010010</text:p>
          </table:table-cell>
          <table:table-cell table:formula="of:=IFNA(VLOOKUP(ORG.LIBREOFFICE.REGEX([.A84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011&quot;" office:value-type="string" office:string-value="01010011" calcext:value-type="string">
            <text:p>01010011</text:p>
          </table:table-cell>
          <table:table-cell table:formula="of:=IFNA(VLOOKUP(ORG.LIBREOFFICE.REGEX([.A85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100&quot;" office:value-type="string" office:string-value="01010100" calcext:value-type="string">
            <text:p>01010100</text:p>
          </table:table-cell>
          <table:table-cell table:formula="of:=IFNA(VLOOKUP(ORG.LIBREOFFICE.REGEX([.A86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101&quot;" office:value-type="string" office:string-value="01010101" calcext:value-type="string">
            <text:p>01010101</text:p>
          </table:table-cell>
          <table:table-cell table:formula="of:=IFNA(VLOOKUP(ORG.LIBREOFFICE.REGEX([.A87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110&quot;" office:value-type="string" office:string-value="01010110" calcext:value-type="string">
            <text:p>01010110</text:p>
          </table:table-cell>
          <table:table-cell table:formula="of:=IFNA(VLOOKUP(ORG.LIBREOFFICE.REGEX([.A88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0111&quot;" office:value-type="string" office:string-value="01010111" calcext:value-type="string">
            <text:p>01010111</text:p>
          </table:table-cell>
          <table:table-cell table:formula="of:=IFNA(VLOOKUP(ORG.LIBREOFFICE.REGEX([.A89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000&quot;" office:value-type="string" office:string-value="01011000" calcext:value-type="string">
            <text:p>01011000</text:p>
          </table:table-cell>
          <table:table-cell table:formula="of:=IFNA(VLOOKUP(ORG.LIBREOFFICE.REGEX([.A90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001&quot;" office:value-type="string" office:string-value="01011001" calcext:value-type="string">
            <text:p>01011001</text:p>
          </table:table-cell>
          <table:table-cell table:formula="of:=IFNA(VLOOKUP(ORG.LIBREOFFICE.REGEX([.A91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010&quot;" office:value-type="string" office:string-value="01011010" calcext:value-type="string">
            <text:p>01011010</text:p>
          </table:table-cell>
          <table:table-cell table:formula="of:=IFNA(VLOOKUP(ORG.LIBREOFFICE.REGEX([.A92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011&quot;" office:value-type="string" office:string-value="01011011" calcext:value-type="string">
            <text:p>01011011</text:p>
          </table:table-cell>
          <table:table-cell table:formula="of:=IFNA(VLOOKUP(ORG.LIBREOFFICE.REGEX([.A93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100&quot;" office:value-type="string" office:string-value="01011100" calcext:value-type="string">
            <text:p>01011100</text:p>
          </table:table-cell>
          <table:table-cell table:formula="of:=IFNA(VLOOKUP(ORG.LIBREOFFICE.REGEX([.A94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101&quot;" office:value-type="string" office:string-value="01011101" calcext:value-type="string">
            <text:p>01011101</text:p>
          </table:table-cell>
          <table:table-cell table:formula="of:=IFNA(VLOOKUP(ORG.LIBREOFFICE.REGEX([.A95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110&quot;" office:value-type="string" office:string-value="01011110" calcext:value-type="string">
            <text:p>01011110</text:p>
          </table:table-cell>
          <table:table-cell table:formula="of:=IFNA(VLOOKUP(ORG.LIBREOFFICE.REGEX([.A96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011111&quot;" office:value-type="string" office:string-value="01011111" calcext:value-type="string">
            <text:p>01011111</text:p>
          </table:table-cell>
          <table:table-cell table:formula="of:=IFNA(VLOOKUP(ORG.LIBREOFFICE.REGEX([.A97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00000&quot;" office:value-type="string" office:string-value="01100000" calcext:value-type="string">
            <text:p>01100000</text:p>
          </table:table-cell>
          <table:table-cell table:formula="of:=IFNA(VLOOKUP(ORG.LIBREOFFICE.REGEX([.A98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001&quot;" office:value-type="string" office:string-value="01100001" calcext:value-type="string">
            <text:p>01100001</text:p>
          </table:table-cell>
          <table:table-cell table:formula="of:=IFNA(VLOOKUP(ORG.LIBREOFFICE.REGEX([.A99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010&quot;" office:value-type="string" office:string-value="01100010" calcext:value-type="string">
            <text:p>01100010</text:p>
          </table:table-cell>
          <table:table-cell table:formula="of:=IFNA(VLOOKUP(ORG.LIBREOFFICE.REGEX([.A100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011&quot;" office:value-type="string" office:string-value="01100011" calcext:value-type="string">
            <text:p>01100011</text:p>
          </table:table-cell>
          <table:table-cell table:formula="of:=IFNA(VLOOKUP(ORG.LIBREOFFICE.REGEX([.A101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100&quot;" office:value-type="string" office:string-value="01100100" calcext:value-type="string">
            <text:p>01100100</text:p>
          </table:table-cell>
          <table:table-cell table:formula="of:=IFNA(VLOOKUP(ORG.LIBREOFFICE.REGEX([.A102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101&quot;" office:value-type="string" office:string-value="01100101" calcext:value-type="string">
            <text:p>01100101</text:p>
          </table:table-cell>
          <table:table-cell table:formula="of:=IFNA(VLOOKUP(ORG.LIBREOFFICE.REGEX([.A103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110&quot;" office:value-type="string" office:string-value="01100110" calcext:value-type="string">
            <text:p>01100110</text:p>
          </table:table-cell>
          <table:table-cell table:formula="of:=IFNA(VLOOKUP(ORG.LIBREOFFICE.REGEX([.A104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0111&quot;" office:value-type="string" office:string-value="01100111" calcext:value-type="string">
            <text:p>01100111</text:p>
          </table:table-cell>
          <table:table-cell table:formula="of:=IFNA(VLOOKUP(ORG.LIBREOFFICE.REGEX([.A105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000&quot;" office:value-type="string" office:string-value="01101000" calcext:value-type="string">
            <text:p>01101000</text:p>
          </table:table-cell>
          <table:table-cell table:formula="of:=IFNA(VLOOKUP(ORG.LIBREOFFICE.REGEX([.A106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001&quot;" office:value-type="string" office:string-value="01101001" calcext:value-type="string">
            <text:p>01101001</text:p>
          </table:table-cell>
          <table:table-cell table:formula="of:=IFNA(VLOOKUP(ORG.LIBREOFFICE.REGEX([.A107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010&quot;" office:value-type="string" office:string-value="01101010" calcext:value-type="string">
            <text:p>01101010</text:p>
          </table:table-cell>
          <table:table-cell table:formula="of:=IFNA(VLOOKUP(ORG.LIBREOFFICE.REGEX([.A108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011&quot;" office:value-type="string" office:string-value="01101011" calcext:value-type="string">
            <text:p>01101011</text:p>
          </table:table-cell>
          <table:table-cell table:formula="of:=IFNA(VLOOKUP(ORG.LIBREOFFICE.REGEX([.A109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100&quot;" office:value-type="string" office:string-value="01101100" calcext:value-type="string">
            <text:p>01101100</text:p>
          </table:table-cell>
          <table:table-cell table:formula="of:=IFNA(VLOOKUP(ORG.LIBREOFFICE.REGEX([.A110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101&quot;" office:value-type="string" office:string-value="01101101" calcext:value-type="string">
            <text:p>01101101</text:p>
          </table:table-cell>
          <table:table-cell table:formula="of:=IFNA(VLOOKUP(ORG.LIBREOFFICE.REGEX([.A111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110&quot;" office:value-type="string" office:string-value="01101110" calcext:value-type="string">
            <text:p>01101110</text:p>
          </table:table-cell>
          <table:table-cell table:formula="of:=IFNA(VLOOKUP(ORG.LIBREOFFICE.REGEX([.A112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01111&quot;" office:value-type="string" office:string-value="01101111" calcext:value-type="string">
            <text:p>01101111</text:p>
          </table:table-cell>
          <table:table-cell table:formula="of:=IFNA(VLOOKUP(ORG.LIBREOFFICE.REGEX([.A113]; &quot;(.)&quot;; &quot;[$1x]&quot;;&quot;g&quot;); [$Microcode.$A$2:.$C$257]; 3; 0); 0)" office:value-type="float" office:value="34" calcext:value-type="float">
            <text:p>34</text:p>
          </table:table-cell>
        </table:table-row>
        <table:table-row table:style-name="ro1">
          <table:table-cell table:formula="of:=&quot;01110000&quot;" office:value-type="string" office:string-value="01110000" calcext:value-type="string">
            <text:p>01110000</text:p>
          </table:table-cell>
          <table:table-cell table:formula="of:=IFNA(VLOOKUP(ORG.LIBREOFFICE.REGEX([.A114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001&quot;" office:value-type="string" office:string-value="01110001" calcext:value-type="string">
            <text:p>01110001</text:p>
          </table:table-cell>
          <table:table-cell table:formula="of:=IFNA(VLOOKUP(ORG.LIBREOFFICE.REGEX([.A115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010&quot;" office:value-type="string" office:string-value="01110010" calcext:value-type="string">
            <text:p>01110010</text:p>
          </table:table-cell>
          <table:table-cell table:formula="of:=IFNA(VLOOKUP(ORG.LIBREOFFICE.REGEX([.A116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011&quot;" office:value-type="string" office:string-value="01110011" calcext:value-type="string">
            <text:p>01110011</text:p>
          </table:table-cell>
          <table:table-cell table:formula="of:=IFNA(VLOOKUP(ORG.LIBREOFFICE.REGEX([.A117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100&quot;" office:value-type="string" office:string-value="01110100" calcext:value-type="string">
            <text:p>01110100</text:p>
          </table:table-cell>
          <table:table-cell table:formula="of:=IFNA(VLOOKUP(ORG.LIBREOFFICE.REGEX([.A118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101&quot;" office:value-type="string" office:string-value="01110101" calcext:value-type="string">
            <text:p>01110101</text:p>
          </table:table-cell>
          <table:table-cell table:formula="of:=IFNA(VLOOKUP(ORG.LIBREOFFICE.REGEX([.A119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110&quot;" office:value-type="string" office:string-value="01110110" calcext:value-type="string">
            <text:p>01110110</text:p>
          </table:table-cell>
          <table:table-cell table:formula="of:=IFNA(VLOOKUP(ORG.LIBREOFFICE.REGEX([.A120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0111&quot;" office:value-type="string" office:string-value="01110111" calcext:value-type="string">
            <text:p>01110111</text:p>
          </table:table-cell>
          <table:table-cell table:formula="of:=IFNA(VLOOKUP(ORG.LIBREOFFICE.REGEX([.A121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000&quot;" office:value-type="string" office:string-value="01111000" calcext:value-type="string">
            <text:p>01111000</text:p>
          </table:table-cell>
          <table:table-cell table:formula="of:=IFNA(VLOOKUP(ORG.LIBREOFFICE.REGEX([.A122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001&quot;" office:value-type="string" office:string-value="01111001" calcext:value-type="string">
            <text:p>01111001</text:p>
          </table:table-cell>
          <table:table-cell table:formula="of:=IFNA(VLOOKUP(ORG.LIBREOFFICE.REGEX([.A123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010&quot;" office:value-type="string" office:string-value="01111010" calcext:value-type="string">
            <text:p>01111010</text:p>
          </table:table-cell>
          <table:table-cell table:formula="of:=IFNA(VLOOKUP(ORG.LIBREOFFICE.REGEX([.A124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011&quot;" office:value-type="string" office:string-value="01111011" calcext:value-type="string">
            <text:p>01111011</text:p>
          </table:table-cell>
          <table:table-cell table:formula="of:=IFNA(VLOOKUP(ORG.LIBREOFFICE.REGEX([.A125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100&quot;" office:value-type="string" office:string-value="01111100" calcext:value-type="string">
            <text:p>01111100</text:p>
          </table:table-cell>
          <table:table-cell table:formula="of:=IFNA(VLOOKUP(ORG.LIBREOFFICE.REGEX([.A126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101&quot;" office:value-type="string" office:string-value="01111101" calcext:value-type="string">
            <text:p>01111101</text:p>
          </table:table-cell>
          <table:table-cell table:formula="of:=IFNA(VLOOKUP(ORG.LIBREOFFICE.REGEX([.A127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110&quot;" office:value-type="string" office:string-value="01111110" calcext:value-type="string">
            <text:p>01111110</text:p>
          </table:table-cell>
          <table:table-cell table:formula="of:=IFNA(VLOOKUP(ORG.LIBREOFFICE.REGEX([.A128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01111111&quot;" office:value-type="string" office:string-value="01111111" calcext:value-type="string">
            <text:p>01111111</text:p>
          </table:table-cell>
          <table:table-cell table:formula="of:=IFNA(VLOOKUP(ORG.LIBREOFFICE.REGEX([.A129]; &quot;(.)&quot;; &quot;[$1x]&quot;;&quot;g&quot;); [$Microcode.$A$2:.$C$257]; 3; 0); 0)" office:value-type="float" office:value="33" calcext:value-type="float">
            <text:p>33</text:p>
          </table:table-cell>
        </table:table-row>
        <table:table-row table:style-name="ro1">
          <table:table-cell table:formula="of:=&quot;10000000&quot;" office:value-type="string" office:string-value="10000000" calcext:value-type="string">
            <text:p>10000000</text:p>
          </table:table-cell>
          <table:table-cell table:formula="of:=IFNA(VLOOKUP(ORG.LIBREOFFICE.REGEX([.A130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001&quot;" office:value-type="string" office:string-value="10000001" calcext:value-type="string">
            <text:p>10000001</text:p>
          </table:table-cell>
          <table:table-cell table:formula="of:=IFNA(VLOOKUP(ORG.LIBREOFFICE.REGEX([.A131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010&quot;" office:value-type="string" office:string-value="10000010" calcext:value-type="string">
            <text:p>10000010</text:p>
          </table:table-cell>
          <table:table-cell table:formula="of:=IFNA(VLOOKUP(ORG.LIBREOFFICE.REGEX([.A132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011&quot;" office:value-type="string" office:string-value="10000011" calcext:value-type="string">
            <text:p>10000011</text:p>
          </table:table-cell>
          <table:table-cell table:formula="of:=IFNA(VLOOKUP(ORG.LIBREOFFICE.REGEX([.A133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100&quot;" office:value-type="string" office:string-value="10000100" calcext:value-type="string">
            <text:p>10000100</text:p>
          </table:table-cell>
          <table:table-cell table:formula="of:=IFNA(VLOOKUP(ORG.LIBREOFFICE.REGEX([.A134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101&quot;" office:value-type="string" office:string-value="10000101" calcext:value-type="string">
            <text:p>10000101</text:p>
          </table:table-cell>
          <table:table-cell table:formula="of:=IFNA(VLOOKUP(ORG.LIBREOFFICE.REGEX([.A135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110&quot;" office:value-type="string" office:string-value="10000110" calcext:value-type="string">
            <text:p>10000110</text:p>
          </table:table-cell>
          <table:table-cell table:formula="of:=IFNA(VLOOKUP(ORG.LIBREOFFICE.REGEX([.A136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0111&quot;" office:value-type="string" office:string-value="10000111" calcext:value-type="string">
            <text:p>10000111</text:p>
          </table:table-cell>
          <table:table-cell table:formula="of:=IFNA(VLOOKUP(ORG.LIBREOFFICE.REGEX([.A137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000&quot;" office:value-type="string" office:string-value="10001000" calcext:value-type="string">
            <text:p>10001000</text:p>
          </table:table-cell>
          <table:table-cell table:formula="of:=IFNA(VLOOKUP(ORG.LIBREOFFICE.REGEX([.A138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001&quot;" office:value-type="string" office:string-value="10001001" calcext:value-type="string">
            <text:p>10001001</text:p>
          </table:table-cell>
          <table:table-cell table:formula="of:=IFNA(VLOOKUP(ORG.LIBREOFFICE.REGEX([.A139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010&quot;" office:value-type="string" office:string-value="10001010" calcext:value-type="string">
            <text:p>10001010</text:p>
          </table:table-cell>
          <table:table-cell table:formula="of:=IFNA(VLOOKUP(ORG.LIBREOFFICE.REGEX([.A140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011&quot;" office:value-type="string" office:string-value="10001011" calcext:value-type="string">
            <text:p>10001011</text:p>
          </table:table-cell>
          <table:table-cell table:formula="of:=IFNA(VLOOKUP(ORG.LIBREOFFICE.REGEX([.A141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100&quot;" office:value-type="string" office:string-value="10001100" calcext:value-type="string">
            <text:p>10001100</text:p>
          </table:table-cell>
          <table:table-cell table:formula="of:=IFNA(VLOOKUP(ORG.LIBREOFFICE.REGEX([.A142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101&quot;" office:value-type="string" office:string-value="10001101" calcext:value-type="string">
            <text:p>10001101</text:p>
          </table:table-cell>
          <table:table-cell table:formula="of:=IFNA(VLOOKUP(ORG.LIBREOFFICE.REGEX([.A143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110&quot;" office:value-type="string" office:string-value="10001110" calcext:value-type="string">
            <text:p>10001110</text:p>
          </table:table-cell>
          <table:table-cell table:formula="of:=IFNA(VLOOKUP(ORG.LIBREOFFICE.REGEX([.A144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01111&quot;" office:value-type="string" office:string-value="10001111" calcext:value-type="string">
            <text:p>10001111</text:p>
          </table:table-cell>
          <table:table-cell table:formula="of:=IFNA(VLOOKUP(ORG.LIBREOFFICE.REGEX([.A145]; &quot;(.)&quot;; &quot;[$1x]&quot;;&quot;g&quot;); [$Microcode.$A$2:.$C$257]; 3; 0); 0)" office:value-type="float" office:value="36" calcext:value-type="float">
            <text:p>36</text:p>
          </table:table-cell>
        </table:table-row>
        <table:table-row table:style-name="ro1">
          <table:table-cell table:formula="of:=&quot;10010000&quot;" office:value-type="string" office:string-value="10010000" calcext:value-type="string">
            <text:p>10010000</text:p>
          </table:table-cell>
          <table:table-cell table:formula="of:=IFNA(VLOOKUP(ORG.LIBREOFFICE.REGEX([.A146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001&quot;" office:value-type="string" office:string-value="10010001" calcext:value-type="string">
            <text:p>10010001</text:p>
          </table:table-cell>
          <table:table-cell table:formula="of:=IFNA(VLOOKUP(ORG.LIBREOFFICE.REGEX([.A147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010&quot;" office:value-type="string" office:string-value="10010010" calcext:value-type="string">
            <text:p>10010010</text:p>
          </table:table-cell>
          <table:table-cell table:formula="of:=IFNA(VLOOKUP(ORG.LIBREOFFICE.REGEX([.A148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011&quot;" office:value-type="string" office:string-value="10010011" calcext:value-type="string">
            <text:p>10010011</text:p>
          </table:table-cell>
          <table:table-cell table:formula="of:=IFNA(VLOOKUP(ORG.LIBREOFFICE.REGEX([.A149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100&quot;" office:value-type="string" office:string-value="10010100" calcext:value-type="string">
            <text:p>10010100</text:p>
          </table:table-cell>
          <table:table-cell table:formula="of:=IFNA(VLOOKUP(ORG.LIBREOFFICE.REGEX([.A150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101&quot;" office:value-type="string" office:string-value="10010101" calcext:value-type="string">
            <text:p>10010101</text:p>
          </table:table-cell>
          <table:table-cell table:formula="of:=IFNA(VLOOKUP(ORG.LIBREOFFICE.REGEX([.A151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110&quot;" office:value-type="string" office:string-value="10010110" calcext:value-type="string">
            <text:p>10010110</text:p>
          </table:table-cell>
          <table:table-cell table:formula="of:=IFNA(VLOOKUP(ORG.LIBREOFFICE.REGEX([.A152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0111&quot;" office:value-type="string" office:string-value="10010111" calcext:value-type="string">
            <text:p>10010111</text:p>
          </table:table-cell>
          <table:table-cell table:formula="of:=IFNA(VLOOKUP(ORG.LIBREOFFICE.REGEX([.A153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000&quot;" office:value-type="string" office:string-value="10011000" calcext:value-type="string">
            <text:p>10011000</text:p>
          </table:table-cell>
          <table:table-cell table:formula="of:=IFNA(VLOOKUP(ORG.LIBREOFFICE.REGEX([.A154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001&quot;" office:value-type="string" office:string-value="10011001" calcext:value-type="string">
            <text:p>10011001</text:p>
          </table:table-cell>
          <table:table-cell table:formula="of:=IFNA(VLOOKUP(ORG.LIBREOFFICE.REGEX([.A155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010&quot;" office:value-type="string" office:string-value="10011010" calcext:value-type="string">
            <text:p>10011010</text:p>
          </table:table-cell>
          <table:table-cell table:formula="of:=IFNA(VLOOKUP(ORG.LIBREOFFICE.REGEX([.A156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011&quot;" office:value-type="string" office:string-value="10011011" calcext:value-type="string">
            <text:p>10011011</text:p>
          </table:table-cell>
          <table:table-cell table:formula="of:=IFNA(VLOOKUP(ORG.LIBREOFFICE.REGEX([.A157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100&quot;" office:value-type="string" office:string-value="10011100" calcext:value-type="string">
            <text:p>10011100</text:p>
          </table:table-cell>
          <table:table-cell table:formula="of:=IFNA(VLOOKUP(ORG.LIBREOFFICE.REGEX([.A158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101&quot;" office:value-type="string" office:string-value="10011101" calcext:value-type="string">
            <text:p>10011101</text:p>
          </table:table-cell>
          <table:table-cell table:formula="of:=IFNA(VLOOKUP(ORG.LIBREOFFICE.REGEX([.A159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110&quot;" office:value-type="string" office:string-value="10011110" calcext:value-type="string">
            <text:p>10011110</text:p>
          </table:table-cell>
          <table:table-cell table:formula="of:=IFNA(VLOOKUP(ORG.LIBREOFFICE.REGEX([.A160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011111&quot;" office:value-type="string" office:string-value="10011111" calcext:value-type="string">
            <text:p>10011111</text:p>
          </table:table-cell>
          <table:table-cell table:formula="of:=IFNA(VLOOKUP(ORG.LIBREOFFICE.REGEX([.A161]; &quot;(.)&quot;; &quot;[$1x]&quot;;&quot;g&quot;); [$Microcode.$A$2:.$C$257]; 3; 0); 0)" office:value-type="float" office:value="37" calcext:value-type="float">
            <text:p>37</text:p>
          </table:table-cell>
        </table:table-row>
        <table:table-row table:style-name="ro1">
          <table:table-cell table:formula="of:=&quot;10100000&quot;" office:value-type="string" office:string-value="10100000" calcext:value-type="string">
            <text:p>10100000</text:p>
          </table:table-cell>
          <table:table-cell table:formula="of:=IFNA(VLOOKUP(ORG.LIBREOFFICE.REGEX([.A16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001&quot;" office:value-type="string" office:string-value="10100001" calcext:value-type="string">
            <text:p>10100001</text:p>
          </table:table-cell>
          <table:table-cell table:formula="of:=IFNA(VLOOKUP(ORG.LIBREOFFICE.REGEX([.A16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010&quot;" office:value-type="string" office:string-value="10100010" calcext:value-type="string">
            <text:p>10100010</text:p>
          </table:table-cell>
          <table:table-cell table:formula="of:=IFNA(VLOOKUP(ORG.LIBREOFFICE.REGEX([.A16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011&quot;" office:value-type="string" office:string-value="10100011" calcext:value-type="string">
            <text:p>10100011</text:p>
          </table:table-cell>
          <table:table-cell table:formula="of:=IFNA(VLOOKUP(ORG.LIBREOFFICE.REGEX([.A16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100&quot;" office:value-type="string" office:string-value="10100100" calcext:value-type="string">
            <text:p>10100100</text:p>
          </table:table-cell>
          <table:table-cell table:formula="of:=IFNA(VLOOKUP(ORG.LIBREOFFICE.REGEX([.A16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101&quot;" office:value-type="string" office:string-value="10100101" calcext:value-type="string">
            <text:p>10100101</text:p>
          </table:table-cell>
          <table:table-cell table:formula="of:=IFNA(VLOOKUP(ORG.LIBREOFFICE.REGEX([.A16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110&quot;" office:value-type="string" office:string-value="10100110" calcext:value-type="string">
            <text:p>10100110</text:p>
          </table:table-cell>
          <table:table-cell table:formula="of:=IFNA(VLOOKUP(ORG.LIBREOFFICE.REGEX([.A16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0111&quot;" office:value-type="string" office:string-value="10100111" calcext:value-type="string">
            <text:p>10100111</text:p>
          </table:table-cell>
          <table:table-cell table:formula="of:=IFNA(VLOOKUP(ORG.LIBREOFFICE.REGEX([.A16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000&quot;" office:value-type="string" office:string-value="10101000" calcext:value-type="string">
            <text:p>10101000</text:p>
          </table:table-cell>
          <table:table-cell table:formula="of:=IFNA(VLOOKUP(ORG.LIBREOFFICE.REGEX([.A17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001&quot;" office:value-type="string" office:string-value="10101001" calcext:value-type="string">
            <text:p>10101001</text:p>
          </table:table-cell>
          <table:table-cell table:formula="of:=IFNA(VLOOKUP(ORG.LIBREOFFICE.REGEX([.A17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010&quot;" office:value-type="string" office:string-value="10101010" calcext:value-type="string">
            <text:p>10101010</text:p>
          </table:table-cell>
          <table:table-cell table:formula="of:=IFNA(VLOOKUP(ORG.LIBREOFFICE.REGEX([.A17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011&quot;" office:value-type="string" office:string-value="10101011" calcext:value-type="string">
            <text:p>10101011</text:p>
          </table:table-cell>
          <table:table-cell table:formula="of:=IFNA(VLOOKUP(ORG.LIBREOFFICE.REGEX([.A17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100&quot;" office:value-type="string" office:string-value="10101100" calcext:value-type="string">
            <text:p>10101100</text:p>
          </table:table-cell>
          <table:table-cell table:formula="of:=IFNA(VLOOKUP(ORG.LIBREOFFICE.REGEX([.A17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101&quot;" office:value-type="string" office:string-value="10101101" calcext:value-type="string">
            <text:p>10101101</text:p>
          </table:table-cell>
          <table:table-cell table:formula="of:=IFNA(VLOOKUP(ORG.LIBREOFFICE.REGEX([.A17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110&quot;" office:value-type="string" office:string-value="10101110" calcext:value-type="string">
            <text:p>10101110</text:p>
          </table:table-cell>
          <table:table-cell table:formula="of:=IFNA(VLOOKUP(ORG.LIBREOFFICE.REGEX([.A17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01111&quot;" office:value-type="string" office:string-value="10101111" calcext:value-type="string">
            <text:p>10101111</text:p>
          </table:table-cell>
          <table:table-cell table:formula="of:=IFNA(VLOOKUP(ORG.LIBREOFFICE.REGEX([.A17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000&quot;" office:value-type="string" office:string-value="10110000" calcext:value-type="string">
            <text:p>10110000</text:p>
          </table:table-cell>
          <table:table-cell table:formula="of:=IFNA(VLOOKUP(ORG.LIBREOFFICE.REGEX([.A17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001&quot;" office:value-type="string" office:string-value="10110001" calcext:value-type="string">
            <text:p>10110001</text:p>
          </table:table-cell>
          <table:table-cell table:formula="of:=IFNA(VLOOKUP(ORG.LIBREOFFICE.REGEX([.A17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010&quot;" office:value-type="string" office:string-value="10110010" calcext:value-type="string">
            <text:p>10110010</text:p>
          </table:table-cell>
          <table:table-cell table:formula="of:=IFNA(VLOOKUP(ORG.LIBREOFFICE.REGEX([.A18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011&quot;" office:value-type="string" office:string-value="10110011" calcext:value-type="string">
            <text:p>10110011</text:p>
          </table:table-cell>
          <table:table-cell table:formula="of:=IFNA(VLOOKUP(ORG.LIBREOFFICE.REGEX([.A18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100&quot;" office:value-type="string" office:string-value="10110100" calcext:value-type="string">
            <text:p>10110100</text:p>
          </table:table-cell>
          <table:table-cell table:formula="of:=IFNA(VLOOKUP(ORG.LIBREOFFICE.REGEX([.A18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101&quot;" office:value-type="string" office:string-value="10110101" calcext:value-type="string">
            <text:p>10110101</text:p>
          </table:table-cell>
          <table:table-cell table:formula="of:=IFNA(VLOOKUP(ORG.LIBREOFFICE.REGEX([.A18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110&quot;" office:value-type="string" office:string-value="10110110" calcext:value-type="string">
            <text:p>10110110</text:p>
          </table:table-cell>
          <table:table-cell table:formula="of:=IFNA(VLOOKUP(ORG.LIBREOFFICE.REGEX([.A18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0111&quot;" office:value-type="string" office:string-value="10110111" calcext:value-type="string">
            <text:p>10110111</text:p>
          </table:table-cell>
          <table:table-cell table:formula="of:=IFNA(VLOOKUP(ORG.LIBREOFFICE.REGEX([.A18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000&quot;" office:value-type="string" office:string-value="10111000" calcext:value-type="string">
            <text:p>10111000</text:p>
          </table:table-cell>
          <table:table-cell table:formula="of:=IFNA(VLOOKUP(ORG.LIBREOFFICE.REGEX([.A18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001&quot;" office:value-type="string" office:string-value="10111001" calcext:value-type="string">
            <text:p>10111001</text:p>
          </table:table-cell>
          <table:table-cell table:formula="of:=IFNA(VLOOKUP(ORG.LIBREOFFICE.REGEX([.A18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010&quot;" office:value-type="string" office:string-value="10111010" calcext:value-type="string">
            <text:p>10111010</text:p>
          </table:table-cell>
          <table:table-cell table:formula="of:=IFNA(VLOOKUP(ORG.LIBREOFFICE.REGEX([.A18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011&quot;" office:value-type="string" office:string-value="10111011" calcext:value-type="string">
            <text:p>10111011</text:p>
          </table:table-cell>
          <table:table-cell table:formula="of:=IFNA(VLOOKUP(ORG.LIBREOFFICE.REGEX([.A18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100&quot;" office:value-type="string" office:string-value="10111100" calcext:value-type="string">
            <text:p>10111100</text:p>
          </table:table-cell>
          <table:table-cell table:formula="of:=IFNA(VLOOKUP(ORG.LIBREOFFICE.REGEX([.A19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101&quot;" office:value-type="string" office:string-value="10111101" calcext:value-type="string">
            <text:p>10111101</text:p>
          </table:table-cell>
          <table:table-cell table:formula="of:=IFNA(VLOOKUP(ORG.LIBREOFFICE.REGEX([.A19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110&quot;" office:value-type="string" office:string-value="10111110" calcext:value-type="string">
            <text:p>10111110</text:p>
          </table:table-cell>
          <table:table-cell table:formula="of:=IFNA(VLOOKUP(ORG.LIBREOFFICE.REGEX([.A19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0111111&quot;" office:value-type="string" office:string-value="10111111" calcext:value-type="string">
            <text:p>10111111</text:p>
          </table:table-cell>
          <table:table-cell table:formula="of:=IFNA(VLOOKUP(ORG.LIBREOFFICE.REGEX([.A19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0000&quot;" office:value-type="string" office:string-value="11000000" calcext:value-type="string">
            <text:p>11000000</text:p>
          </table:table-cell>
          <table:table-cell table:formula="of:=IFNA(VLOOKUP(ORG.LIBREOFFICE.REGEX([.A194]; &quot;(.)&quot;; &quot;[$1x]&quot;;&quot;g&quot;); [$Microcode.$A$2:.$C$257]; 3; 0); 0)" office:value-type="float" office:value="38" calcext:value-type="float">
            <text:p>38</text:p>
          </table:table-cell>
        </table:table-row>
        <table:table-row table:style-name="ro1">
          <table:table-cell table:formula="of:=&quot;11000001&quot;" office:value-type="string" office:string-value="11000001" calcext:value-type="string">
            <text:p>11000001</text:p>
          </table:table-cell>
          <table:table-cell table:formula="of:=IFNA(VLOOKUP(ORG.LIBREOFFICE.REGEX([.A19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0010&quot;" office:value-type="string" office:string-value="11000010" calcext:value-type="string">
            <text:p>11000010</text:p>
          </table:table-cell>
          <table:table-cell table:formula="of:=IFNA(VLOOKUP(ORG.LIBREOFFICE.REGEX([.A19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0011&quot;" office:value-type="string" office:string-value="11000011" calcext:value-type="string">
            <text:p>11000011</text:p>
          </table:table-cell>
          <table:table-cell table:formula="of:=IFNA(VLOOKUP(ORG.LIBREOFFICE.REGEX([.A19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0100&quot;" office:value-type="string" office:string-value="11000100" calcext:value-type="string">
            <text:p>11000100</text:p>
          </table:table-cell>
          <table:table-cell table:formula="of:=IFNA(VLOOKUP(ORG.LIBREOFFICE.REGEX([.A198]; &quot;(.)&quot;; &quot;[$1x]&quot;;&quot;g&quot;); [$Microcode.$A$2:.$C$257]; 3; 0); 0)" office:value-type="float" office:value="39" calcext:value-type="float">
            <text:p>39</text:p>
          </table:table-cell>
        </table:table-row>
        <table:table-row table:style-name="ro1">
          <table:table-cell table:formula="of:=&quot;11000101&quot;" office:value-type="string" office:string-value="11000101" calcext:value-type="string">
            <text:p>11000101</text:p>
          </table:table-cell>
          <table:table-cell table:formula="of:=IFNA(VLOOKUP(ORG.LIBREOFFICE.REGEX([.A19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0110&quot;" office:value-type="string" office:string-value="11000110" calcext:value-type="string">
            <text:p>11000110</text:p>
          </table:table-cell>
          <table:table-cell table:formula="of:=IFNA(VLOOKUP(ORG.LIBREOFFICE.REGEX([.A200]; &quot;(.)&quot;; &quot;[$1x]&quot;;&quot;g&quot;); [$Microcode.$A$2:.$C$257]; 3; 0); 0)" office:value-type="float" office:value="39" calcext:value-type="float">
            <text:p>39</text:p>
          </table:table-cell>
        </table:table-row>
        <table:table-row table:style-name="ro1">
          <table:table-cell table:formula="of:=&quot;11000111&quot;" office:value-type="string" office:string-value="11000111" calcext:value-type="string">
            <text:p>11000111</text:p>
          </table:table-cell>
          <table:table-cell table:formula="of:=IFNA(VLOOKUP(ORG.LIBREOFFICE.REGEX([.A20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000&quot;" office:value-type="string" office:string-value="11001000" calcext:value-type="string">
            <text:p>11001000</text:p>
          </table:table-cell>
          <table:table-cell table:formula="of:=IFNA(VLOOKUP(ORG.LIBREOFFICE.REGEX([.A20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001&quot;" office:value-type="string" office:string-value="11001001" calcext:value-type="string">
            <text:p>11001001</text:p>
          </table:table-cell>
          <table:table-cell table:formula="of:=IFNA(VLOOKUP(ORG.LIBREOFFICE.REGEX([.A20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010&quot;" office:value-type="string" office:string-value="11001010" calcext:value-type="string">
            <text:p>11001010</text:p>
          </table:table-cell>
          <table:table-cell table:formula="of:=IFNA(VLOOKUP(ORG.LIBREOFFICE.REGEX([.A20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011&quot;" office:value-type="string" office:string-value="11001011" calcext:value-type="string">
            <text:p>11001011</text:p>
          </table:table-cell>
          <table:table-cell table:formula="of:=IFNA(VLOOKUP(ORG.LIBREOFFICE.REGEX([.A20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100&quot;" office:value-type="string" office:string-value="11001100" calcext:value-type="string">
            <text:p>11001100</text:p>
          </table:table-cell>
          <table:table-cell table:formula="of:=IFNA(VLOOKUP(ORG.LIBREOFFICE.REGEX([.A20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101&quot;" office:value-type="string" office:string-value="11001101" calcext:value-type="string">
            <text:p>11001101</text:p>
          </table:table-cell>
          <table:table-cell table:formula="of:=IFNA(VLOOKUP(ORG.LIBREOFFICE.REGEX([.A20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110&quot;" office:value-type="string" office:string-value="11001110" calcext:value-type="string">
            <text:p>11001110</text:p>
          </table:table-cell>
          <table:table-cell table:formula="of:=IFNA(VLOOKUP(ORG.LIBREOFFICE.REGEX([.A20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01111&quot;" office:value-type="string" office:string-value="11001111" calcext:value-type="string">
            <text:p>11001111</text:p>
          </table:table-cell>
          <table:table-cell table:formula="of:=IFNA(VLOOKUP(ORG.LIBREOFFICE.REGEX([.A20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000&quot;" office:value-type="string" office:string-value="11010000" calcext:value-type="string">
            <text:p>11010000</text:p>
          </table:table-cell>
          <table:table-cell table:formula="of:=IFNA(VLOOKUP(ORG.LIBREOFFICE.REGEX([.A21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001&quot;" office:value-type="string" office:string-value="11010001" calcext:value-type="string">
            <text:p>11010001</text:p>
          </table:table-cell>
          <table:table-cell table:formula="of:=IFNA(VLOOKUP(ORG.LIBREOFFICE.REGEX([.A21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010&quot;" office:value-type="string" office:string-value="11010010" calcext:value-type="string">
            <text:p>11010010</text:p>
          </table:table-cell>
          <table:table-cell table:formula="of:=IFNA(VLOOKUP(ORG.LIBREOFFICE.REGEX([.A21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011&quot;" office:value-type="string" office:string-value="11010011" calcext:value-type="string">
            <text:p>11010011</text:p>
          </table:table-cell>
          <table:table-cell table:formula="of:=IFNA(VLOOKUP(ORG.LIBREOFFICE.REGEX([.A21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100&quot;" office:value-type="string" office:string-value="11010100" calcext:value-type="string">
            <text:p>11010100</text:p>
          </table:table-cell>
          <table:table-cell table:formula="of:=IFNA(VLOOKUP(ORG.LIBREOFFICE.REGEX([.A21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101&quot;" office:value-type="string" office:string-value="11010101" calcext:value-type="string">
            <text:p>11010101</text:p>
          </table:table-cell>
          <table:table-cell table:formula="of:=IFNA(VLOOKUP(ORG.LIBREOFFICE.REGEX([.A21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110&quot;" office:value-type="string" office:string-value="11010110" calcext:value-type="string">
            <text:p>11010110</text:p>
          </table:table-cell>
          <table:table-cell table:formula="of:=IFNA(VLOOKUP(ORG.LIBREOFFICE.REGEX([.A21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0111&quot;" office:value-type="string" office:string-value="11010111" calcext:value-type="string">
            <text:p>11010111</text:p>
          </table:table-cell>
          <table:table-cell table:formula="of:=IFNA(VLOOKUP(ORG.LIBREOFFICE.REGEX([.A21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000&quot;" office:value-type="string" office:string-value="11011000" calcext:value-type="string">
            <text:p>11011000</text:p>
          </table:table-cell>
          <table:table-cell table:formula="of:=IFNA(VLOOKUP(ORG.LIBREOFFICE.REGEX([.A21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001&quot;" office:value-type="string" office:string-value="11011001" calcext:value-type="string">
            <text:p>11011001</text:p>
          </table:table-cell>
          <table:table-cell table:formula="of:=IFNA(VLOOKUP(ORG.LIBREOFFICE.REGEX([.A21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010&quot;" office:value-type="string" office:string-value="11011010" calcext:value-type="string">
            <text:p>11011010</text:p>
          </table:table-cell>
          <table:table-cell table:formula="of:=IFNA(VLOOKUP(ORG.LIBREOFFICE.REGEX([.A22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011&quot;" office:value-type="string" office:string-value="11011011" calcext:value-type="string">
            <text:p>11011011</text:p>
          </table:table-cell>
          <table:table-cell table:formula="of:=IFNA(VLOOKUP(ORG.LIBREOFFICE.REGEX([.A22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100&quot;" office:value-type="string" office:string-value="11011100" calcext:value-type="string">
            <text:p>11011100</text:p>
          </table:table-cell>
          <table:table-cell table:formula="of:=IFNA(VLOOKUP(ORG.LIBREOFFICE.REGEX([.A22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101&quot;" office:value-type="string" office:string-value="11011101" calcext:value-type="string">
            <text:p>11011101</text:p>
          </table:table-cell>
          <table:table-cell table:formula="of:=IFNA(VLOOKUP(ORG.LIBREOFFICE.REGEX([.A22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110&quot;" office:value-type="string" office:string-value="11011110" calcext:value-type="string">
            <text:p>11011110</text:p>
          </table:table-cell>
          <table:table-cell table:formula="of:=IFNA(VLOOKUP(ORG.LIBREOFFICE.REGEX([.A22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011111&quot;" office:value-type="string" office:string-value="11011111" calcext:value-type="string">
            <text:p>11011111</text:p>
          </table:table-cell>
          <table:table-cell table:formula="of:=IFNA(VLOOKUP(ORG.LIBREOFFICE.REGEX([.A22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000&quot;" office:value-type="string" office:string-value="11100000" calcext:value-type="string">
            <text:p>11100000</text:p>
          </table:table-cell>
          <table:table-cell table:formula="of:=IFNA(VLOOKUP(ORG.LIBREOFFICE.REGEX([.A226]; &quot;(.)&quot;; &quot;[$1x]&quot;;&quot;g&quot;); [$Microcode.$A$2:.$C$257]; 3; 0); 0)" office:value-type="float" office:value="40" calcext:value-type="float">
            <text:p>40</text:p>
          </table:table-cell>
        </table:table-row>
        <table:table-row table:style-name="ro1">
          <table:table-cell table:formula="of:=&quot;11100001&quot;" office:value-type="string" office:string-value="11100001" calcext:value-type="string">
            <text:p>11100001</text:p>
          </table:table-cell>
          <table:table-cell table:formula="of:=IFNA(VLOOKUP(ORG.LIBREOFFICE.REGEX([.A22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010&quot;" office:value-type="string" office:string-value="11100010" calcext:value-type="string">
            <text:p>11100010</text:p>
          </table:table-cell>
          <table:table-cell table:formula="of:=IFNA(VLOOKUP(ORG.LIBREOFFICE.REGEX([.A22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011&quot;" office:value-type="string" office:string-value="11100011" calcext:value-type="string">
            <text:p>11100011</text:p>
          </table:table-cell>
          <table:table-cell table:formula="of:=IFNA(VLOOKUP(ORG.LIBREOFFICE.REGEX([.A22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100&quot;" office:value-type="string" office:string-value="11100100" calcext:value-type="string">
            <text:p>11100100</text:p>
          </table:table-cell>
          <table:table-cell table:formula="of:=IFNA(VLOOKUP(ORG.LIBREOFFICE.REGEX([.A23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101&quot;" office:value-type="string" office:string-value="11100101" calcext:value-type="string">
            <text:p>11100101</text:p>
          </table:table-cell>
          <table:table-cell table:formula="of:=IFNA(VLOOKUP(ORG.LIBREOFFICE.REGEX([.A23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110&quot;" office:value-type="string" office:string-value="11100110" calcext:value-type="string">
            <text:p>11100110</text:p>
          </table:table-cell>
          <table:table-cell table:formula="of:=IFNA(VLOOKUP(ORG.LIBREOFFICE.REGEX([.A23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0111&quot;" office:value-type="string" office:string-value="11100111" calcext:value-type="string">
            <text:p>11100111</text:p>
          </table:table-cell>
          <table:table-cell table:formula="of:=IFNA(VLOOKUP(ORG.LIBREOFFICE.REGEX([.A23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000&quot;" office:value-type="string" office:string-value="11101000" calcext:value-type="string">
            <text:p>11101000</text:p>
          </table:table-cell>
          <table:table-cell table:formula="of:=IFNA(VLOOKUP(ORG.LIBREOFFICE.REGEX([.A23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001&quot;" office:value-type="string" office:string-value="11101001" calcext:value-type="string">
            <text:p>11101001</text:p>
          </table:table-cell>
          <table:table-cell table:formula="of:=IFNA(VLOOKUP(ORG.LIBREOFFICE.REGEX([.A23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010&quot;" office:value-type="string" office:string-value="11101010" calcext:value-type="string">
            <text:p>11101010</text:p>
          </table:table-cell>
          <table:table-cell table:formula="of:=IFNA(VLOOKUP(ORG.LIBREOFFICE.REGEX([.A23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011&quot;" office:value-type="string" office:string-value="11101011" calcext:value-type="string">
            <text:p>11101011</text:p>
          </table:table-cell>
          <table:table-cell table:formula="of:=IFNA(VLOOKUP(ORG.LIBREOFFICE.REGEX([.A23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100&quot;" office:value-type="string" office:string-value="11101100" calcext:value-type="string">
            <text:p>11101100</text:p>
          </table:table-cell>
          <table:table-cell table:formula="of:=IFNA(VLOOKUP(ORG.LIBREOFFICE.REGEX([.A23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101&quot;" office:value-type="string" office:string-value="11101101" calcext:value-type="string">
            <text:p>11101101</text:p>
          </table:table-cell>
          <table:table-cell table:formula="of:=IFNA(VLOOKUP(ORG.LIBREOFFICE.REGEX([.A23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110&quot;" office:value-type="string" office:string-value="11101110" calcext:value-type="string">
            <text:p>11101110</text:p>
          </table:table-cell>
          <table:table-cell table:formula="of:=IFNA(VLOOKUP(ORG.LIBREOFFICE.REGEX([.A24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01111&quot;" office:value-type="string" office:string-value="11101111" calcext:value-type="string">
            <text:p>11101111</text:p>
          </table:table-cell>
          <table:table-cell table:formula="of:=IFNA(VLOOKUP(ORG.LIBREOFFICE.REGEX([.A24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000&quot;" office:value-type="string" office:string-value="11110000" calcext:value-type="string">
            <text:p>11110000</text:p>
          </table:table-cell>
          <table:table-cell table:formula="of:=IFNA(VLOOKUP(ORG.LIBREOFFICE.REGEX([.A24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001&quot;" office:value-type="string" office:string-value="11110001" calcext:value-type="string">
            <text:p>11110001</text:p>
          </table:table-cell>
          <table:table-cell table:formula="of:=IFNA(VLOOKUP(ORG.LIBREOFFICE.REGEX([.A24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010&quot;" office:value-type="string" office:string-value="11110010" calcext:value-type="string">
            <text:p>11110010</text:p>
          </table:table-cell>
          <table:table-cell table:formula="of:=IFNA(VLOOKUP(ORG.LIBREOFFICE.REGEX([.A24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011&quot;" office:value-type="string" office:string-value="11110011" calcext:value-type="string">
            <text:p>11110011</text:p>
          </table:table-cell>
          <table:table-cell table:formula="of:=IFNA(VLOOKUP(ORG.LIBREOFFICE.REGEX([.A24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100&quot;" office:value-type="string" office:string-value="11110100" calcext:value-type="string">
            <text:p>11110100</text:p>
          </table:table-cell>
          <table:table-cell table:formula="of:=IFNA(VLOOKUP(ORG.LIBREOFFICE.REGEX([.A24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101&quot;" office:value-type="string" office:string-value="11110101" calcext:value-type="string">
            <text:p>11110101</text:p>
          </table:table-cell>
          <table:table-cell table:formula="of:=IFNA(VLOOKUP(ORG.LIBREOFFICE.REGEX([.A247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110&quot;" office:value-type="string" office:string-value="11110110" calcext:value-type="string">
            <text:p>11110110</text:p>
          </table:table-cell>
          <table:table-cell table:formula="of:=IFNA(VLOOKUP(ORG.LIBREOFFICE.REGEX([.A248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0111&quot;" office:value-type="string" office:string-value="11110111" calcext:value-type="string">
            <text:p>11110111</text:p>
          </table:table-cell>
          <table:table-cell table:formula="of:=IFNA(VLOOKUP(ORG.LIBREOFFICE.REGEX([.A249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000&quot;" office:value-type="string" office:string-value="11111000" calcext:value-type="string">
            <text:p>11111000</text:p>
          </table:table-cell>
          <table:table-cell table:formula="of:=IFNA(VLOOKUP(ORG.LIBREOFFICE.REGEX([.A250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001&quot;" office:value-type="string" office:string-value="11111001" calcext:value-type="string">
            <text:p>11111001</text:p>
          </table:table-cell>
          <table:table-cell table:formula="of:=IFNA(VLOOKUP(ORG.LIBREOFFICE.REGEX([.A251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010&quot;" office:value-type="string" office:string-value="11111010" calcext:value-type="string">
            <text:p>11111010</text:p>
          </table:table-cell>
          <table:table-cell table:formula="of:=IFNA(VLOOKUP(ORG.LIBREOFFICE.REGEX([.A252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011&quot;" office:value-type="string" office:string-value="11111011" calcext:value-type="string">
            <text:p>11111011</text:p>
          </table:table-cell>
          <table:table-cell table:formula="of:=IFNA(VLOOKUP(ORG.LIBREOFFICE.REGEX([.A253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100&quot;" office:value-type="string" office:string-value="11111100" calcext:value-type="string">
            <text:p>11111100</text:p>
          </table:table-cell>
          <table:table-cell table:formula="of:=IFNA(VLOOKUP(ORG.LIBREOFFICE.REGEX([.A254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101&quot;" office:value-type="string" office:string-value="11111101" calcext:value-type="string">
            <text:p>11111101</text:p>
          </table:table-cell>
          <table:table-cell table:formula="of:=IFNA(VLOOKUP(ORG.LIBREOFFICE.REGEX([.A255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110&quot;" office:value-type="string" office:string-value="11111110" calcext:value-type="string">
            <text:p>11111110</text:p>
          </table:table-cell>
          <table:table-cell table:formula="of:=IFNA(VLOOKUP(ORG.LIBREOFFICE.REGEX([.A256]; &quot;(.)&quot;; &quot;[$1x]&quot;;&quot;g&quot;); [$Microcode.$A$2:.$C$257]; 3; 0); 0)" office:value-type="float" office:value="0" calcext:value-type="float">
            <text:p>0</text:p>
          </table:table-cell>
        </table:table-row>
        <table:table-row table:style-name="ro1">
          <table:table-cell table:formula="of:=&quot;11111111&quot;" office:value-type="string" office:string-value="11111111" calcext:value-type="string">
            <text:p>11111111</text:p>
          </table:table-cell>
          <table:table-cell table:formula="of:=IFNA(VLOOKUP(ORG.LIBREOFFICE.REGEX([.A257]; &quot;(.)&quot;; &quot;[$1x]&quot;;&quot;g&quot;); [$Microcode.$A$2:.$C$257]; 3; 0); 0)" office:value-type="float" office:value="0" calcext:value-type="float">
            <text:p>0</text:p>
          </table:table-cell>
        </table:table-row>
      </table:table>
      <table:table table:name="Activate lookup" table:style-name="ta1"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tiva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T, MO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U select, MO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 ou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+1, MO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Clock lookup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T EN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M wr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MA, P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</table:table>
      <table:table table:name="test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formula="of:=&quot;00000010&quot;" office:value-type="string" office:string-value="00000010" calcext:value-type="string">
            <text:p>00000010</text:p>
          </table:table-cell>
          <table:table-cell table:formula="of:=IF([.E5] like &quot;hello&quot;; &quot;yes&quot;; &quot;no&quot;)" office:value-type="string" office:string-value="" calcext:value-type="error">
            <text:p>Err:5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xx1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E5]; [.B7:.B10]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00xx0</text:p>
          </table:table-cell>
          <table:table-cell office:value-type="float" office:value="2" calcext:value-type="float">
            <text:p>2</text:p>
          </table:table-cell>
          <table:table-cell/>
          <table:table-cell table:formula="of:=MATCH([.B8:.B10]; [.E5]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xx0xx0</text:p>
          </table:table-cell>
          <table:table-cell office:value-type="float" office:value="3" calcext:value-type="float">
            <text:p>3</text:p>
          </table:table-cell>
          <table:table-cell/>
          <table:table-cell table:formula="of:=MATCH(ORG.LIBREOFFICE.REGEX([.E5]; (.); $1-); [.B8:.B10]; 0)" office:value-type="string" office:string-value="" calcext:value-type="error">
            <text:p>Err:5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xxxxxxx</text:p>
          </table:table-cell>
          <table:table-cell office:value-type="string" calcext:value-type="string">
            <text:p>no match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ORG.LIBREOFFICE.REGEX([.E5]; &quot;(.)&quot;; &quot;[$1x]&quot;;&quot;g&quot;)" office:value-type="string" office:string-value="[0x][0x][0x][0x][0x][0x][1x][0x]" calcext:value-type="string">
            <text:p>[0x][0x][0x][0x][0x][0x][1x][0x]</text:p>
          </table:table-cell>
          <table:table-cell/>
        </table:table-row>
        <table:table-row table:style-name="ro1">
          <table:table-cell table:number-columns-repeated="4"/>
          <table:table-cell table:formula="of:=VLOOKUP([.E12]; [.B8:.C11]; 2; 0)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2:27.452797777</meta:creation-date>
    <dc:date>2025-11-28T23:42:37.294039658</dc:date>
    <meta:editing-duration>PT5H25M16S</meta:editing-duration>
    <meta:editing-cycles>13</meta:editing-cycles>
    <meta:generator>LibreOffice/7.3.7.2$Linux_X86_64 LibreOffice_project/30$Build-2</meta:generator>
    <meta:document-statistic meta:table-count="5" meta:cell-count="1872" meta:object-count="0"/>
  </office:meta>
</office:document-meta>
</file>